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Segoe UI Symbol" svg:font-family="&quot;Segoe UI Symbol&quot;"/>
    <style:font-face style:name="細明體" svg:font-family="細明體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32_2" style:data-style-name="N48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_19968__33324__32_2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32_2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32_2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_32_2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32_2" style:data-style-name="N5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32_2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21315__20998__20301__91_0_93__32_2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2" style:data-style-name="N50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2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19968__33324__32_2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32_2" style:data-style-name="N5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32_2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_19968__33324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19968__33324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2" style:data-style-name="N50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2" style:data-style-name="N50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2" style:data-style-name="N50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2" style:data-style-name="N50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2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2" style:data-style-name="N5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ce52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5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4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6" style:family="table-cell" style:parent-style-name="Default" style:data-style-name="N48">
      <style:table-cell-properties fo:background-color="#FFFFFF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9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0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3" style:family="table-cell" style:parent-style-name="_19968__33324__32_2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2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2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2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1" style:family="table-cell" style:parent-style-name="_19968__33324__32_2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32_3" style:data-style-name="N48">
      <style:table-cell-properties style:vertical-align="automatic" fo:background-color="#FFFFFF"/>
    </style:style>
    <style:style style:name="ce73" style:family="table-cell" style:parent-style-name="_19968__33324__32_3" style:data-style-name="N0">
      <style:table-cell-properties style:vertical-align="automatic" fo:background-color="#FFFFFF"/>
    </style:style>
    <style:style style:name="ce7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5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9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4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96" style:family="table-cell" style:parent-style-name="_19968__33324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2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5" style:family="table-cell" style:parent-style-name="_19968__33324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91_0_93__32_2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21315__20998__20301__91_0_93__32_2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3" style:family="table-cell" style:parent-style-name="_21315__20998__20301__91_0_93__32_2" style:data-style-name="N5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91_0_93__32_2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91_0_93__32_2" style:data-style-name="N5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91_0_93__32_2" style:data-style-name="N5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" style:data-style-name="N5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2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4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5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7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9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19968__33324__Book2" style:data-style-name="N5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Book3" style:data-style-name="N5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49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0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1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2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23.25pt" style:use-optimal-row-height="false" fo:break-before="auto"/>
    </style:style>
    <style:style style:name="ro23" style:family="table-row">
      <style:table-row-properties style:row-height="8.45pt" style:use-optimal-row-height="false" fo:break-before="auto"/>
    </style:style>
    <style:style style:name="ro24" style:family="table-row">
      <style:table-row-properties style:row-height="22.15pt" style:use-optimal-row-height="false" fo:break-before="auto"/>
    </style:style>
    <style:style style:name="ro25" style:family="table-row">
      <style:table-row-properties style:row-height="30.2pt" style:use-optimal-row-height="false" fo:break-before="auto"/>
    </style:style>
    <style:style style:name="ro26" style:family="table-row">
      <style:table-row-properties style:row-height="12.2pt" style:use-optimal-row-height="false" fo:break-before="auto"/>
    </style:style>
    <style:style style:name="ro2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8" table:default-cell-style-name="ce2"/>
        <table:table-column table:style-name="co1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" table:number-columns-repeated="2" table:default-cell-style-name="ce2"/>
        <table:table-column table:style-name="co11" table:number-columns-repeated="4" table:default-cell-style-name="ce2"/>
        <table:table-column table:style-name="co10" table:number-columns-repeated="3" table:default-cell-style-name="ce2"/>
        <table:table-column table:style-name="co12" table:number-columns-repeated="16353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55">
            <text:p>民 國 111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57">
            <text:p>民 國 111 年 12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7">單位：人；</text:span>‰<text:span text:style-name="T7">；對</text:span></text:p>
          </table:table-cell>
          <table:table-cell table:number-columns-repeated="16353" table:style-name="ce5"/>
        </table:table-row>
        <table:table-row table:style-name="ro4">
          <table:table-cell office:value-type="string" table:number-columns-spanned="2" table:number-rows-spanned="4" table:style-name="ce58">
            <text:p><text:span text:style-name="T7">年月別</text:span></text:p>
          </table:table-cell>
          <table:covered-table-cell/>
          <table:table-cell table:style-name="ce6"/>
          <table:table-cell office:value-type="string" table:style-name="ce7">
            <text:p><text:span text:style-name="T7">人</text:span></text:p>
          </table:table-cell>
          <table:table-cell office:value-type="string" table:style-name="ce7">
            <text:p><text:span text:style-name="T7">口</text:span></text:p>
          </table:table-cell>
          <table:table-cell office:value-type="string" table:style-name="ce7">
            <text:p><text:span text:style-name="T7">數</text:span></text:p>
          </table:table-cell>
          <table:table-cell office:value-type="string" table:number-columns-spanned="4" table:number-rows-spanned="1" table:style-name="ce59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59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59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59">
            <text:p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59">
            <text:p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60">
            <text:p><text:span text:style-name="T7">遷入</text:span><text:span text:style-name="T7"/></text:p>
            <text:p><text:span text:style-name="T7">人數</text:span></text:p>
          </table:table-cell>
          <table:table-cell office:value-type="string" table:number-columns-spanned="1" table:number-rows-spanned="4" table:style-name="ce60">
            <text:p><text:span text:style-name="T7">遷出</text:span><text:span text:style-name="T7"/></text:p>
            <text:p><text:span text:style-name="T7">人數</text:span></text:p>
          </table:table-cell>
          <table:table-cell office:value-type="string" table:number-columns-spanned="1" table:number-rows-spanned="4" table:style-name="ce61">
            <text:p>原住民</text:p>
            <text:p>人口數</text:p>
          </table:table-cell>
          <table:table-cell table:number-columns-repeated="16353" table:style-name="ce5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62">
            <text:p><text:span text:style-name="T7">戶　數</text:span></text:p>
          </table:table-cell>
          <table:table-cell table:number-columns-repeated="3" table:style-name="ce9"/>
          <table:table-cell office:value-type="string" table:number-columns-spanned="1" table:number-rows-spanned="3" table:style-name="ce59">
            <text:p><text:span text:style-name="T7">計</text:span></text:p>
          </table:table-cell>
          <table:table-cell office:value-type="string" table:number-columns-spanned="1" table:number-rows-spanned="3" table:style-name="ce59">
            <text:p><text:span text:style-name="T7">男</text:span></text:p>
          </table:table-cell>
          <table:table-cell office:value-type="string" table:number-columns-spanned="1" table:number-rows-spanned="3" table:style-name="ce59">
            <text:p><text:span text:style-name="T7">女</text:span></text:p>
          </table:table-cell>
          <table:table-cell office:value-type="string" table:style-name="ce10">
            <text:p><text:span text:style-name="T7">折合年</text:span></text:p>
          </table:table-cell>
          <table:table-cell office:value-type="string" table:number-columns-spanned="1" table:number-rows-spanned="3" table:style-name="ce59">
            <text:p><text:span text:style-name="T7">計</text:span></text:p>
          </table:table-cell>
          <table:table-cell office:value-type="string" table:number-columns-spanned="1" table:number-rows-spanned="3" table:style-name="ce59">
            <text:p><text:span text:style-name="T7">男</text:span></text:p>
          </table:table-cell>
          <table:table-cell office:value-type="string" table:number-columns-spanned="1" table:number-rows-spanned="3" table:style-name="ce59">
            <text:p><text:span text:style-name="T7">女</text:span></text:p>
          </table:table-cell>
          <table:table-cell office:value-type="string" table:style-name="ce11">
            <text:p><text:span text:style-name="T7">折合年</text:span></text:p>
          </table:table-cell>
          <table:table-cell office:value-type="string" table:style-name="ce9">
            <text:p><text:s/></text:p>
          </table:table-cell>
          <table:table-cell office:value-type="string" table:style-name="ce12">
            <text:p><text:span text:style-name="T7">折合年自</text:span></text:p>
          </table:table-cell>
          <table:table-cell office:value-type="string" table:number-columns-spanned="1" table:number-rows-spanned="3" table:style-name="ce59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60">
            <text:p><text:span text:style-name="T7">不同性別</text:span></text:p>
          </table:table-cell>
          <table:table-cell office:value-type="string" table:number-columns-spanned="3" table:number-rows-spanned="1" table:style-name="ce59">
            <text:p><text:span text:style-name="T7">相同性別</text:span></text:p>
          </table:table-cell>
          <table:covered-table-cell table:number-columns-repeated="2"/>
          <table:table-cell office:value-type="string" table:style-name="ce11">
            <text:p><text:span text:style-name="T7">折合年</text:span></text:p>
          </table:table-cell>
          <table:table-cell office:value-type="string" table:number-columns-spanned="1" table:number-rows-spanned="3" table:style-name="ce59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60">
            <text:p><text:span text:style-name="T7">不同性別</text:span></text:p>
          </table:table-cell>
          <table:table-cell office:value-type="string" table:number-columns-spanned="3" table:number-rows-spanned="1" table:style-name="ce59">
            <text:p><text:span text:style-name="T7">相同性別</text:span></text:p>
          </table:table-cell>
          <table:covered-table-cell table:number-columns-repeated="2"/>
          <table:table-cell office:value-type="string" table:style-name="ce11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 table:style-name="ce5"/>
        </table:table-row>
        <table:table-row table:style-name="ro3">
          <table:covered-table-cell/>
          <table:covered-table-cell/>
          <table:covered-table-cell/>
          <table:table-cell office:value-type="string" table:style-name="ce8">
            <text:p><text:span text:style-name="T7">計</text:span></text:p>
          </table:table-cell>
          <table:table-cell office:value-type="string" table:style-name="ce8">
            <text:p><text:span text:style-name="T7">男</text:span></text:p>
          </table:table-cell>
          <table:table-cell office:value-type="string" table:style-name="ce8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死亡率</text:span></text:p>
          </table:table-cell>
          <table:table-cell office:value-type="string" table:style-name="ce8">
            <text:p><text:span text:style-name="T7">人數</text:span></text:p>
          </table:table-cell>
          <table:table-cell office:value-type="string" table:style-name="ce12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59">
            <text:p><text:span text:style-name="T7">計</text:span></text:p>
          </table:table-cell>
          <table:table-cell office:value-type="string" table:number-columns-spanned="1" table:number-rows-spanned="2" table:style-name="ce59">
            <text:p><text:span text:style-name="T7">男</text:span></text:p>
          </table:table-cell>
          <table:table-cell office:value-type="string" table:number-columns-spanned="1" table:number-rows-spanned="2" table:style-name="ce63">
            <text:p><text:span text:style-name="T7">女</text:span></text:p>
          </table:table-cell>
          <table:table-cell office:value-type="string" table:style-name="ce1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59">
            <text:p><text:span text:style-name="T7">計</text:span></text:p>
          </table:table-cell>
          <table:table-cell office:value-type="string" table:number-columns-spanned="1" table:number-rows-spanned="2" table:style-name="ce59">
            <text:p><text:span text:style-name="T7">男</text:span></text:p>
          </table:table-cell>
          <table:table-cell office:value-type="string" table:number-columns-spanned="1" table:number-rows-spanned="2" table:style-name="ce63">
            <text:p><text:span text:style-name="T7">女</text:span></text:p>
          </table:table-cell>
          <table:table-cell office:value-type="string" table:style-name="ce1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 table:style-name="ce5"/>
        </table:table-row>
        <table:table-row table:style-name="ro5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 table:style-name="ce5"/>
        </table:table-row>
        <table:table-row table:style-name="ro6">
          <table:table-cell table:style-name="ce10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office:value-type="float" office:value="0" table:style-name="ce22">
            <text:p>—</text:p>
          </table:table-cell>
          <table:table-cell table:number-columns-repeated="2" table:style-name="ce10"/>
          <table:table-cell table:style-name="ce21"/>
          <table:table-cell table:number-columns-repeated="3" table:style-name="ce10"/>
          <table:table-cell table:style-name="ce21"/>
          <table:table-cell office:value-type="float" office:value="0" table:style-name="ce23">
            <text:p>—</text:p>
          </table:table-cell>
          <table:table-cell table:style-name="ce12"/>
          <table:table-cell table:style-name="ce10"/>
          <table:table-cell table:style-name="ce24"/>
          <table:table-cell table:number-columns-repeated="2" table:style-name="ce10"/>
          <table:table-cell table:number-columns-repeated="2" table:style-name="ce21"/>
          <table:table-cell table:style-name="ce10"/>
          <table:table-cell table:style-name="ce24"/>
          <table:table-cell table:number-columns-repeated="2" table:style-name="ce10"/>
          <table:table-cell table:number-columns-repeated="2" table:style-name="ce21"/>
          <table:table-cell table:number-columns-repeated="2" table:style-name="ce10"/>
          <table:table-cell table:style-name="ce25"/>
          <table:table-cell table:number-columns-repeated="16353" table:style-name="ce5"/>
        </table:table-row>
        <table:table-row table:style-name="ro7">
          <table:table-cell office:value-type="string" table:number-columns-spanned="2" table:number-rows-spanned="1" table:style-name="ce64">
            <text:p>40<text:s/><text:span text:style-name="T9">年</text:span>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6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26">
            <text:p>3,858</text:p>
          </table:table-cell>
          <table:table-cell table:number-columns-repeated="3" table:style-name="ce26"/>
          <table:table-cell office:value-type="float" office:value="0.5" table:style-name="ce27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4">
            <text:p>50<text:s/><text:span text:style-name="T9">年</text:span>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6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26">
            <text:p>4,487</text:p>
          </table:table-cell>
          <table:table-cell table:number-columns-repeated="3" table:style-name="ce26"/>
          <table:table-cell office:value-type="float" office:value="0.4" table:style-name="ce27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4">
            <text:p>60<text:s/><text:span text:style-name="T9">年</text:span>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6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26">
            <text:p>5,310</text:p>
          </table:table-cell>
          <table:table-cell table:number-columns-repeated="3" table:style-name="ce26"/>
          <table:table-cell office:value-type="float" office:value="0.36" table:style-name="ce27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64">
            <text:p>70<text:s/><text:span text:style-name="T9">年</text:span>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6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26">
            <text:p>14,875</text:p>
          </table:table-cell>
          <table:table-cell table:number-columns-repeated="3" table:style-name="ce26"/>
          <table:table-cell office:value-type="float" office:value="0.83" table:style-name="ce27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80<text:s/><text:span text:style-name="T9">年</text:span>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6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26">
            <text:p>28,298</text:p>
          </table:table-cell>
          <table:table-cell table:number-columns-repeated="3" table:style-name="ce26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90<text:s/><text:span text:style-name="T9">年</text:span>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26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26">
            <text:p>56,538</text:p>
          </table:table-cell>
          <table:table-cell table:number-columns-repeated="3" table:style-name="ce26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95<text:s/><text:span text:style-name="T9">年</text:span>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26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26">
            <text:p>64,540</text:p>
          </table:table-cell>
          <table:table-cell table:number-columns-repeated="3" table:style-name="ce26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4">
            <text:p>96<text:s/><text:span text:style-name="T9">年</text:span>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27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26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26">
            <text:p>58,518</text:p>
          </table:table-cell>
          <table:table-cell table:number-columns-repeated="3" table:style-name="ce26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4">
            <text:p>97<text:s/><text:span text:style-name="T9">年</text:span>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26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26">
            <text:p>55,995</text:p>
          </table:table-cell>
          <table:table-cell table:number-columns-repeated="3" table:style-name="ce26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4">
            <text:p>98<text:s/><text:span text:style-name="T9">年</text:span>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26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26">
            <text:p>57,223</text:p>
          </table:table-cell>
          <table:table-cell table:number-columns-repeated="3" table:style-name="ce26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4">
            <text:p>99<text:s/><text:span text:style-name="T9">年</text:span>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26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26">
            <text:p>58,115</text:p>
          </table:table-cell>
          <table:table-cell table:number-columns-repeated="3" table:style-name="ce26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0<text:span text:style-name="T9">年</text:span>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27">
            <text:p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27">
            <text:p>6.59</text:p>
          </table:table-cell>
          <table:table-cell office:value-type="float" office:value="43712" table:style-name="ce26">
            <text:p>43,712</text:p>
          </table:table-cell>
          <table:table-cell office:value-type="float" office:value="1.88" table:style-name="ce28">
            <text:p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27">
            <text:p>7.13</text:p>
          </table:table-cell>
          <table:table-cell table:style-name="ce26"/>
          <table:table-cell office:value-type="float" office:value="57008" table:style-name="ce26">
            <text:p>57,008</text:p>
          </table:table-cell>
          <table:table-cell table:number-columns-repeated="3" table:style-name="ce26"/>
          <table:table-cell office:value-type="float" office:value="2.46" table:style-name="ce27">
            <text:p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1<text:span text:style-name="T9">年</text:span>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27">
            <text:p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27">
            <text:p>6.63</text:p>
          </table:table-cell>
          <table:table-cell office:value-type="float" office:value="75230" table:style-name="ce26">
            <text:p>75,230</text:p>
          </table:table-cell>
          <table:table-cell office:value-type="float" office:value="3.23" table:style-name="ce28">
            <text:p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27">
            <text:p>6.16</text:p>
          </table:table-cell>
          <table:table-cell table:style-name="ce26"/>
          <table:table-cell office:value-type="float" office:value="55980" table:style-name="ce26">
            <text:p>55,980</text:p>
          </table:table-cell>
          <table:table-cell table:number-columns-repeated="3" table:style-name="ce26"/>
          <table:table-cell office:value-type="float" office:value="2.41" table:style-name="ce27">
            <text:p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2<text:span text:style-name="T9">年</text:span>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27">
            <text:p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27">
            <text:p>6.68</text:p>
          </table:table-cell>
          <table:table-cell office:value-type="float" office:value="43205" table:style-name="ce26">
            <text:p>43,205</text:p>
          </table:table-cell>
          <table:table-cell office:value-type="float" office:value="1.85" table:style-name="ce28">
            <text:p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27">
            <text:p>6.32</text:p>
          </table:table-cell>
          <table:table-cell table:style-name="ce26"/>
          <table:table-cell office:value-type="float" office:value="53604" table:style-name="ce26">
            <text:p>53,604</text:p>
          </table:table-cell>
          <table:table-cell table:number-columns-repeated="3" table:style-name="ce26"/>
          <table:table-cell office:value-type="float" office:value="2.2999999999999998" table:style-name="ce27">
            <text:p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3<text:span text:style-name="T9">年</text:span>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27">
            <text:p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27">
            <text:p>7.00</text:p>
          </table:table-cell>
          <table:table-cell office:value-type="float" office:value="46454" table:style-name="ce26">
            <text:p>46,454</text:p>
          </table:table-cell>
          <table:table-cell office:value-type="float" office:value="1.98" table:style-name="ce28">
            <text:p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27">
            <text:p>6.38</text:p>
          </table:table-cell>
          <table:table-cell table:style-name="ce26"/>
          <table:table-cell office:value-type="float" office:value="53190" table:style-name="ce26">
            <text:p>53,190</text:p>
          </table:table-cell>
          <table:table-cell table:number-columns-repeated="3" table:style-name="ce26"/>
          <table:table-cell office:value-type="float" office:value="2.27" table:style-name="ce27">
            <text:p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4<text:span text:style-name="T9">年</text:span>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27">
            <text:p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27">
            <text:p>6.98</text:p>
          </table:table-cell>
          <table:table-cell office:value-type="float" office:value="49740" table:style-name="ce26">
            <text:p>49,740</text:p>
          </table:table-cell>
          <table:table-cell office:value-type="float" office:value="2.12" table:style-name="ce28">
            <text:p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27">
            <text:p>6.58</text:p>
          </table:table-cell>
          <table:table-cell table:style-name="ce26"/>
          <table:table-cell office:value-type="float" office:value="53459" table:style-name="ce26">
            <text:p>53,459</text:p>
          </table:table-cell>
          <table:table-cell table:number-columns-repeated="3" table:style-name="ce26"/>
          <table:table-cell office:value-type="float" office:value="2.2799999999999998" table:style-name="ce27">
            <text:p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5<text:span text:style-name="T9">年</text:span>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27">
            <text:p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27">
            <text:p>7.33</text:p>
          </table:table-cell>
          <table:table-cell office:value-type="float" office:value="36035" table:style-name="ce26">
            <text:p>36,035</text:p>
          </table:table-cell>
          <table:table-cell office:value-type="float" office:value="1.53" table:style-name="ce28">
            <text:p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27">
            <text:p>6.29</text:p>
          </table:table-cell>
          <table:table-cell table:style-name="ce26"/>
          <table:table-cell office:value-type="float" office:value="53837" table:style-name="ce26">
            <text:p>53,837</text:p>
          </table:table-cell>
          <table:table-cell table:number-columns-repeated="3" table:style-name="ce26"/>
          <table:table-cell office:value-type="float" office:value="2.29" table:style-name="ce27">
            <text:p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6<text:span text:style-name="T9">年</text:span>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27">
            <text:p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27">
            <text:p>7.27</text:p>
          </table:table-cell>
          <table:table-cell office:value-type="float" office:value="22602" table:style-name="ce26">
            <text:p>22,602</text:p>
          </table:table-cell>
          <table:table-cell office:value-type="float" office:value="0.96" table:style-name="ce28">
            <text:p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27">
            <text:p>5.86</text:p>
          </table:table-cell>
          <table:table-cell table:style-name="ce26"/>
          <table:table-cell office:value-type="float" office:value="54412" table:style-name="ce26">
            <text:p>54,412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7<text:span text:style-name="T9">年</text:span>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27">
            <text:p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27">
            <text:p>7.33</text:p>
          </table:table-cell>
          <table:table-cell office:value-type="float" office:value="8817" table:style-name="ce26">
            <text:p>8,817</text:p>
          </table:table-cell>
          <table:table-cell office:value-type="float" office:value="0.37" table:style-name="ce28">
            <text:p>0.37</text:p>
          </table:table-cell>
          <table:table-cell table:style-name="ce26"/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27">
            <text:p>5.74</text:p>
          </table:table-cell>
          <table:table-cell table:style-name="ce26"/>
          <table:table-cell office:value-type="float" office:value="54443" table:style-name="ce26">
            <text:p>54,443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8<text:span text:style-name="T9">年</text:span></text:p>
          </table:table-cell>
          <table:covered-table-cell/>
          <table:table-cell office:value-type="float" office:value="8832745" table:style-name="ce26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27">
            <text:p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27">
            <text:p>7.47</text:p>
          </table:table-cell>
          <table:table-cell office:value-type="float" office:value="1471" table:style-name="ce26">
            <text:p>1,471</text:p>
          </table:table-cell>
          <table:table-cell office:value-type="float" office:value="6.2E-2" table:style-name="ce28">
            <text:p>0.06</text:p>
          </table:table-cell>
          <table:table-cell office:value-type="float" office:value="134524" table:style-name="ce26">
            <text:p>134,524</text:p>
          </table:table-cell>
          <table:table-cell office:value-type="float" office:value="131585" table:style-name="ce26">
            <text:p>131,585</text:p>
          </table:table-cell>
          <table:table-cell office:value-type="float" office:value="2939" table:style-name="ce26">
            <text:p>2,939</text:p>
          </table:table-cell>
          <table:table-cell office:value-type="float" office:value="928" table:style-name="ce26">
            <text:p>928</text:p>
          </table:table-cell>
          <table:table-cell office:value-type="float" office:value="2011" table:style-name="ce26">
            <text:p>2,011</text:p>
          </table:table-cell>
          <table:table-cell office:value-type="float" office:value="5.7" table:style-name="ce27">
            <text:p>5.70</text:p>
          </table:table-cell>
          <table:table-cell office:value-type="float" office:value="54473" table:style-name="ce26">
            <text:p>54,473</text:p>
          </table:table-cell>
          <table:table-cell office:value-type="float" office:value="54363" table:style-name="ce26">
            <text:p>54,363</text:p>
          </table:table-cell>
          <table:table-cell office:value-type="float" office:value="110" table:style-name="ce26">
            <text:p>110</text:p>
          </table:table-cell>
          <table:table-cell office:value-type="float" office:value="50" table:style-name="ce26">
            <text:p>50</text:p>
          </table:table-cell>
          <table:table-cell office:value-type="float" office:value="60" table:style-name="ce26">
            <text:p>60</text:p>
          </table:table-cell>
          <table:table-cell office:value-type="float" office:value="2.31" table:style-name="ce27">
            <text:p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26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09<text:span text:style-name="T9">年</text:span></text:p>
          </table:table-cell>
          <table:covered-table-cell/>
          <table:table-cell office:value-type="float" office:value="8933814" table:style-name="ce26">
            <text:p>8,933,814</text:p>
          </table:table-cell>
          <table:table-cell office:value-type="float" office:value="23561236" table:style-name="ce26">
            <text:p>23,561,236</text:p>
          </table:table-cell>
          <table:table-cell office:value-type="float" office:value="11673765" table:style-name="ce26">
            <text:p>11,673,765</text:p>
          </table:table-cell>
          <table:table-cell office:value-type="float" office:value="11887471" table:style-name="ce26">
            <text:p>11,887,471</text:p>
          </table:table-cell>
          <table:table-cell office:value-type="float" office:value="165249" table:style-name="ce26">
            <text:p>165,249</text:p>
          </table:table-cell>
          <table:table-cell office:value-type="float" office:value="85704" table:style-name="ce26">
            <text:p>85,704</text:p>
          </table:table-cell>
          <table:table-cell office:value-type="float" office:value="79545" table:style-name="ce26">
            <text:p>79,545</text:p>
          </table:table-cell>
          <table:table-cell office:value-type="float" office:value="7.0073678731589624" table:style-name="ce32">
            <text:p>7.01</text:p>
          </table:table-cell>
          <table:table-cell office:value-type="float" office:value="173156" table:style-name="ce26">
            <text:p>173,156</text:p>
          </table:table-cell>
          <table:table-cell office:value-type="float" office:value="101468" table:style-name="ce26">
            <text:p>101,468</text:p>
          </table:table-cell>
          <table:table-cell office:value-type="float" office:value="71688" table:style-name="ce26">
            <text:p>71,688</text:p>
          </table:table-cell>
          <table:table-cell office:value-type="float" office:value="7.342663443922282" table:style-name="ce32">
            <text:p>7.34</text:p>
          </table:table-cell>
          <table:table-cell office:value-type="float" office:value="-7907" table:style-name="ce26">
            <text:p>–7,907</text:p>
          </table:table-cell>
          <table:table-cell office:value-type="float" office:value="-0.33529557076332028" table:style-name="ce33">
            <text:p>–0.34</text:p>
          </table:table-cell>
          <table:table-cell office:value-type="float" office:value="121702" table:style-name="ce26">
            <text:p>121,702</text:p>
          </table:table-cell>
          <table:table-cell office:value-type="float" office:value="119315" table:style-name="ce26">
            <text:p>119,315</text:p>
          </table:table-cell>
          <table:table-cell office:value-type="float" office:value="2387" table:style-name="ce26">
            <text:p>2,387</text:p>
          </table:table-cell>
          <table:table-cell office:value-type="float" office:value="674" table:style-name="ce26">
            <text:p>674</text:p>
          </table:table-cell>
          <table:table-cell office:value-type="float" office:value="1713" table:style-name="ce26">
            <text:p>1,713</text:p>
          </table:table-cell>
          <table:table-cell office:value-type="float" office:value="5.1607615471149115" table:style-name="ce32">
            <text:p>5.16</text:p>
          </table:table-cell>
          <table:table-cell office:value-type="float" office:value="51680" table:style-name="ce26">
            <text:p>51,680</text:p>
          </table:table-cell>
          <table:table-cell office:value-type="float" office:value="51309" table:style-name="ce26">
            <text:p>51,309</text:p>
          </table:table-cell>
          <table:table-cell office:value-type="float" office:value="371" table:style-name="ce26">
            <text:p>371</text:p>
          </table:table-cell>
          <table:table-cell office:value-type="float" office:value="100" table:style-name="ce26">
            <text:p>100</text:p>
          </table:table-cell>
          <table:table-cell office:value-type="float" office:value="271" table:style-name="ce26">
            <text:p>271</text:p>
          </table:table-cell>
          <table:table-cell office:value-type="float" office:value="2.1914854049637524" table:style-name="ce32">
            <text:p>2.19</text:p>
          </table:table-cell>
          <table:table-cell office:value-type="float" office:value="946251" table:style-name="ce26">
            <text:p>946,251</text:p>
          </table:table-cell>
          <table:table-cell office:value-type="float" office:value="980229" table:style-name="ce26">
            <text:p>980,229</text:p>
          </table:table-cell>
          <table:table-cell office:value-type="float" office:value="576792" table:style-name="ce26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4">
            <text:p>110<text:span text:style-name="T9">年</text:span></text:p>
          </table:table-cell>
          <table:covered-table-cell/>
          <table:table-cell office:value-type="float" office:value="9006580" table:style-name="ce26">
            <text:p>9,006,580</text:p>
          </table:table-cell>
          <table:table-cell office:value-type="float" office:value="23375314" table:style-name="ce26">
            <text:p>23,375,314</text:p>
          </table:table-cell>
          <table:table-cell office:value-type="float" office:value="11578696" table:style-name="ce26">
            <text:p>11,578,696</text:p>
          </table:table-cell>
          <table:table-cell office:value-type="float" office:value="11796618" table:style-name="ce26">
            <text:p>11,796,618</text:p>
          </table:table-cell>
          <table:table-cell office:value-type="float" office:value="153820" table:style-name="ce26">
            <text:p>153,820</text:p>
          </table:table-cell>
          <table:table-cell office:value-type="float" office:value="79513" table:style-name="ce26">
            <text:p>79,513</text:p>
          </table:table-cell>
          <table:table-cell office:value-type="float" office:value="74307" table:style-name="ce26">
            <text:p>74,307</text:p>
          </table:table-cell>
          <table:table-cell office:value-type="float" office:value="6.5543803283368716" table:style-name="ce32">
            <text:p>6.55</text:p>
          </table:table-cell>
          <table:table-cell office:value-type="float" office:value="183732" table:style-name="ce26">
            <text:p>183,732</text:p>
          </table:table-cell>
          <table:table-cell office:value-type="float" office:value="106877" table:style-name="ce26">
            <text:p>106,877</text:p>
          </table:table-cell>
          <table:table-cell office:value-type="float" office:value="76855" table:style-name="ce26">
            <text:p>76,855</text:p>
          </table:table-cell>
          <table:table-cell office:value-type="float" office:value="7.8289520640098162" table:style-name="ce32">
            <text:p>7.83</text:p>
          </table:table-cell>
          <table:table-cell office:value-type="float" office:value="-29912" table:style-name="ce26">
            <text:p>–29,912</text:p>
          </table:table-cell>
          <table:table-cell office:value-type="float" office:value="-1.2745717356729458" table:style-name="ce33">
            <text:p>–1.27</text:p>
          </table:table-cell>
          <table:table-cell office:value-type="float" office:value="114606" table:style-name="ce26">
            <text:p>114,606</text:p>
          </table:table-cell>
          <table:table-cell office:value-type="float" office:value="112750" table:style-name="ce26">
            <text:p>112,750</text:p>
          </table:table-cell>
          <table:table-cell office:value-type="float" office:value="1856" table:style-name="ce26">
            <text:p>1,856</text:p>
          </table:table-cell>
          <table:table-cell office:value-type="float" office:value="535" table:style-name="ce26">
            <text:p>535</text:p>
          </table:table-cell>
          <table:table-cell office:value-type="float" office:value="1321" table:style-name="ce26">
            <text:p>1,321</text:p>
          </table:table-cell>
          <table:table-cell office:value-type="float" office:value="4.8834437128421246" table:style-name="ce32">
            <text:p>4.88</text:p>
          </table:table-cell>
          <table:table-cell office:value-type="float" office:value="47887" table:style-name="ce26">
            <text:p>47,887</text:p>
          </table:table-cell>
          <table:table-cell office:value-type="float" office:value="47379" table:style-name="ce26">
            <text:p>47,379</text:p>
          </table:table-cell>
          <table:table-cell office:value-type="float" office:value="508" table:style-name="ce26">
            <text:p>508</text:p>
          </table:table-cell>
          <table:table-cell office:value-type="float" office:value="126" table:style-name="ce26">
            <text:p>126</text:p>
          </table:table-cell>
          <table:table-cell office:value-type="float" office:value="382" table:style-name="ce26">
            <text:p>382</text:p>
          </table:table-cell>
          <table:table-cell office:value-type="float" office:value="2.040499354980287" table:style-name="ce32">
            <text:p>2.04</text:p>
          </table:table-cell>
          <table:table-cell office:value-type="float" office:value="920703" table:style-name="ce26">
            <text:p>920,703</text:p>
          </table:table-cell>
          <table:table-cell office:value-type="float" office:value="1076713" table:style-name="ce26">
            <text:p>1,076,713</text:p>
          </table:table-cell>
          <table:table-cell office:value-type="float" office:value="580758" table:style-name="ce26">
            <text:p>580,758</text:p>
          </table:table-cell>
          <table:table-cell table:number-columns-repeated="16353" table:style-name="ce34"/>
        </table:table-row>
        <table:table-row table:style-name="ro3" table:visibility="collapse">
          <table:table-cell office:value-type="string" table:number-columns-spanned="2" table:number-rows-spanned="1" table:style-name="ce65">
            <text:p>1月</text:p>
          </table:table-cell>
          <table:covered-table-cell/>
          <table:table-cell office:value-type="float" office:value="8938484" table:style-name="ce35">
            <text:p><text:s text:c="3"/>8,938,484</text:p>
          </table:table-cell>
          <table:table-cell office:value-type="float" office:value="23548633" table:style-name="ce35">
            <text:p><text:s text:c="3"/>23,548,633</text:p>
          </table:table-cell>
          <table:table-cell office:value-type="float" office:value="11666663" table:style-name="ce35">
            <text:p><text:s text:c="3"/>11,666,663</text:p>
          </table:table-cell>
          <table:table-cell office:value-type="float" office:value="11881970" table:style-name="ce35">
            <text:p><text:s text:c="3"/>11,881,970</text:p>
          </table:table-cell>
          <table:table-cell office:value-type="float" office:value="9601" table:style-name="ce35">
            <text:p><text:s text:c="3"/>9,601</text:p>
          </table:table-cell>
          <table:table-cell office:value-type="float" office:value="4906" table:style-name="ce35">
            <text:p><text:s text:c="3"/>4,906</text:p>
          </table:table-cell>
          <table:table-cell office:value-type="float" office:value="4695" table:style-name="ce35">
            <text:p><text:s text:c="3"/>4,695</text:p>
          </table:table-cell>
          <table:table-cell office:value-type="float" office:value="4.7991656380137497" table:style-name="ce36">
            <text:p>4.80</text:p>
          </table:table-cell>
          <table:table-cell office:value-type="float" office:value="16332" table:style-name="ce35">
            <text:p><text:s text:c="3"/>16,332</text:p>
          </table:table-cell>
          <table:table-cell office:value-type="float" office:value="9566" table:style-name="ce35">
            <text:p><text:s text:c="3"/>9,566</text:p>
          </table:table-cell>
          <table:table-cell office:value-type="float" office:value="6766" table:style-name="ce35">
            <text:p><text:s text:c="3"/>6,766</text:p>
          </table:table-cell>
          <table:table-cell office:value-type="float" office:value="8.1637301531132707" table:style-name="ce36">
            <text:p>8.16</text:p>
          </table:table-cell>
          <table:table-cell office:value-type="float" office:value="-6731" table:style-name="ce35">
            <text:p>－ <text:s/>6,731</text:p>
          </table:table-cell>
          <table:table-cell office:value-type="float" office:value="-3.36456451509952" table:style-name="ce37">
            <text:p>－ <text:s/>3.36</text:p>
          </table:table-cell>
          <table:table-cell office:value-type="float" office:value="10619" table:style-name="ce35">
            <text:p><text:s text:c="3"/>10,619</text:p>
          </table:table-cell>
          <table:table-cell office:value-type="float" office:value="10486" table:style-name="ce35">
            <text:p><text:s text:c="3"/>10,486</text:p>
          </table:table-cell>
          <table:table-cell office:value-type="float" office:value="133" table:style-name="ce35">
            <text:p><text:s text:c="3"/>133</text:p>
          </table:table-cell>
          <table:table-cell office:value-type="float" office:value="42" table:style-name="ce35">
            <text:p><text:s text:c="3"/>42</text:p>
          </table:table-cell>
          <table:table-cell office:value-type="float" office:value="91" table:style-name="ce35">
            <text:p><text:s text:c="3"/>91</text:p>
          </table:table-cell>
          <table:table-cell office:value-type="float" office:value="5.3080241547826201" table:style-name="ce36">
            <text:p>5.31</text:p>
          </table:table-cell>
          <table:table-cell office:value-type="float" office:value="3601" table:style-name="ce35">
            <text:p><text:s text:c="3"/>3,601</text:p>
          </table:table-cell>
          <table:table-cell office:value-type="float" office:value="3566" table:style-name="ce35">
            <text:p><text:s text:c="3"/>3,566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26" table:style-name="ce35">
            <text:p><text:s text:c="3"/>26</text:p>
          </table:table-cell>
          <table:table-cell office:value-type="float" office:value="1.79999952739168" table:style-name="ce36">
            <text:p>1.80</text:p>
          </table:table-cell>
          <table:table-cell office:value-type="float" office:value="69158" table:style-name="ce35">
            <text:p><text:s text:c="3"/>69,158</text:p>
          </table:table-cell>
          <table:table-cell office:value-type="float" office:value="75030" table:style-name="ce35">
            <text:p><text:s text:c="3"/>75,030</text:p>
          </table:table-cell>
          <table:table-cell office:value-type="float" office:value="577029" table:style-name="ce35">
            <text:p><text:s text:c="3"/>577,029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2月</text:p>
          </table:table-cell>
          <table:covered-table-cell/>
          <table:table-cell office:value-type="float" office:value="8942698" table:style-name="ce35">
            <text:p><text:s text:c="3"/>8,942,698</text:p>
          </table:table-cell>
          <table:table-cell office:value-type="float" office:value="23539588" table:style-name="ce35">
            <text:p><text:s text:c="3"/>23,539,588</text:p>
          </table:table-cell>
          <table:table-cell office:value-type="float" office:value="11661640" table:style-name="ce35">
            <text:p><text:s text:c="3"/>11,661,640</text:p>
          </table:table-cell>
          <table:table-cell office:value-type="float" office:value="11877948" table:style-name="ce35">
            <text:p><text:s text:c="3"/>11,877,948</text:p>
          </table:table-cell>
          <table:table-cell office:value-type="float" office:value="11497" table:style-name="ce35">
            <text:p><text:s text:c="3"/>11,497</text:p>
          </table:table-cell>
          <table:table-cell office:value-type="float" office:value="6028" table:style-name="ce35">
            <text:p><text:s text:c="3"/>6,028</text:p>
          </table:table-cell>
          <table:table-cell office:value-type="float" office:value="5469" table:style-name="ce35">
            <text:p><text:s text:c="3"/>5,469</text:p>
          </table:table-cell>
          <table:table-cell office:value-type="float" office:value="6.3655667578886499" table:style-name="ce36">
            <text:p>6.37</text:p>
          </table:table-cell>
          <table:table-cell office:value-type="float" office:value="14856" table:style-name="ce35">
            <text:p><text:s text:c="3"/>14,856</text:p>
          </table:table-cell>
          <table:table-cell office:value-type="float" office:value="8561" table:style-name="ce35">
            <text:p><text:s text:c="3"/>8,561</text:p>
          </table:table-cell>
          <table:table-cell office:value-type="float" office:value="6295" table:style-name="ce35">
            <text:p><text:s text:c="3"/>6,295</text:p>
          </table:table-cell>
          <table:table-cell office:value-type="float" office:value="8.2253509398272406" table:style-name="ce36">
            <text:p>8.23</text:p>
          </table:table-cell>
          <table:table-cell office:value-type="float" office:value="-3359" table:style-name="ce35">
            <text:p>－ <text:s/>3,359</text:p>
          </table:table-cell>
          <table:table-cell office:value-type="float" office:value="-1.8597841819385901" table:style-name="ce37">
            <text:p>－ <text:s/>1.86</text:p>
          </table:table-cell>
          <table:table-cell office:value-type="float" office:value="7710" table:style-name="ce35">
            <text:p><text:s text:c="3"/>7,710</text:p>
          </table:table-cell>
          <table:table-cell office:value-type="float" office:value="7581" table:style-name="ce35">
            <text:p><text:s text:c="3"/>7,581</text:p>
          </table:table-cell>
          <table:table-cell office:value-type="float" office:value="129" table:style-name="ce35">
            <text:p><text:s text:c="3"/>129</text:p>
          </table:table-cell>
          <table:table-cell office:value-type="float" office:value="41" table:style-name="ce35">
            <text:p><text:s text:c="3"/>41</text:p>
          </table:table-cell>
          <table:table-cell office:value-type="float" office:value="88" table:style-name="ce35">
            <text:p><text:s text:c="3"/>88</text:p>
          </table:table-cell>
          <table:table-cell office:value-type="float" office:value="4.2688109683675304" table:style-name="ce36">
            <text:p>4.27</text:p>
          </table:table-cell>
          <table:table-cell office:value-type="float" office:value="3371" table:style-name="ce35">
            <text:p><text:s text:c="3"/>3,371</text:p>
          </table:table-cell>
          <table:table-cell office:value-type="float" office:value="3326" table:style-name="ce35">
            <text:p><text:s text:c="3"/>3,326</text:p>
          </table:table-cell>
          <table:table-cell office:value-type="float" office:value="45" table:style-name="ce35">
            <text:p><text:s text:c="3"/>45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33" table:style-name="ce35">
            <text:p><text:s text:c="3"/>33</text:p>
          </table:table-cell>
          <table:table-cell office:value-type="float" office:value="1.86642824570259" table:style-name="ce36">
            <text:p>1.87</text:p>
          </table:table-cell>
          <table:table-cell office:value-type="float" office:value="64406" table:style-name="ce35">
            <text:p><text:s text:c="3"/>64,406</text:p>
          </table:table-cell>
          <table:table-cell office:value-type="float" office:value="70092" table:style-name="ce35">
            <text:p><text:s text:c="3"/>70,092</text:p>
          </table:table-cell>
          <table:table-cell office:value-type="float" office:value="577401" table:style-name="ce35">
            <text:p><text:s text:c="3"/>577,40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3月</text:p>
          </table:table-cell>
          <table:covered-table-cell/>
          <table:table-cell office:value-type="float" office:value="8950538" table:style-name="ce35">
            <text:p><text:s text:c="3"/>8,950,538</text:p>
          </table:table-cell>
          <table:table-cell office:value-type="float" office:value="23525623" table:style-name="ce35">
            <text:p><text:s text:c="3"/>23,525,623</text:p>
          </table:table-cell>
          <table:table-cell office:value-type="float" office:value="11654138" table:style-name="ce35">
            <text:p><text:s text:c="3"/>11,654,138</text:p>
          </table:table-cell>
          <table:table-cell office:value-type="float" office:value="11871485" table:style-name="ce35">
            <text:p><text:s text:c="3"/>11,871,485</text:p>
          </table:table-cell>
          <table:table-cell office:value-type="float" office:value="13819" table:style-name="ce35">
            <text:p><text:s text:c="3"/>13,819</text:p>
          </table:table-cell>
          <table:table-cell office:value-type="float" office:value="7097" table:style-name="ce35">
            <text:p><text:s text:c="3"/>7,097</text:p>
          </table:table-cell>
          <table:table-cell office:value-type="float" office:value="6722" table:style-name="ce35">
            <text:p><text:s text:c="3"/>6,722</text:p>
          </table:table-cell>
          <table:table-cell office:value-type="float" office:value="6.9141336961247797" table:style-name="ce36">
            <text:p>6.91</text:p>
          </table:table-cell>
          <table:table-cell office:value-type="float" office:value="16438" table:style-name="ce35">
            <text:p><text:s text:c="3"/>16,438</text:p>
          </table:table-cell>
          <table:table-cell office:value-type="float" office:value="9535" table:style-name="ce35">
            <text:p><text:s text:c="3"/>9,535</text:p>
          </table:table-cell>
          <table:table-cell office:value-type="float" office:value="6903" table:style-name="ce35">
            <text:p><text:s text:c="3"/>6,903</text:p>
          </table:table-cell>
          <table:table-cell office:value-type="float" office:value="8.2245118819667908" table:style-name="ce36">
            <text:p>8.22</text:p>
          </table:table-cell>
          <table:table-cell office:value-type="float" office:value="-2619" table:style-name="ce35">
            <text:p>－ <text:s/>2,619</text:p>
          </table:table-cell>
          <table:table-cell office:value-type="float" office:value="-1.31037818584201" table:style-name="ce37">
            <text:p>－ <text:s/>1.31</text:p>
          </table:table-cell>
          <table:table-cell office:value-type="float" office:value="10426" table:style-name="ce35">
            <text:p><text:s text:c="3"/>10,426</text:p>
          </table:table-cell>
          <table:table-cell office:value-type="float" office:value="10274" table:style-name="ce35">
            <text:p><text:s text:c="3"/>10,274</text:p>
          </table:table-cell>
          <table:table-cell office:value-type="float" office:value="152" table:style-name="ce35">
            <text:p><text:s text:c="3"/>152</text:p>
          </table:table-cell>
          <table:table-cell office:value-type="float" office:value="51" table:style-name="ce35">
            <text:p><text:s text:c="3"/>51</text:p>
          </table:table-cell>
          <table:table-cell office:value-type="float" office:value="101" table:style-name="ce35">
            <text:p><text:s text:c="3"/>101</text:p>
          </table:table-cell>
          <table:table-cell office:value-type="float" office:value="5.21649597769715" table:style-name="ce36">
            <text:p>5.22</text:p>
          </table:table-cell>
          <table:table-cell office:value-type="float" office:value="4719" table:style-name="ce35">
            <text:p><text:s text:c="3"/>4,719</text:p>
          </table:table-cell>
          <table:table-cell office:value-type="float" office:value="4669" table:style-name="ce35">
            <text:p><text:s text:c="3"/>4,669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1" table:style-name="ce35">
            <text:p><text:s text:c="3"/>11</text:p>
          </table:table-cell>
          <table:table-cell office:value-type="float" office:value="39" table:style-name="ce35">
            <text:p><text:s text:c="3"/>39</text:p>
          </table:table-cell>
          <table:table-cell office:value-type="float" office:value="2.3610823440200299" table:style-name="ce36">
            <text:p>2.36</text:p>
          </table:table-cell>
          <table:table-cell office:value-type="float" office:value="91907" table:style-name="ce35">
            <text:p><text:s text:c="3"/>91,907</text:p>
          </table:table-cell>
          <table:table-cell office:value-type="float" office:value="103253" table:style-name="ce35">
            <text:p><text:s text:c="3"/>103,253</text:p>
          </table:table-cell>
          <table:table-cell office:value-type="float" office:value="577863" table:style-name="ce35">
            <text:p><text:s text:c="3"/>577,86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4月</text:p>
          </table:table-cell>
          <table:covered-table-cell/>
          <table:table-cell office:value-type="float" office:value="8957953" table:style-name="ce35">
            <text:p><text:s text:c="3"/>8,957,953</text:p>
          </table:table-cell>
          <table:table-cell office:value-type="float" office:value="23514196" table:style-name="ce35">
            <text:p><text:s text:c="3"/>23,514,196</text:p>
          </table:table-cell>
          <table:table-cell office:value-type="float" office:value="11647873" table:style-name="ce35">
            <text:p><text:s text:c="3"/>11,647,873</text:p>
          </table:table-cell>
          <table:table-cell office:value-type="float" office:value="11866323" table:style-name="ce35">
            <text:p><text:s text:c="3"/>11,866,323</text:p>
          </table:table-cell>
          <table:table-cell office:value-type="float" office:value="12264" table:style-name="ce35">
            <text:p><text:s text:c="3"/>12,264</text:p>
          </table:table-cell>
          <table:table-cell office:value-type="float" office:value="6352" table:style-name="ce35">
            <text:p><text:s text:c="3"/>6,352</text:p>
          </table:table-cell>
          <table:table-cell office:value-type="float" office:value="5912" table:style-name="ce35">
            <text:p><text:s text:c="3"/>5,912</text:p>
          </table:table-cell>
          <table:table-cell office:value-type="float" office:value="6.3440720296989204" table:style-name="ce36">
            <text:p>6.34</text:p>
          </table:table-cell>
          <table:table-cell office:value-type="float" office:value="14276" table:style-name="ce35">
            <text:p><text:s text:c="3"/>14,276</text:p>
          </table:table-cell>
          <table:table-cell office:value-type="float" office:value="8379" table:style-name="ce35">
            <text:p><text:s text:c="3"/>8,379</text:p>
          </table:table-cell>
          <table:table-cell office:value-type="float" office:value="5897" table:style-name="ce35">
            <text:p><text:s text:c="3"/>5,897</text:p>
          </table:table-cell>
          <table:table-cell office:value-type="float" office:value="7.3848640163064099" table:style-name="ce36">
            <text:p>7.38</text:p>
          </table:table-cell>
          <table:table-cell office:value-type="float" office:value="-2012" table:style-name="ce35">
            <text:p>－ <text:s/>2,012</text:p>
          </table:table-cell>
          <table:table-cell office:value-type="float" office:value="-1.0407919866074899" table:style-name="ce37">
            <text:p>－ <text:s/>1.04</text:p>
          </table:table-cell>
          <table:table-cell office:value-type="float" office:value="7547" table:style-name="ce35">
            <text:p><text:s text:c="3"/>7,547</text:p>
          </table:table-cell>
          <table:table-cell office:value-type="float" office:value="7416" table:style-name="ce35">
            <text:p><text:s text:c="3"/>7,416</text:p>
          </table:table-cell>
          <table:table-cell office:value-type="float" office:value="131" table:style-name="ce35">
            <text:p><text:s text:c="3"/>131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3.90400453425781" table:style-name="ce36">
            <text:p>3.90</text:p>
          </table:table-cell>
          <table:table-cell office:value-type="float" office:value="4230" table:style-name="ce35">
            <text:p><text:s text:c="3"/>4,230</text:p>
          </table:table-cell>
          <table:table-cell office:value-type="float" office:value="4190" table:style-name="ce35">
            <text:p><text:s text:c="3"/>4,190</text:p>
          </table:table-cell>
          <table:table-cell office:value-type="float" office:value="40" table:style-name="ce35">
            <text:p><text:s text:c="3"/>40</text:p>
          </table:table-cell>
          <table:table-cell office:value-type="float" office:value="14" table:style-name="ce35">
            <text:p><text:s text:c="3"/>14</text:p>
          </table:table-cell>
          <table:table-cell office:value-type="float" office:value="26" table:style-name="ce35">
            <text:p><text:s text:c="3"/>26</text:p>
          </table:table-cell>
          <table:table-cell office:value-type="float" office:value="2.1881461746270698" table:style-name="ce36">
            <text:p>2.19</text:p>
          </table:table-cell>
          <table:table-cell office:value-type="float" office:value="80225" table:style-name="ce35">
            <text:p><text:s text:c="3"/>80,225</text:p>
          </table:table-cell>
          <table:table-cell office:value-type="float" office:value="89640" table:style-name="ce35">
            <text:p><text:s text:c="3"/>89,640</text:p>
          </table:table-cell>
          <table:table-cell office:value-type="float" office:value="578241" table:style-name="ce35">
            <text:p><text:s text:c="3"/>578,24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5月</text:p>
          </table:table-cell>
          <table:covered-table-cell/>
          <table:table-cell office:value-type="float" office:value="8961217" table:style-name="ce35">
            <text:p><text:s text:c="3"/>8,961,217</text:p>
          </table:table-cell>
          <table:table-cell office:value-type="float" office:value="23499070" table:style-name="ce35">
            <text:p><text:s text:c="3"/>23,499,070</text:p>
          </table:table-cell>
          <table:table-cell office:value-type="float" office:value="11640336" table:style-name="ce35">
            <text:p><text:s text:c="3"/>11,640,336</text:p>
          </table:table-cell>
          <table:table-cell office:value-type="float" office:value="11858734" table:style-name="ce35">
            <text:p><text:s text:c="3"/>11,858,734</text:p>
          </table:table-cell>
          <table:table-cell office:value-type="float" office:value="12300" table:style-name="ce35">
            <text:p><text:s text:c="3"/>12,300</text:p>
          </table:table-cell>
          <table:table-cell office:value-type="float" office:value="6385" table:style-name="ce35">
            <text:p><text:s text:c="3"/>6,385</text:p>
          </table:table-cell>
          <table:table-cell office:value-type="float" office:value="5915" table:style-name="ce35">
            <text:p><text:s text:c="3"/>5,915</text:p>
          </table:table-cell>
          <table:table-cell office:value-type="float" office:value="6.1609240525923603" table:style-name="ce36">
            <text:p>6.16</text:p>
          </table:table-cell>
          <table:table-cell office:value-type="float" office:value="15108" table:style-name="ce35">
            <text:p><text:s text:c="3"/>15,108</text:p>
          </table:table-cell>
          <table:table-cell office:value-type="float" office:value="8622" table:style-name="ce35">
            <text:p><text:s text:c="3"/>8,622</text:p>
          </table:table-cell>
          <table:table-cell office:value-type="float" office:value="6486" table:style-name="ce35">
            <text:p><text:s text:c="3"/>6,486</text:p>
          </table:table-cell>
          <table:table-cell office:value-type="float" office:value="7.5674179338670999" table:style-name="ce36">
            <text:p>7.57</text:p>
          </table:table-cell>
          <table:table-cell office:value-type="float" office:value="-2808" table:style-name="ce35">
            <text:p>－ <text:s/>2,808</text:p>
          </table:table-cell>
          <table:table-cell office:value-type="float" office:value="-1.4064938812747401" table:style-name="ce37">
            <text:p>－ <text:s/>1.41</text:p>
          </table:table-cell>
          <table:table-cell office:value-type="float" office:value="12634" table:style-name="ce35">
            <text:p><text:s text:c="3"/>12,634</text:p>
          </table:table-cell>
          <table:table-cell office:value-type="float" office:value="12407" table:style-name="ce35">
            <text:p><text:s text:c="3"/>12,407</text:p>
          </table:table-cell>
          <table:table-cell office:value-type="float" office:value="227" table:style-name="ce35">
            <text:p><text:s text:c="3"/>227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164" table:style-name="ce35">
            <text:p><text:s text:c="3"/>164</text:p>
          </table:table-cell>
          <table:table-cell office:value-type="float" office:value="6.3282206894676296" table:style-name="ce36">
            <text:p>6.33</text:p>
          </table:table-cell>
          <table:table-cell office:value-type="float" office:value="3875" table:style-name="ce35">
            <text:p><text:s text:c="3"/>3,875</text:p>
          </table:table-cell>
          <table:table-cell office:value-type="float" office:value="3828" table:style-name="ce35">
            <text:p><text:s text:c="3"/>3,828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34" table:style-name="ce35">
            <text:p><text:s text:c="3"/>34</text:p>
          </table:table-cell>
          <table:table-cell office:value-type="float" office:value="1.9409415206337699" table:style-name="ce36">
            <text:p>1.94</text:p>
          </table:table-cell>
          <table:table-cell office:value-type="float" office:value="65063" table:style-name="ce35">
            <text:p><text:s text:c="3"/>65,063</text:p>
          </table:table-cell>
          <table:table-cell office:value-type="float" office:value="77381" table:style-name="ce35">
            <text:p><text:s text:c="3"/>77,381</text:p>
          </table:table-cell>
          <table:table-cell office:value-type="float" office:value="578556" table:style-name="ce35">
            <text:p><text:s text:c="3"/>578,556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6月</text:p>
          </table:table-cell>
          <table:covered-table-cell/>
          <table:table-cell office:value-type="float" office:value="8965343" table:style-name="ce35">
            <text:p><text:s text:c="3"/>8,965,343</text:p>
          </table:table-cell>
          <table:table-cell office:value-type="float" office:value="23487509" table:style-name="ce35">
            <text:p><text:s text:c="3"/>23,487,509</text:p>
          </table:table-cell>
          <table:table-cell office:value-type="float" office:value="11634375" table:style-name="ce35">
            <text:p><text:s text:c="3"/>11,634,375</text:p>
          </table:table-cell>
          <table:table-cell office:value-type="float" office:value="11853134" table:style-name="ce35">
            <text:p><text:s text:c="3"/>11,853,134</text:p>
          </table:table-cell>
          <table:table-cell office:value-type="float" office:value="15128" table:style-name="ce35">
            <text:p><text:s text:c="3"/>15,128</text:p>
          </table:table-cell>
          <table:table-cell office:value-type="float" office:value="7842" table:style-name="ce35">
            <text:p><text:s text:c="3"/>7,842</text:p>
          </table:table-cell>
          <table:table-cell office:value-type="float" office:value="7286" table:style-name="ce35">
            <text:p><text:s text:c="3"/>7,286</text:p>
          </table:table-cell>
          <table:table-cell office:value-type="float" office:value="7.8344641065838498" table:style-name="ce36">
            <text:p>7.83</text:p>
          </table:table-cell>
          <table:table-cell office:value-type="float" office:value="16639" table:style-name="ce35">
            <text:p><text:s text:c="3"/>16,639</text:p>
          </table:table-cell>
          <table:table-cell office:value-type="float" office:value="9689" table:style-name="ce35">
            <text:p><text:s text:c="3"/>9,689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8.6169783361613401" table:style-name="ce36">
            <text:p>8.62</text:p>
          </table:table-cell>
          <table:table-cell office:value-type="float" office:value="-1511" table:style-name="ce35">
            <text:p>－ <text:s/>1,511</text:p>
          </table:table-cell>
          <table:table-cell office:value-type="float" office:value="-0.78251422957748995" table:style-name="ce37">
            <text:p>－ <text:s/>0.78</text:p>
          </table:table-cell>
          <table:table-cell office:value-type="float" office:value="7977" table:style-name="ce35">
            <text:p><text:s text:c="3"/>7,977</text:p>
          </table:table-cell>
          <table:table-cell office:value-type="float" office:value="7838" table:style-name="ce35">
            <text:p><text:s text:c="3"/>7,838</text:p>
          </table:table-cell>
          <table:table-cell office:value-type="float" office:value="139" table:style-name="ce35">
            <text:p><text:s text:c="3"/>139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02" table:style-name="ce35">
            <text:p><text:s text:c="3"/>102</text:p>
          </table:table-cell>
          <table:table-cell office:value-type="float" office:value="4.13111582352058" table:style-name="ce36">
            <text:p>4.13</text:p>
          </table:table-cell>
          <table:table-cell office:value-type="float" office:value="3256" table:style-name="ce35">
            <text:p><text:s text:c="3"/>3,256</text:p>
          </table:table-cell>
          <table:table-cell office:value-type="float" office:value="3226" table:style-name="ce35">
            <text:p><text:s text:c="3"/>3,226</text:p>
          </table:table-cell>
          <table:table-cell office:value-type="float" office:value="30" table:style-name="ce35">
            <text:p><text:s text:c="3"/>30</text:p>
          </table:table-cell>
          <table:table-cell office:value-type="float" office:value="7" table:style-name="ce35">
            <text:p><text:s text:c="3"/>7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1.68621199967193" table:style-name="ce36">
            <text:p>1.69</text:p>
          </table:table-cell>
          <table:table-cell office:value-type="float" office:value="62038" table:style-name="ce35">
            <text:p><text:s text:c="3"/>62,038</text:p>
          </table:table-cell>
          <table:table-cell office:value-type="float" office:value="72088" table:style-name="ce35">
            <text:p><text:s text:c="3"/>72,088</text:p>
          </table:table-cell>
          <table:table-cell office:value-type="float" office:value="578847" table:style-name="ce35">
            <text:p><text:s text:c="3"/>578,84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7月</text:p>
          </table:table-cell>
          <table:covered-table-cell/>
          <table:table-cell office:value-type="float" office:value="8973218" table:style-name="ce35">
            <text:p><text:s text:c="3"/>8,973,218</text:p>
          </table:table-cell>
          <table:table-cell office:value-type="float" office:value="23470633" table:style-name="ce35">
            <text:p><text:s text:c="3"/>23,470,633</text:p>
          </table:table-cell>
          <table:table-cell office:value-type="float" office:value="11625977" table:style-name="ce35">
            <text:p><text:s text:c="3"/>11,625,977</text:p>
          </table:table-cell>
          <table:table-cell office:value-type="float" office:value="11844656" table:style-name="ce35">
            <text:p><text:s text:c="3"/>11,844,656</text:p>
          </table:table-cell>
          <table:table-cell office:value-type="float" office:value="11809" table:style-name="ce35">
            <text:p><text:s text:c="3"/>11,809</text:p>
          </table:table-cell>
          <table:table-cell office:value-type="float" office:value="6171" table:style-name="ce35">
            <text:p><text:s text:c="3"/>6,171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.9219315624925404" table:style-name="ce36">
            <text:p>5.92</text:p>
          </table:table-cell>
          <table:table-cell office:value-type="float" office:value="15523" table:style-name="ce35">
            <text:p><text:s text:c="3"/>15,523</text:p>
          </table:table-cell>
          <table:table-cell office:value-type="float" office:value="8978" table:style-name="ce35">
            <text:p><text:s text:c="3"/>8,978</text:p>
          </table:table-cell>
          <table:table-cell office:value-type="float" office:value="6545" table:style-name="ce35">
            <text:p><text:s text:c="3"/>6,545</text:p>
          </table:table-cell>
          <table:table-cell office:value-type="float" office:value="7.7844138914871399" table:style-name="ce36">
            <text:p>7.78</text:p>
          </table:table-cell>
          <table:table-cell office:value-type="float" office:value="-3714" table:style-name="ce35">
            <text:p>－ <text:s/>3,714</text:p>
          </table:table-cell>
          <table:table-cell office:value-type="float" office:value="-1.8624823289946" table:style-name="ce37">
            <text:p>－ <text:s/>1.86</text:p>
          </table:table-cell>
          <table:table-cell office:value-type="float" office:value="8275" table:style-name="ce35">
            <text:p><text:s text:c="3"/>8,275</text:p>
          </table:table-cell>
          <table:table-cell office:value-type="float" office:value="8153" table:style-name="ce35">
            <text:p><text:s text:c="3"/>8,153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87" table:style-name="ce35">
            <text:p><text:s text:c="3"/>87</text:p>
          </table:table-cell>
          <table:table-cell office:value-type="float" office:value="4.1497149360340204" table:style-name="ce36">
            <text:p>4.15</text:p>
          </table:table-cell>
          <table:table-cell office:value-type="float" office:value="3843" table:style-name="ce35">
            <text:p><text:s text:c="3"/>3,843</text:p>
          </table:table-cell>
          <table:table-cell office:value-type="float" office:value="3818" table:style-name="ce35">
            <text:p><text:s text:c="3"/>3,818</text:p>
          </table:table-cell>
          <table:table-cell office:value-type="float" office:value="25" table:style-name="ce35">
            <text:p><text:s text:c="3"/>25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17" table:style-name="ce35">
            <text:p><text:s text:c="3"/>17</text:p>
          </table:table-cell>
          <table:table-cell office:value-type="float" office:value="1.92717274914547" table:style-name="ce36">
            <text:p>1.93</text:p>
          </table:table-cell>
          <table:table-cell office:value-type="float" office:value="79668" table:style-name="ce35">
            <text:p><text:s text:c="3"/>79,668</text:p>
          </table:table-cell>
          <table:table-cell office:value-type="float" office:value="92830" table:style-name="ce35">
            <text:p><text:s text:c="3"/>92,830</text:p>
          </table:table-cell>
          <table:table-cell office:value-type="float" office:value="579169" table:style-name="ce35">
            <text:p><text:s text:c="3"/>579,169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8月</text:p>
          </table:table-cell>
          <table:covered-table-cell/>
          <table:table-cell office:value-type="float" office:value="8988241" table:style-name="ce35">
            <text:p><text:s text:c="3"/>8,988,241</text:p>
          </table:table-cell>
          <table:table-cell office:value-type="float" office:value="23451837" table:style-name="ce35">
            <text:p><text:s text:c="3"/>23,451,837</text:p>
          </table:table-cell>
          <table:table-cell office:value-type="float" office:value="11616647" table:style-name="ce35">
            <text:p><text:s text:c="3"/>11,616,647</text:p>
          </table:table-cell>
          <table:table-cell office:value-type="float" office:value="11835190" table:style-name="ce35">
            <text:p><text:s text:c="3"/>11,835,190</text:p>
          </table:table-cell>
          <table:table-cell office:value-type="float" office:value="12588" table:style-name="ce35">
            <text:p><text:s text:c="3"/>12,588</text:p>
          </table:table-cell>
          <table:table-cell office:value-type="float" office:value="6437" table:style-name="ce35">
            <text:p><text:s text:c="3"/>6,437</text:p>
          </table:table-cell>
          <table:table-cell office:value-type="float" office:value="6151" table:style-name="ce35">
            <text:p><text:s text:c="3"/>6,151</text:p>
          </table:table-cell>
          <table:table-cell office:value-type="float" office:value="6.3173804954042998" table:style-name="ce36">
            <text:p>6.32</text:p>
          </table:table-cell>
          <table:table-cell office:value-type="float" office:value="14952" table:style-name="ce35">
            <text:p><text:s text:c="3"/>14,952</text:p>
          </table:table-cell>
          <table:table-cell office:value-type="float" office:value="8742" table:style-name="ce35">
            <text:p><text:s text:c="3"/>8,742</text:p>
          </table:table-cell>
          <table:table-cell office:value-type="float" office:value="6210" table:style-name="ce35">
            <text:p><text:s text:c="3"/>6,210</text:p>
          </table:table-cell>
          <table:table-cell office:value-type="float" office:value="7.5037713034068299" table:style-name="ce36">
            <text:p>7.50</text:p>
          </table:table-cell>
          <table:table-cell office:value-type="float" office:value="-2364" table:style-name="ce35">
            <text:p>－ <text:s/>2,364</text:p>
          </table:table-cell>
          <table:table-cell office:value-type="float" office:value="-1.1863908080025201" table:style-name="ce37">
            <text:p>－ <text:s/>1.19</text:p>
          </table:table-cell>
          <table:table-cell office:value-type="float" office:value="4273" table:style-name="ce35">
            <text:p><text:s text:c="3"/>4,273</text:p>
          </table:table-cell>
          <table:table-cell office:value-type="float" office:value="4162" table:style-name="ce35">
            <text:p><text:s text:c="3"/>4,162</text:p>
          </table:table-cell>
          <table:table-cell office:value-type="float" office:value="111" table:style-name="ce35">
            <text:p><text:s text:c="3"/>111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88" table:style-name="ce35">
            <text:p><text:s text:c="3"/>88</text:p>
          </table:table-cell>
          <table:table-cell office:value-type="float" office:value="2.14443651548003" table:style-name="ce36">
            <text:p>2.14</text:p>
          </table:table-cell>
          <table:table-cell office:value-type="float" office:value="4115" table:style-name="ce35">
            <text:p><text:s text:c="3"/>4,115</text:p>
          </table:table-cell>
          <table:table-cell office:value-type="float" office:value="4073" table:style-name="ce35">
            <text:p><text:s text:c="3"/>4,073</text:p>
          </table:table-cell>
          <table:table-cell office:value-type="float" office:value="42" table:style-name="ce35">
            <text:p><text:s text:c="3"/>42</text:p>
          </table:table-cell>
          <table:table-cell office:value-type="float" office:value="10" table:style-name="ce35">
            <text:p><text:s text:c="3"/>10</text:p>
          </table:table-cell>
          <table:table-cell office:value-type="float" office:value="32" table:style-name="ce35">
            <text:p><text:s text:c="3"/>32</text:p>
          </table:table-cell>
          <table:table-cell office:value-type="float" office:value="2.0651430520010101" table:style-name="ce36">
            <text:p>2.07</text:p>
          </table:table-cell>
          <table:table-cell office:value-type="float" office:value="90165" table:style-name="ce35">
            <text:p><text:s text:c="3"/>90,165</text:p>
          </table:table-cell>
          <table:table-cell office:value-type="float" office:value="106597" table:style-name="ce35">
            <text:p><text:s text:c="3"/>106,597</text:p>
          </table:table-cell>
          <table:table-cell office:value-type="float" office:value="579590" table:style-name="ce35">
            <text:p><text:s text:c="3"/>579,590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9月</text:p>
          </table:table-cell>
          <table:covered-table-cell/>
          <table:table-cell office:value-type="float" office:value="9004362" table:style-name="ce35">
            <text:p><text:s text:c="3"/>9,004,362</text:p>
          </table:table-cell>
          <table:table-cell office:value-type="float" office:value="23430948" table:style-name="ce35">
            <text:p><text:s text:c="3"/>23,430,948</text:p>
          </table:table-cell>
          <table:table-cell office:value-type="float" office:value="11606628" table:style-name="ce35">
            <text:p><text:s text:c="3"/>11,606,628</text:p>
          </table:table-cell>
          <table:table-cell office:value-type="float" office:value="11824320" table:style-name="ce35">
            <text:p><text:s text:c="3"/>11,824,320</text:p>
          </table:table-cell>
          <table:table-cell office:value-type="float" office:value="13464" table:style-name="ce35">
            <text:p><text:s text:c="3"/>13,464</text:p>
          </table:table-cell>
          <table:table-cell office:value-type="float" office:value="6882" table:style-name="ce35">
            <text:p><text:s text:c="3"/>6,882</text:p>
          </table:table-cell>
          <table:table-cell office:value-type="float" office:value="6582" table:style-name="ce35">
            <text:p><text:s text:c="3"/>6,582</text:p>
          </table:table-cell>
          <table:table-cell office:value-type="float" office:value="6.9881514078141898" table:style-name="ce36">
            <text:p>6.99</text:p>
          </table:table-cell>
          <table:table-cell office:value-type="float" office:value="13894" table:style-name="ce35">
            <text:p><text:s text:c="3"/>13,894</text:p>
          </table:table-cell>
          <table:table-cell office:value-type="float" office:value="8160" table:style-name="ce35">
            <text:p><text:s text:c="3"/>8,160</text:p>
          </table:table-cell>
          <table:table-cell office:value-type="float" office:value="5734" table:style-name="ce35">
            <text:p><text:s text:c="3"/>5,734</text:p>
          </table:table-cell>
          <table:table-cell office:value-type="float" office:value="7.2113321197393301" table:style-name="ce36">
            <text:p>7.21</text:p>
          </table:table-cell>
          <table:table-cell office:value-type="float" office:value="-430" table:style-name="ce35">
            <text:p>－ <text:s/>430</text:p>
          </table:table-cell>
          <table:table-cell office:value-type="float" office:value="-0.22318071192514" table:style-name="ce37">
            <text:p>－ <text:s/>0.22</text:p>
          </table:table-cell>
          <table:table-cell office:value-type="float" office:value="10027" table:style-name="ce35">
            <text:p><text:s text:c="3"/>10,027</text:p>
          </table:table-cell>
          <table:table-cell office:value-type="float" office:value="9858" table:style-name="ce35">
            <text:p><text:s text:c="3"/>9,858</text:p>
          </table:table-cell>
          <table:table-cell office:value-type="float" office:value="169" table:style-name="ce35">
            <text:p><text:s text:c="3"/>169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32" table:style-name="ce35">
            <text:p><text:s text:c="3"/>132</text:p>
          </table:table-cell>
          <table:table-cell office:value-type="float" office:value="5.2042627871474201" table:style-name="ce36">
            <text:p>5.20</text:p>
          </table:table-cell>
          <table:table-cell office:value-type="float" office:value="4057" table:style-name="ce35">
            <text:p><text:s text:c="3"/>4,057</text:p>
          </table:table-cell>
          <table:table-cell office:value-type="float" office:value="4020" table:style-name="ce35">
            <text:p><text:s text:c="3"/>4,020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2.1056840657681399" table:style-name="ce36">
            <text:p>2.11</text:p>
          </table:table-cell>
          <table:table-cell office:value-type="float" office:value="93087" table:style-name="ce35">
            <text:p><text:s text:c="3"/>93,087</text:p>
          </table:table-cell>
          <table:table-cell office:value-type="float" office:value="113546" table:style-name="ce35">
            <text:p><text:s text:c="3"/>113,546</text:p>
          </table:table-cell>
          <table:table-cell office:value-type="float" office:value="579949" table:style-name="ce35">
            <text:p><text:s text:c="3"/>579,949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10月</text:p>
          </table:table-cell>
          <table:covered-table-cell/>
          <table:table-cell office:value-type="float" office:value="9004383" table:style-name="ce35">
            <text:p><text:s text:c="3"/>9,004,383</text:p>
          </table:table-cell>
          <table:table-cell office:value-type="float" office:value="23413879" table:style-name="ce35">
            <text:p><text:s text:c="3"/>23,413,879</text:p>
          </table:table-cell>
          <table:table-cell office:value-type="float" office:value="11598148" table:style-name="ce35">
            <text:p><text:s text:c="3"/>11,598,148</text:p>
          </table:table-cell>
          <table:table-cell office:value-type="float" office:value="11815731" table:style-name="ce35">
            <text:p><text:s text:c="3"/>11,815,731</text:p>
          </table:table-cell>
          <table:table-cell office:value-type="float" office:value="13166" table:style-name="ce35">
            <text:p><text:s text:c="3"/>13,166</text:p>
          </table:table-cell>
          <table:table-cell office:value-type="float" office:value="6748" table:style-name="ce35">
            <text:p><text:s text:c="3"/>6,748</text:p>
          </table:table-cell>
          <table:table-cell office:value-type="float" office:value="6418" table:style-name="ce35">
            <text:p><text:s text:c="3"/>6,418</text:p>
          </table:table-cell>
          <table:table-cell office:value-type="float" office:value="6.6184055822455896" table:style-name="ce36">
            <text:p>6.62</text:p>
          </table:table-cell>
          <table:table-cell office:value-type="float" office:value="14415" table:style-name="ce35">
            <text:p><text:s text:c="3"/>14,415</text:p>
          </table:table-cell>
          <table:table-cell office:value-type="float" office:value="8371" table:style-name="ce35">
            <text:p><text:s text:c="3"/>8,371</text:p>
          </table:table-cell>
          <table:table-cell office:value-type="float" office:value="6044" table:style-name="ce35">
            <text:p><text:s text:c="3"/>6,044</text:p>
          </table:table-cell>
          <table:table-cell office:value-type="float" office:value="7.2462643527320498" table:style-name="ce36">
            <text:p>7.25</text:p>
          </table:table-cell>
          <table:table-cell office:value-type="float" office:value="-1249" table:style-name="ce35">
            <text:p>－ <text:s/>1,249</text:p>
          </table:table-cell>
          <table:table-cell office:value-type="float" office:value="-0.62785877048645999" table:style-name="ce37">
            <text:p>－ <text:s/>0.63</text:p>
          </table:table-cell>
          <table:table-cell office:value-type="float" office:value="11306" table:style-name="ce35">
            <text:p><text:s text:c="3"/>11,306</text:p>
          </table:table-cell>
          <table:table-cell office:value-type="float" office:value="11156" table:style-name="ce35">
            <text:p><text:s text:c="3"/>11,156</text:p>
          </table:table-cell>
          <table:table-cell office:value-type="float" office:value="150" table:style-name="ce35">
            <text:p><text:s text:c="3"/>150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103" table:style-name="ce35">
            <text:p><text:s text:c="3"/>103</text:p>
          </table:table-cell>
          <table:table-cell office:value-type="float" office:value="5.6834037302801699" table:style-name="ce36">
            <text:p>5.68</text:p>
          </table:table-cell>
          <table:table-cell office:value-type="float" office:value="4061" table:style-name="ce35">
            <text:p><text:s text:c="3"/>4,061</text:p>
          </table:table-cell>
          <table:table-cell office:value-type="float" office:value="4015" table:style-name="ce35">
            <text:p><text:s text:c="3"/>4,015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38" table:style-name="ce35">
            <text:p><text:s text:c="3"/>38</text:p>
          </table:table-cell>
          <table:table-cell office:value-type="float" office:value="2.0414207101245099" table:style-name="ce36">
            <text:p>2.04</text:p>
          </table:table-cell>
          <table:table-cell office:value-type="float" office:value="69547" table:style-name="ce35">
            <text:p><text:s text:c="3"/>69,547</text:p>
          </table:table-cell>
          <table:table-cell office:value-type="float" office:value="85367" table:style-name="ce35">
            <text:p><text:s text:c="3"/>85,367</text:p>
          </table:table-cell>
          <table:table-cell office:value-type="float" office:value="580215" table:style-name="ce35">
            <text:p><text:s text:c="3"/>580,215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65">
            <text:p>11月</text:p>
          </table:table-cell>
          <table:covered-table-cell/>
          <table:table-cell office:value-type="float" office:value="9006260" table:style-name="ce35">
            <text:p><text:s text:c="3"/>9,006,260</text:p>
          </table:table-cell>
          <table:table-cell office:value-type="float" office:value="23394787" table:style-name="ce35">
            <text:p><text:s text:c="3"/>23,394,787</text:p>
          </table:table-cell>
          <table:table-cell office:value-type="float" office:value="11588574" table:style-name="ce35">
            <text:p><text:s text:c="3"/>11,588,574</text:p>
          </table:table-cell>
          <table:table-cell office:value-type="float" office:value="11806213" table:style-name="ce35">
            <text:p><text:s text:c="3"/>11,806,213</text:p>
          </table:table-cell>
          <table:table-cell office:value-type="float" office:value="14057" table:style-name="ce35">
            <text:p><text:s text:c="3"/>14,057</text:p>
          </table:table-cell>
          <table:table-cell office:value-type="float" office:value="7328" table:style-name="ce35">
            <text:p><text:s text:c="3"/>7,328</text:p>
          </table:table-cell>
          <table:table-cell office:value-type="float" office:value="6729" table:style-name="ce35">
            <text:p><text:s text:c="3"/>6,729</text:p>
          </table:table-cell>
          <table:table-cell office:value-type="float" office:value="7.3074858973051402" table:style-name="ce36">
            <text:p>7.31</text:p>
          </table:table-cell>
          <table:table-cell office:value-type="float" office:value="15560" table:style-name="ce35">
            <text:p><text:s text:c="3"/>15,560</text:p>
          </table:table-cell>
          <table:table-cell office:value-type="float" office:value="9041" table:style-name="ce35">
            <text:p><text:s text:c="3"/>9,041</text:p>
          </table:table-cell>
          <table:table-cell office:value-type="float" office:value="6519" table:style-name="ce35">
            <text:p><text:s text:c="3"/>6,519</text:p>
          </table:table-cell>
          <table:table-cell office:value-type="float" office:value="8.0888155767281802" table:style-name="ce36">
            <text:p>8.09</text:p>
          </table:table-cell>
          <table:table-cell office:value-type="float" office:value="-1503" table:style-name="ce35">
            <text:p>－ <text:s/>1,503</text:p>
          </table:table-cell>
          <table:table-cell office:value-type="float" office:value="-0.78132967942303999" table:style-name="ce37">
            <text:p>－ <text:s/>0.78</text:p>
          </table:table-cell>
          <table:table-cell office:value-type="float" office:value="10681" table:style-name="ce35">
            <text:p><text:s text:c="3"/>10,681</text:p>
          </table:table-cell>
          <table:table-cell office:value-type="float" office:value="10511" table:style-name="ce35">
            <text:p><text:s text:c="3"/>10,511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43" table:style-name="ce35">
            <text:p><text:s text:c="3"/>43</text:p>
          </table:table-cell>
          <table:table-cell office:value-type="float" office:value="127" table:style-name="ce35">
            <text:p><text:s text:c="3"/>127</text:p>
          </table:table-cell>
          <table:table-cell office:value-type="float" office:value="5.5524832374700299" table:style-name="ce36">
            <text:p>5.55</text:p>
          </table:table-cell>
          <table:table-cell office:value-type="float" office:value="4289" table:style-name="ce35">
            <text:p><text:s text:c="3"/>4,289</text:p>
          </table:table-cell>
          <table:table-cell office:value-type="float" office:value="4229" table:style-name="ce35">
            <text:p><text:s text:c="3"/>4,22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2.2296227511945501" table:style-name="ce36">
            <text:p>2.23</text:p>
          </table:table-cell>
          <table:table-cell office:value-type="float" office:value="74445" table:style-name="ce35">
            <text:p><text:s text:c="3"/>74,445</text:p>
          </table:table-cell>
          <table:table-cell office:value-type="float" office:value="92034" table:style-name="ce35">
            <text:p><text:s text:c="3"/>92,034</text:p>
          </table:table-cell>
          <table:table-cell office:value-type="float" office:value="580497" table:style-name="ce35">
            <text:p><text:s text:c="3"/>580,49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12月</text:p>
          </table:table-cell>
          <table:covered-table-cell/>
          <table:table-cell office:value-type="float" office:value="9006580" table:style-name="ce35">
            <text:p><text:s text:c="3"/>9,006,580</text:p>
          </table:table-cell>
          <table:table-cell office:value-type="float" office:value="23375314" table:style-name="ce35">
            <text:p><text:s text:c="3"/>23,375,314</text:p>
          </table:table-cell>
          <table:table-cell office:value-type="float" office:value="11578696" table:style-name="ce35">
            <text:p><text:s text:c="3"/>11,578,696</text:p>
          </table:table-cell>
          <table:table-cell office:value-type="float" office:value="11796618" table:style-name="ce35">
            <text:p><text:s text:c="3"/>11,796,618</text:p>
          </table:table-cell>
          <table:table-cell office:value-type="float" office:value="14127" table:style-name="ce35">
            <text:p><text:s text:c="3"/>14,127</text:p>
          </table:table-cell>
          <table:table-cell office:value-type="float" office:value="7337" table:style-name="ce35">
            <text:p><text:s text:c="3"/>7,337</text:p>
          </table:table-cell>
          <table:table-cell office:value-type="float" office:value="6790" table:style-name="ce35">
            <text:p><text:s text:c="3"/>6,790</text:p>
          </table:table-cell>
          <table:table-cell office:value-type="float" office:value="7.1128361368329998" table:style-name="ce36">
            <text:p>7.11</text:p>
          </table:table-cell>
          <table:table-cell office:value-type="float" office:value="15739" table:style-name="ce35">
            <text:p><text:s text:c="3"/>15,739</text:p>
          </table:table-cell>
          <table:table-cell office:value-type="float" office:value="9233" table:style-name="ce35">
            <text:p><text:s text:c="3"/>9,233</text:p>
          </table:table-cell>
          <table:table-cell office:value-type="float" office:value="6506" table:style-name="ce35">
            <text:p><text:s text:c="3"/>6,506</text:p>
          </table:table-cell>
          <table:table-cell office:value-type="float" office:value="7.92446577175724" table:style-name="ce36">
            <text:p>7.92</text:p>
          </table:table-cell>
          <table:table-cell office:value-type="float" office:value="-1612" table:style-name="ce35">
            <text:p>－ <text:s/>1,612</text:p>
          </table:table-cell>
          <table:table-cell office:value-type="float" office:value="-0.81162963492424001" table:style-name="ce37">
            <text:p>－ <text:s/>0.81</text:p>
          </table:table-cell>
          <table:table-cell office:value-type="float" office:value="13131" table:style-name="ce35">
            <text:p><text:s text:c="3"/>13,131</text:p>
          </table:table-cell>
          <table:table-cell office:value-type="float" office:value="12908" table:style-name="ce35">
            <text:p><text:s text:c="3"/>12,908</text:p>
          </table:table-cell>
          <table:table-cell office:value-type="float" office:value="223" table:style-name="ce35">
            <text:p><text:s text:c="3"/>223</text:p>
          </table:table-cell>
          <table:table-cell office:value-type="float" office:value="69" table:style-name="ce35">
            <text:p><text:s text:c="3"/>69</text:p>
          </table:table-cell>
          <table:table-cell office:value-type="float" office:value="154" table:style-name="ce35">
            <text:p><text:s text:c="3"/>154</text:p>
          </table:table-cell>
          <table:table-cell office:value-type="float" office:value="6.6113577767929499" table:style-name="ce36">
            <text:p>6.61</text:p>
          </table:table-cell>
          <table:table-cell office:value-type="float" office:value="4470" table:style-name="ce35">
            <text:p><text:s text:c="3"/>4,470</text:p>
          </table:table-cell>
          <table:table-cell office:value-type="float" office:value="4419" table:style-name="ce35">
            <text:p><text:s text:c="3"/>4,419</text:p>
          </table:table-cell>
          <table:table-cell office:value-type="float" office:value="51" table:style-name="ce35">
            <text:p><text:s text:c="3"/>51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38" table:style-name="ce35">
            <text:p><text:s text:c="3"/>38</text:p>
          </table:table-cell>
          <table:table-cell office:value-type="float" office:value="2.2506107122279002" table:style-name="ce36">
            <text:p>2.25</text:p>
          </table:table-cell>
          <table:table-cell office:value-type="float" office:value="80994" table:style-name="ce35">
            <text:p><text:s text:c="3"/>80,994</text:p>
          </table:table-cell>
          <table:table-cell office:value-type="float" office:value="98855" table:style-name="ce35">
            <text:p><text:s text:c="3"/>98,855</text:p>
          </table:table-cell>
          <table:table-cell office:value-type="float" office:value="580758" table:style-name="ce35">
            <text:p><text:s text:c="3"/>580,75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6">
            <text:p>111年1~12月</text:p>
          </table:table-cell>
          <table:covered-table-cell/>
          <table:table-cell office:value-type="float" office:value="9089450" table:style-name="ce38">
            <text:p><text:s text:c="3"/>9,089,450</text:p>
          </table:table-cell>
          <table:table-cell office:value-type="float" office:value="23264640" table:style-name="ce38">
            <text:p><text:s text:c="3"/>23,264,640</text:p>
          </table:table-cell>
          <table:table-cell office:value-type="float" office:value="11499136" table:style-name="ce38">
            <text:p><text:s text:c="3"/>11,499,136</text:p>
          </table:table-cell>
          <table:table-cell office:value-type="float" office:value="11765504" table:style-name="ce38">
            <text:p><text:s text:c="3"/>11,765,504</text:p>
          </table:table-cell>
          <table:table-cell office:value-type="float" office:value="138986" table:style-name="ce38">
            <text:p><text:s text:c="3"/>138,986</text:p>
          </table:table-cell>
          <table:table-cell office:value-type="float" office:value="72097" table:style-name="ce38">
            <text:p><text:s text:c="3"/>72,097</text:p>
          </table:table-cell>
          <table:table-cell office:value-type="float" office:value="66889" table:style-name="ce38">
            <text:p><text:s text:c="3"/>66,889</text:p>
          </table:table-cell>
          <table:table-cell office:value-type="float" office:value="5.9599544201951797" table:style-name="ce39">
            <text:p>5.96</text:p>
          </table:table-cell>
          <table:table-cell office:value-type="float" office:value="207230" table:style-name="ce38">
            <text:p><text:s text:c="3"/>207,230</text:p>
          </table:table-cell>
          <table:table-cell office:value-type="float" office:value="119920" table:style-name="ce38">
            <text:p><text:s text:c="3"/>119,920</text:p>
          </table:table-cell>
          <table:table-cell office:value-type="float" office:value="87310" table:style-name="ce38">
            <text:p><text:s text:c="3"/>87,310</text:p>
          </table:table-cell>
          <table:table-cell office:value-type="float" office:value="8.8863724007961107" table:style-name="ce39">
            <text:p>8.89</text:p>
          </table:table-cell>
          <table:table-cell office:value-type="float" office:value="-68244" table:style-name="ce38">
            <text:p>－ <text:s/>68,244</text:p>
          </table:table-cell>
          <table:table-cell office:value-type="float" office:value="-2.9264179806009198" table:style-name="ce40">
            <text:p>－ <text:s/>2.93</text:p>
          </table:table-cell>
          <table:table-cell office:value-type="float" office:value="124997" table:style-name="ce38">
            <text:p><text:s text:c="3"/>124,997</text:p>
          </table:table-cell>
          <table:table-cell office:value-type="float" office:value="122520" table:style-name="ce38">
            <text:p><text:s text:c="3"/>122,520</text:p>
          </table:table-cell>
          <table:table-cell office:value-type="float" office:value="2477" table:style-name="ce38">
            <text:p><text:s text:c="3"/>2,477</text:p>
          </table:table-cell>
          <table:table-cell office:value-type="float" office:value="685" table:style-name="ce38">
            <text:p><text:s text:c="3"/>685</text:p>
          </table:table-cell>
          <table:table-cell office:value-type="float" office:value="1792" table:style-name="ce38">
            <text:p><text:s text:c="3"/>1,792</text:p>
          </table:table-cell>
          <table:table-cell office:value-type="float" office:value="5.3600824734947201" table:style-name="ce39">
            <text:p>5.36</text:p>
          </table:table-cell>
          <table:table-cell office:value-type="float" office:value="50609" table:style-name="ce38">
            <text:p><text:s text:c="3"/>50,609</text:p>
          </table:table-cell>
          <table:table-cell office:value-type="float" office:value="49997" table:style-name="ce38">
            <text:p><text:s text:c="3"/>49,997</text:p>
          </table:table-cell>
          <table:table-cell office:value-type="float" office:value="612" table:style-name="ce38">
            <text:p><text:s text:c="3"/>612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454" table:style-name="ce38">
            <text:p><text:s text:c="3"/>454</text:p>
          </table:table-cell>
          <table:table-cell office:value-type="float" office:value="2.1701993959942598" table:style-name="ce39">
            <text:p>2.17</text:p>
          </table:table-cell>
          <table:table-cell office:value-type="float" office:value="1086712" table:style-name="ce38">
            <text:p><text:s text:c="3"/>1,086,712</text:p>
          </table:table-cell>
          <table:table-cell office:value-type="float" office:value="1129142" table:style-name="ce38">
            <text:p><text:s text:c="3"/>1,129,142</text:p>
          </table:table-cell>
          <table:table-cell office:value-type="float" office:value="584125" table:style-name="ce38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1月</text:p>
          </table:table-cell>
          <table:covered-table-cell/>
          <table:table-cell office:value-type="float" office:value="9005752" table:style-name="ce35">
            <text:p><text:s text:c="3"/>9,005,752</text:p>
          </table:table-cell>
          <table:table-cell office:value-type="float" office:value="23349666" table:style-name="ce35">
            <text:p><text:s text:c="3"/>23,349,666</text:p>
          </table:table-cell>
          <table:table-cell office:value-type="float" office:value="11565761" table:style-name="ce35">
            <text:p><text:s text:c="3"/>11,565,761</text:p>
          </table:table-cell>
          <table:table-cell office:value-type="float" office:value="11783905" table:style-name="ce35">
            <text:p><text:s text:c="3"/>11,783,905</text:p>
          </table:table-cell>
          <table:table-cell office:value-type="float" office:value="13137" table:style-name="ce35">
            <text:p><text:s text:c="3"/>13,137</text:p>
          </table:table-cell>
          <table:table-cell office:value-type="float" office:value="6878" table:style-name="ce35">
            <text:p><text:s text:c="3"/>6,878</text:p>
          </table:table-cell>
          <table:table-cell office:value-type="float" office:value="6259" table:style-name="ce35">
            <text:p><text:s text:c="3"/>6,259</text:p>
          </table:table-cell>
          <table:table-cell office:value-type="float" office:value="6.6207660504150603" table:style-name="ce36">
            <text:p>6.62</text:p>
          </table:table-cell>
          <table:table-cell office:value-type="float" office:value="15954" table:style-name="ce35">
            <text:p><text:s text:c="3"/>15,954</text:p>
          </table:table-cell>
          <table:table-cell office:value-type="float" office:value="9342" table:style-name="ce35">
            <text:p><text:s text:c="3"/>9,342</text:p>
          </table:table-cell>
          <table:table-cell office:value-type="float" office:value="6612" table:style-name="ce35">
            <text:p><text:s text:c="3"/>6,612</text:p>
          </table:table-cell>
          <table:table-cell office:value-type="float" office:value="8.0404735912553704" table:style-name="ce36">
            <text:p>8.04</text:p>
          </table:table-cell>
          <table:table-cell office:value-type="float" office:value="-2817" table:style-name="ce35">
            <text:p>－ <text:s/>2,817</text:p>
          </table:table-cell>
          <table:table-cell office:value-type="float" office:value="-1.4197075408403199" table:style-name="ce37">
            <text:p>－ <text:s/>1.42</text:p>
          </table:table-cell>
          <table:table-cell office:value-type="float" office:value="11189" table:style-name="ce35">
            <text:p><text:s text:c="3"/>11,189</text:p>
          </table:table-cell>
          <table:table-cell office:value-type="float" office:value="11027" table:style-name="ce35">
            <text:p><text:s text:c="3"/>11,027</text:p>
          </table:table-cell>
          <table:table-cell office:value-type="float" office:value="162" table:style-name="ce35">
            <text:p><text:s text:c="3"/>162</text:p>
          </table:table-cell>
          <table:table-cell office:value-type="float" office:value="45" table:style-name="ce35">
            <text:p><text:s text:c="3"/>45</text:p>
          </table:table-cell>
          <table:table-cell office:value-type="float" office:value="117" table:style-name="ce35">
            <text:p><text:s text:c="3"/>117</text:p>
          </table:table-cell>
          <table:table-cell office:value-type="float" office:value="5.6390158588790502" table:style-name="ce36">
            <text:p>5.64</text:p>
          </table:table-cell>
          <table:table-cell office:value-type="float" office:value="3961" table:style-name="ce35">
            <text:p><text:s text:c="3"/>3,961</text:p>
          </table:table-cell>
          <table:table-cell office:value-type="float" office:value="3914" table:style-name="ce35">
            <text:p><text:s text:c="3"/>3,914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15" table:style-name="ce35">
            <text:p><text:s text:c="3"/>15</text:p>
          </table:table-cell>
          <table:table-cell office:value-type="float" office:value="32" table:style-name="ce35">
            <text:p><text:s text:c="3"/>32</text:p>
          </table:table-cell>
          <table:table-cell office:value-type="float" office:value="1.99625898802573" table:style-name="ce36">
            <text:p>2.00</text:p>
          </table:table-cell>
          <table:table-cell office:value-type="float" office:value="81011" table:style-name="ce35">
            <text:p><text:s text:c="3"/>81,011</text:p>
          </table:table-cell>
          <table:table-cell office:value-type="float" office:value="103842" table:style-name="ce35">
            <text:p><text:s text:c="3"/>103,842</text:p>
          </table:table-cell>
          <table:table-cell office:value-type="float" office:value="580944" table:style-name="ce35">
            <text:p><text:s text:c="3"/>580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2月</text:p>
          </table:table-cell>
          <table:covered-table-cell/>
          <table:table-cell office:value-type="float" office:value="9005454" table:style-name="ce35">
            <text:p><text:s text:c="3"/>9,005,454</text:p>
          </table:table-cell>
          <table:table-cell office:value-type="float" office:value="23319776" table:style-name="ce35">
            <text:p><text:s text:c="3"/>23,319,776</text:p>
          </table:table-cell>
          <table:table-cell office:value-type="float" office:value="11550791" table:style-name="ce35">
            <text:p><text:s text:c="3"/>11,550,791</text:p>
          </table:table-cell>
          <table:table-cell office:value-type="float" office:value="11768985" table:style-name="ce35">
            <text:p><text:s text:c="3"/>11,768,985</text:p>
          </table:table-cell>
          <table:table-cell office:value-type="float" office:value="9617" table:style-name="ce35">
            <text:p><text:s text:c="3"/>9,617</text:p>
          </table:table-cell>
          <table:table-cell office:value-type="float" office:value="4941" table:style-name="ce35">
            <text:p><text:s text:c="3"/>4,941</text:p>
          </table:table-cell>
          <table:table-cell office:value-type="float" office:value="4676" table:style-name="ce35">
            <text:p><text:s text:c="3"/>4,676</text:p>
          </table:table-cell>
          <table:table-cell office:value-type="float" office:value="5.3724432482271496" table:style-name="ce36">
            <text:p>5.37</text:p>
          </table:table-cell>
          <table:table-cell office:value-type="float" office:value="14887" table:style-name="ce35">
            <text:p><text:s text:c="3"/>14,887</text:p>
          </table:table-cell>
          <table:table-cell office:value-type="float" office:value="8666" table:style-name="ce35">
            <text:p><text:s text:c="3"/>8,666</text:p>
          </table:table-cell>
          <table:table-cell office:value-type="float" office:value="6221" table:style-name="ce35">
            <text:p><text:s text:c="3"/>6,221</text:p>
          </table:table-cell>
          <table:table-cell office:value-type="float" office:value="8.3164773459870602" table:style-name="ce36">
            <text:p>8.32</text:p>
          </table:table-cell>
          <table:table-cell office:value-type="float" office:value="-5270" table:style-name="ce35">
            <text:p>－ <text:s/>5,270</text:p>
          </table:table-cell>
          <table:table-cell office:value-type="float" office:value="-2.9440340977599102" table:style-name="ce37">
            <text:p>－ <text:s/>2.94</text:p>
          </table:table-cell>
          <table:table-cell office:value-type="float" office:value="8640" table:style-name="ce35">
            <text:p><text:s text:c="3"/>8,640</text:p>
          </table:table-cell>
          <table:table-cell office:value-type="float" office:value="8443" table:style-name="ce35">
            <text:p><text:s text:c="3"/>8,443</text:p>
          </table:table-cell>
          <table:table-cell office:value-type="float" office:value="197" table:style-name="ce35">
            <text:p><text:s text:c="3"/>197</text:p>
          </table:table-cell>
          <table:table-cell office:value-type="float" office:value="49" table:style-name="ce35">
            <text:p><text:s text:c="3"/>49</text:p>
          </table:table-cell>
          <table:table-cell office:value-type="float" office:value="148" table:style-name="ce35">
            <text:p><text:s text:c="3"/>148</text:p>
          </table:table-cell>
          <table:table-cell office:value-type="float" office:value="4.8266517276367402" table:style-name="ce36">
            <text:p>4.83</text:p>
          </table:table-cell>
          <table:table-cell office:value-type="float" office:value="3358" table:style-name="ce35">
            <text:p><text:s text:c="3"/>3,358</text:p>
          </table:table-cell>
          <table:table-cell office:value-type="float" office:value="3316" table:style-name="ce35">
            <text:p><text:s text:c="3"/>3,316</text:p>
          </table:table-cell>
          <table:table-cell office:value-type="float" office:value="42" table:style-name="ce35">
            <text:p><text:s text:c="3"/>42</text:p>
          </table:table-cell>
          <table:table-cell office:value-type="float" office:value="10" table:style-name="ce35">
            <text:p><text:s text:c="3"/>10</text:p>
          </table:table-cell>
          <table:table-cell office:value-type="float" office:value="32" table:style-name="ce35">
            <text:p><text:s text:c="3"/>32</text:p>
          </table:table-cell>
          <table:table-cell office:value-type="float" office:value="1.87591394692178" table:style-name="ce36">
            <text:p>1.88</text:p>
          </table:table-cell>
          <table:table-cell office:value-type="float" office:value="67432" table:style-name="ce35">
            <text:p><text:s text:c="3"/>67,432</text:p>
          </table:table-cell>
          <table:table-cell office:value-type="float" office:value="92052" table:style-name="ce35">
            <text:p><text:s text:c="3"/>92,052</text:p>
          </table:table-cell>
          <table:table-cell office:value-type="float" office:value="581134" table:style-name="ce35">
            <text:p><text:s text:c="3"/>581,13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3月</text:p>
          </table:table-cell>
          <table:covered-table-cell/>
          <table:table-cell office:value-type="float" office:value="9004145" table:style-name="ce35">
            <text:p><text:s text:c="3"/>9,004,145</text:p>
          </table:table-cell>
          <table:table-cell office:value-type="float" office:value="23268991" table:style-name="ce35">
            <text:p><text:s text:c="3"/>23,268,991</text:p>
          </table:table-cell>
          <table:table-cell office:value-type="float" office:value="11523301" table:style-name="ce35">
            <text:p><text:s text:c="3"/>11,523,301</text:p>
          </table:table-cell>
          <table:table-cell office:value-type="float" office:value="11745690" table:style-name="ce35">
            <text:p><text:s text:c="3"/>11,745,690</text:p>
          </table:table-cell>
          <table:table-cell office:value-type="float" office:value="12788" table:style-name="ce35">
            <text:p><text:s text:c="3"/>12,788</text:p>
          </table:table-cell>
          <table:table-cell office:value-type="float" office:value="6672" table:style-name="ce35">
            <text:p><text:s text:c="3"/>6,672</text:p>
          </table:table-cell>
          <table:table-cell office:value-type="float" office:value="6116" table:style-name="ce35">
            <text:p><text:s text:c="3"/>6,116</text:p>
          </table:table-cell>
          <table:table-cell office:value-type="float" office:value="6.4637206259085698" table:style-name="ce36">
            <text:p>6.46</text:p>
          </table:table-cell>
          <table:table-cell office:value-type="float" office:value="18239" table:style-name="ce35">
            <text:p><text:s text:c="3"/>18,239</text:p>
          </table:table-cell>
          <table:table-cell office:value-type="float" office:value="10624" table:style-name="ce35">
            <text:p><text:s text:c="3"/>10,624</text:p>
          </table:table-cell>
          <table:table-cell office:value-type="float" office:value="7615" table:style-name="ce35">
            <text:p><text:s text:c="3"/>7,615</text:p>
          </table:table-cell>
          <table:table-cell office:value-type="float" office:value="9.2189396696861401" table:style-name="ce36">
            <text:p>9.22</text:p>
          </table:table-cell>
          <table:table-cell office:value-type="float" office:value="-5451" table:style-name="ce35">
            <text:p>－ <text:s/>5,451</text:p>
          </table:table-cell>
          <table:table-cell office:value-type="float" office:value="-2.7552190437775699" table:style-name="ce37">
            <text:p>－ <text:s/>2.76</text:p>
          </table:table-cell>
          <table:table-cell office:value-type="float" office:value="10509" table:style-name="ce35">
            <text:p><text:s text:c="3"/>10,509</text:p>
          </table:table-cell>
          <table:table-cell office:value-type="float" office:value="10293" table:style-name="ce35">
            <text:p><text:s text:c="3"/>10,293</text:p>
          </table:table-cell>
          <table:table-cell office:value-type="float" office:value="216" table:style-name="ce35">
            <text:p><text:s text:c="3"/>216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159" table:style-name="ce35">
            <text:p><text:s text:c="3"/>159</text:p>
          </table:table-cell>
          <table:table-cell office:value-type="float" office:value="5.3117954377285796" table:style-name="ce36">
            <text:p>5.31</text:p>
          </table:table-cell>
          <table:table-cell office:value-type="float" office:value="4821" table:style-name="ce35">
            <text:p><text:s text:c="3"/>4,821</text:p>
          </table:table-cell>
          <table:table-cell office:value-type="float" office:value="4768" table:style-name="ce35">
            <text:p><text:s text:c="3"/>4,768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41" table:style-name="ce35">
            <text:p><text:s text:c="3"/>41</text:p>
          </table:table-cell>
          <table:table-cell office:value-type="float" office:value="2.4367842616128601" table:style-name="ce36">
            <text:p>2.44</text:p>
          </table:table-cell>
          <table:table-cell office:value-type="float" office:value="103168" table:style-name="ce35">
            <text:p><text:s text:c="3"/>103,168</text:p>
          </table:table-cell>
          <table:table-cell office:value-type="float" office:value="148502" table:style-name="ce35">
            <text:p><text:s text:c="3"/>148,502</text:p>
          </table:table-cell>
          <table:table-cell office:value-type="float" office:value="581327" table:style-name="ce35">
            <text:p><text:s text:c="3"/>581,32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4月</text:p>
          </table:table-cell>
          <table:covered-table-cell/>
          <table:table-cell office:value-type="float" office:value="9002584" table:style-name="ce35">
            <text:p><text:s text:c="3"/>9,002,584</text:p>
          </table:table-cell>
          <table:table-cell office:value-type="float" office:value="23215015" table:style-name="ce35">
            <text:p><text:s text:c="3"/>23,215,015</text:p>
          </table:table-cell>
          <table:table-cell office:value-type="float" office:value="11493738" table:style-name="ce35">
            <text:p><text:s text:c="3"/>11,493,738</text:p>
          </table:table-cell>
          <table:table-cell office:value-type="float" office:value="11721277" table:style-name="ce35">
            <text:p><text:s text:c="3"/>11,721,277</text:p>
          </table:table-cell>
          <table:table-cell office:value-type="float" office:value="11222" table:style-name="ce35">
            <text:p><text:s text:c="3"/>11,222</text:p>
          </table:table-cell>
          <table:table-cell office:value-type="float" office:value="5808" table:style-name="ce35">
            <text:p><text:s text:c="3"/>5,808</text:p>
          </table:table-cell>
          <table:table-cell office:value-type="float" office:value="5414" table:style-name="ce35">
            <text:p><text:s text:c="3"/>5,414</text:p>
          </table:table-cell>
          <table:table-cell office:value-type="float" office:value="5.87446500774195" table:style-name="ce36">
            <text:p>5.87</text:p>
          </table:table-cell>
          <table:table-cell office:value-type="float" office:value="14655" table:style-name="ce35">
            <text:p><text:s text:c="3"/>14,655</text:p>
          </table:table-cell>
          <table:table-cell office:value-type="float" office:value="8554" table:style-name="ce35">
            <text:p><text:s text:c="3"/>8,554</text:p>
          </table:table-cell>
          <table:table-cell office:value-type="float" office:value="6101" table:style-name="ce35">
            <text:p><text:s text:c="3"/>6,101</text:p>
          </table:table-cell>
          <table:table-cell office:value-type="float" office:value="7.6715634190392299" table:style-name="ce36">
            <text:p>7.67</text:p>
          </table:table-cell>
          <table:table-cell office:value-type="float" office:value="-3433" table:style-name="ce35">
            <text:p>－ <text:s/>3,433</text:p>
          </table:table-cell>
          <table:table-cell office:value-type="float" office:value="-1.7970984112972801" table:style-name="ce37">
            <text:p>－ <text:s/>1.80</text:p>
          </table:table-cell>
          <table:table-cell office:value-type="float" office:value="6539" table:style-name="ce35">
            <text:p><text:s text:c="3"/>6,539</text:p>
          </table:table-cell>
          <table:table-cell office:value-type="float" office:value="6390" table:style-name="ce35">
            <text:p><text:s text:c="3"/>6,390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96" table:style-name="ce35">
            <text:p><text:s text:c="3"/>96</text:p>
          </table:table-cell>
          <table:table-cell office:value-type="float" office:value="3.4230196654450702" table:style-name="ce36">
            <text:p>3.42</text:p>
          </table:table-cell>
          <table:table-cell office:value-type="float" office:value="4051" table:style-name="ce35">
            <text:p><text:s text:c="3"/>4,051</text:p>
          </table:table-cell>
          <table:table-cell office:value-type="float" office:value="4003" table:style-name="ce35">
            <text:p><text:s text:c="3"/>4,003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2.1206075339834798" table:style-name="ce36">
            <text:p>2.12</text:p>
          </table:table-cell>
          <table:table-cell office:value-type="float" office:value="84281" table:style-name="ce35">
            <text:p><text:s text:c="3"/>84,281</text:p>
          </table:table-cell>
          <table:table-cell office:value-type="float" office:value="134824" table:style-name="ce35">
            <text:p><text:s text:c="3"/>134,824</text:p>
          </table:table-cell>
          <table:table-cell office:value-type="float" office:value="581406" table:style-name="ce35">
            <text:p><text:s text:c="3"/>581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5月</text:p>
          </table:table-cell>
          <table:covered-table-cell/>
          <table:table-cell office:value-type="float" office:value="9008300" table:style-name="ce35">
            <text:p><text:s text:c="3"/>9,008,300</text:p>
          </table:table-cell>
          <table:table-cell office:value-type="float" office:value="23196178" table:style-name="ce35">
            <text:p><text:s text:c="3"/>23,196,178</text:p>
          </table:table-cell>
          <table:table-cell office:value-type="float" office:value="11482441" table:style-name="ce35">
            <text:p><text:s text:c="3"/>11,482,441</text:p>
          </table:table-cell>
          <table:table-cell office:value-type="float" office:value="11713737" table:style-name="ce35">
            <text:p><text:s text:c="3"/>11,713,737</text:p>
          </table:table-cell>
          <table:table-cell office:value-type="float" office:value="9442" table:style-name="ce35">
            <text:p><text:s text:c="3"/>9,442</text:p>
          </table:table-cell>
          <table:table-cell office:value-type="float" office:value="4897" table:style-name="ce35">
            <text:p><text:s text:c="3"/>4,897</text:p>
          </table:table-cell>
          <table:table-cell office:value-type="float" office:value="4545" table:style-name="ce35">
            <text:p><text:s text:c="3"/>4,545</text:p>
          </table:table-cell>
          <table:table-cell office:value-type="float" office:value="4.7907381085364902" table:style-name="ce36">
            <text:p>4.79</text:p>
          </table:table-cell>
          <table:table-cell office:value-type="float" office:value="17409" table:style-name="ce35">
            <text:p><text:s text:c="3"/>17,409</text:p>
          </table:table-cell>
          <table:table-cell office:value-type="float" office:value="9997" table:style-name="ce35">
            <text:p><text:s text:c="3"/>9,997</text:p>
          </table:table-cell>
          <table:table-cell office:value-type="float" office:value="7412" table:style-name="ce35">
            <text:p><text:s text:c="3"/>7,412</text:p>
          </table:table-cell>
          <table:table-cell office:value-type="float" office:value="8.8330819457224905" table:style-name="ce36">
            <text:p>8.83</text:p>
          </table:table-cell>
          <table:table-cell office:value-type="float" office:value="-7967" table:style-name="ce35">
            <text:p>－ <text:s/>7,967</text:p>
          </table:table-cell>
          <table:table-cell office:value-type="float" office:value="-4.0423438371860003" table:style-name="ce37">
            <text:p>－ <text:s/>4.04</text:p>
          </table:table-cell>
          <table:table-cell office:value-type="float" office:value="15597" table:style-name="ce35">
            <text:p><text:s text:c="3"/>15,597</text:p>
          </table:table-cell>
          <table:table-cell office:value-type="float" office:value="15293" table:style-name="ce35">
            <text:p><text:s text:c="3"/>15,293</text:p>
          </table:table-cell>
          <table:table-cell office:value-type="float" office:value="304" table:style-name="ce35">
            <text:p><text:s text:c="3"/>304</text:p>
          </table:table-cell>
          <table:table-cell office:value-type="float" office:value="72" table:style-name="ce35">
            <text:p><text:s text:c="3"/>72</text:p>
          </table:table-cell>
          <table:table-cell office:value-type="float" office:value="232" table:style-name="ce35">
            <text:p><text:s text:c="3"/>232</text:p>
          </table:table-cell>
          <table:table-cell office:value-type="float" office:value="7.9136986103414104" table:style-name="ce36">
            <text:p>7.91</text:p>
          </table:table-cell>
          <table:table-cell office:value-type="float" office:value="4019" table:style-name="ce35">
            <text:p><text:s text:c="3"/>4,019</text:p>
          </table:table-cell>
          <table:table-cell office:value-type="float" office:value="3975" table:style-name="ce35">
            <text:p><text:s text:c="3"/>3,975</text:p>
          </table:table-cell>
          <table:table-cell office:value-type="float" office:value="44" table:style-name="ce35">
            <text:p><text:s text:c="3"/>44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36" table:style-name="ce35">
            <text:p><text:s text:c="3"/>36</text:p>
          </table:table-cell>
          <table:table-cell office:value-type="float" office:value="2.0391841197000802" table:style-name="ce36">
            <text:p>2.04</text:p>
          </table:table-cell>
          <table:table-cell office:value-type="float" office:value="82997" table:style-name="ce35">
            <text:p><text:s text:c="3"/>82,997</text:p>
          </table:table-cell>
          <table:table-cell office:value-type="float" office:value="93867" table:style-name="ce35">
            <text:p><text:s text:c="3"/>93,867</text:p>
          </table:table-cell>
          <table:table-cell office:value-type="float" office:value="581530" table:style-name="ce35">
            <text:p><text:s text:c="3"/>581,53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6月</text:p>
          </table:table-cell>
          <table:covered-table-cell/>
          <table:table-cell office:value-type="float" office:value="9014700" table:style-name="ce35">
            <text:p><text:s text:c="3"/>9,014,700</text:p>
          </table:table-cell>
          <table:table-cell office:value-type="float" office:value="23186278" table:style-name="ce35">
            <text:p><text:s text:c="3"/>23,186,278</text:p>
          </table:table-cell>
          <table:table-cell office:value-type="float" office:value="11475116" table:style-name="ce35">
            <text:p><text:s text:c="3"/>11,475,116</text:p>
          </table:table-cell>
          <table:table-cell office:value-type="float" office:value="11711162" table:style-name="ce35">
            <text:p><text:s text:c="3"/>11,711,162</text:p>
          </table:table-cell>
          <table:table-cell office:value-type="float" office:value="10943" table:style-name="ce35">
            <text:p><text:s text:c="3"/>10,943</text:p>
          </table:table-cell>
          <table:table-cell office:value-type="float" office:value="5677" table:style-name="ce35">
            <text:p><text:s text:c="3"/>5,677</text:p>
          </table:table-cell>
          <table:table-cell office:value-type="float" office:value="5266" table:style-name="ce35">
            <text:p><text:s text:c="3"/>5,266</text:p>
          </table:table-cell>
          <table:table-cell office:value-type="float" office:value="5.7409565950252102" table:style-name="ce36">
            <text:p>5.74</text:p>
          </table:table-cell>
          <table:table-cell office:value-type="float" office:value="21033" table:style-name="ce35">
            <text:p><text:s text:c="3"/>21,033</text:p>
          </table:table-cell>
          <table:table-cell office:value-type="float" office:value="12152" table:style-name="ce35">
            <text:p><text:s text:c="3"/>12,152</text:p>
          </table:table-cell>
          <table:table-cell office:value-type="float" office:value="8881" table:style-name="ce35">
            <text:p><text:s text:c="3"/>8,881</text:p>
          </table:table-cell>
          <table:table-cell office:value-type="float" office:value="11.034409217140199" table:style-name="ce36">
            <text:p>11.03</text:p>
          </table:table-cell>
          <table:table-cell office:value-type="float" office:value="-10090" table:style-name="ce35">
            <text:p>－ <text:s/>10,090</text:p>
          </table:table-cell>
          <table:table-cell office:value-type="float" office:value="-5.29345262211499" table:style-name="ce37">
            <text:p>－ <text:s/>5.29</text:p>
          </table:table-cell>
          <table:table-cell office:value-type="float" office:value="9045" table:style-name="ce35">
            <text:p><text:s text:c="3"/>9,045</text:p>
          </table:table-cell>
          <table:table-cell office:value-type="float" office:value="8868" table:style-name="ce35">
            <text:p><text:s text:c="3"/>8,868</text:p>
          </table:table-cell>
          <table:table-cell office:value-type="float" office:value="177" table:style-name="ce35">
            <text:p><text:s text:c="3"/>177</text:p>
          </table:table-cell>
          <table:table-cell office:value-type="float" office:value="41" table:style-name="ce35">
            <text:p><text:s text:c="3"/>41</text:p>
          </table:table-cell>
          <table:table-cell office:value-type="float" office:value="136" table:style-name="ce35">
            <text:p><text:s text:c="3"/>136</text:p>
          </table:table-cell>
          <table:table-cell office:value-type="float" office:value="4.7452209085262798" table:style-name="ce36">
            <text:p>4.75</text:p>
          </table:table-cell>
          <table:table-cell office:value-type="float" office:value="4156" table:style-name="ce35">
            <text:p><text:s text:c="3"/>4,156</text:p>
          </table:table-cell>
          <table:table-cell office:value-type="float" office:value="4103" table:style-name="ce35">
            <text:p><text:s text:c="3"/>4,103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14" table:style-name="ce35">
            <text:p><text:s text:c="3"/>14</text:p>
          </table:table-cell>
          <table:table-cell office:value-type="float" office:value="39" table:style-name="ce35">
            <text:p><text:s text:c="3"/>39</text:p>
          </table:table-cell>
          <table:table-cell office:value-type="float" office:value="2.18033588677006" table:style-name="ce36">
            <text:p>2.18</text:p>
          </table:table-cell>
          <table:table-cell office:value-type="float" office:value="85868" table:style-name="ce35">
            <text:p><text:s text:c="3"/>85,868</text:p>
          </table:table-cell>
          <table:table-cell office:value-type="float" office:value="85678" table:style-name="ce35">
            <text:p><text:s text:c="3"/>85,678</text:p>
          </table:table-cell>
          <table:table-cell office:value-type="float" office:value="581694" table:style-name="ce35">
            <text:p><text:s text:c="3"/>581,69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7月</text:p>
          </table:table-cell>
          <table:covered-table-cell/>
          <table:table-cell office:value-type="float" office:value="9026456" table:style-name="ce35">
            <text:p><text:s text:c="3"/>9,026,456</text:p>
          </table:table-cell>
          <table:table-cell office:value-type="float" office:value="23190064" table:style-name="ce35">
            <text:p><text:s text:c="3"/>23,190,064</text:p>
          </table:table-cell>
          <table:table-cell office:value-type="float" office:value="11475027" table:style-name="ce35">
            <text:p><text:s text:c="3"/>11,475,027</text:p>
          </table:table-cell>
          <table:table-cell office:value-type="float" office:value="11715037" table:style-name="ce35">
            <text:p><text:s text:c="3"/>11,715,037</text:p>
          </table:table-cell>
          <table:table-cell office:value-type="float" office:value="10950" table:style-name="ce35">
            <text:p><text:s text:c="3"/>10,950</text:p>
          </table:table-cell>
          <table:table-cell office:value-type="float" office:value="5813" table:style-name="ce35">
            <text:p><text:s text:c="3"/>5,813</text:p>
          </table:table-cell>
          <table:table-cell office:value-type="float" office:value="5137" table:style-name="ce35">
            <text:p><text:s text:c="3"/>5,137</text:p>
          </table:table-cell>
          <table:table-cell office:value-type="float" office:value="5.5600512586714501" table:style-name="ce36">
            <text:p>5.56</text:p>
          </table:table-cell>
          <table:table-cell office:value-type="float" office:value="18215" table:style-name="ce35">
            <text:p><text:s text:c="3"/>18,215</text:p>
          </table:table-cell>
          <table:table-cell office:value-type="float" office:value="10505" table:style-name="ce35">
            <text:p><text:s text:c="3"/>10,505</text:p>
          </table:table-cell>
          <table:table-cell office:value-type="float" office:value="7710" table:style-name="ce35">
            <text:p><text:s text:c="3"/>7,710</text:p>
          </table:table-cell>
          <table:table-cell office:value-type="float" office:value="9.2489802444475195" table:style-name="ce36">
            <text:p>9.25</text:p>
          </table:table-cell>
          <table:table-cell office:value-type="float" office:value="-7265" table:style-name="ce35">
            <text:p>－ <text:s/>7,265</text:p>
          </table:table-cell>
          <table:table-cell office:value-type="float" office:value="-3.6889289857760801" table:style-name="ce37">
            <text:p>－ <text:s/>3.69</text:p>
          </table:table-cell>
          <table:table-cell office:value-type="float" office:value="9327" table:style-name="ce35">
            <text:p><text:s text:c="3"/>9,327</text:p>
          </table:table-cell>
          <table:table-cell office:value-type="float" office:value="9122" table:style-name="ce35">
            <text:p><text:s text:c="3"/>9,122</text:p>
          </table:table-cell>
          <table:table-cell office:value-type="float" office:value="205" table:style-name="ce35">
            <text:p><text:s text:c="3"/>205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4.7359450310163096" table:style-name="ce36">
            <text:p>4.74</text:p>
          </table:table-cell>
          <table:table-cell office:value-type="float" office:value="4476" table:style-name="ce35">
            <text:p><text:s text:c="3"/>4,476</text:p>
          </table:table-cell>
          <table:table-cell office:value-type="float" office:value="4426" table:style-name="ce35">
            <text:p><text:s text:c="3"/>4,426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5" table:style-name="ce35">
            <text:p><text:s text:c="3"/>15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2.2727661583391199" table:style-name="ce36">
            <text:p>2.27</text:p>
          </table:table-cell>
          <table:table-cell office:value-type="float" office:value="101555" table:style-name="ce35">
            <text:p><text:s text:c="3"/>101,555</text:p>
          </table:table-cell>
          <table:table-cell office:value-type="float" office:value="90504" table:style-name="ce35">
            <text:p><text:s text:c="3"/>90,504</text:p>
          </table:table-cell>
          <table:table-cell office:value-type="float" office:value="582008" table:style-name="ce35">
            <text:p><text:s text:c="3"/>582,00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8月</text:p>
          </table:table-cell>
          <table:covered-table-cell/>
          <table:table-cell office:value-type="float" office:value="9042909" table:style-name="ce35">
            <text:p><text:s text:c="3"/>9,042,909</text:p>
          </table:table-cell>
          <table:table-cell office:value-type="float" office:value="23194554" table:style-name="ce35">
            <text:p><text:s text:c="3"/>23,194,554</text:p>
          </table:table-cell>
          <table:table-cell office:value-type="float" office:value="11475623" table:style-name="ce35">
            <text:p><text:s text:c="3"/>11,475,623</text:p>
          </table:table-cell>
          <table:table-cell office:value-type="float" office:value="11718931" table:style-name="ce35">
            <text:p><text:s text:c="3"/>11,718,931</text:p>
          </table:table-cell>
          <table:table-cell office:value-type="float" office:value="11902" table:style-name="ce35">
            <text:p><text:s text:c="3"/>11,902</text:p>
          </table:table-cell>
          <table:table-cell office:value-type="float" office:value="6218" table:style-name="ce35">
            <text:p><text:s text:c="3"/>6,218</text:p>
          </table:table-cell>
          <table:table-cell office:value-type="float" office:value="5684" table:style-name="ce35">
            <text:p><text:s text:c="3"/>5,684</text:p>
          </table:table-cell>
          <table:table-cell office:value-type="float" office:value="6.0423673905389599" table:style-name="ce36">
            <text:p>6.04</text:p>
          </table:table-cell>
          <table:table-cell office:value-type="float" office:value="17830" table:style-name="ce35">
            <text:p><text:s text:c="3"/>17,830</text:p>
          </table:table-cell>
          <table:table-cell office:value-type="float" office:value="10333" table:style-name="ce35">
            <text:p><text:s text:c="3"/>10,333</text:p>
          </table:table-cell>
          <table:table-cell office:value-type="float" office:value="7497" table:style-name="ce35">
            <text:p><text:s text:c="3"/>7,497</text:p>
          </table:table-cell>
          <table:table-cell office:value-type="float" office:value="9.0518745230473598" table:style-name="ce36">
            <text:p>9.05</text:p>
          </table:table-cell>
          <table:table-cell office:value-type="float" office:value="-5928" table:style-name="ce35">
            <text:p>－ <text:s/>5,928</text:p>
          </table:table-cell>
          <table:table-cell office:value-type="float" office:value="-3.0095071325084" table:style-name="ce37">
            <text:p>－ <text:s/>3.01</text:p>
          </table:table-cell>
          <table:table-cell office:value-type="float" office:value="4315" table:style-name="ce35">
            <text:p><text:s text:c="3"/>4,315</text:p>
          </table:table-cell>
          <table:table-cell office:value-type="float" office:value="4174" table:style-name="ce35">
            <text:p><text:s text:c="3"/>4,174</text:p>
          </table:table-cell>
          <table:table-cell office:value-type="float" office:value="141" table:style-name="ce35">
            <text:p><text:s text:c="3"/>141</text:p>
          </table:table-cell>
          <table:table-cell office:value-type="float" office:value="44" table:style-name="ce35">
            <text:p><text:s text:c="3"/>44</text:p>
          </table:table-cell>
          <table:table-cell office:value-type="float" office:value="97" table:style-name="ce35">
            <text:p><text:s text:c="3"/>97</text:p>
          </table:table-cell>
          <table:table-cell office:value-type="float" office:value="2.1906247093073099" table:style-name="ce36">
            <text:p>2.19</text:p>
          </table:table-cell>
          <table:table-cell office:value-type="float" office:value="4787" table:style-name="ce35">
            <text:p><text:s text:c="3"/>4,787</text:p>
          </table:table-cell>
          <table:table-cell office:value-type="float" office:value="4725" table:style-name="ce35">
            <text:p><text:s text:c="3"/>4,725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6" table:style-name="ce35">
            <text:p><text:s text:c="3"/>16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2.4302480842303802" table:style-name="ce36">
            <text:p>2.43</text:p>
          </table:table-cell>
          <table:table-cell office:value-type="float" office:value="99646" table:style-name="ce35">
            <text:p><text:s text:c="3"/>99,646</text:p>
          </table:table-cell>
          <table:table-cell office:value-type="float" office:value="89228" table:style-name="ce35">
            <text:p><text:s text:c="3"/>89,228</text:p>
          </table:table-cell>
          <table:table-cell office:value-type="float" office:value="582485" table:style-name="ce35">
            <text:p><text:s text:c="3"/>582,48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9月</text:p>
          </table:table-cell>
          <table:covered-table-cell/>
          <table:table-cell office:value-type="float" office:value="9062527" table:style-name="ce35">
            <text:p><text:s text:c="3"/>9,062,527</text:p>
          </table:table-cell>
          <table:table-cell office:value-type="float" office:value="23198133" table:style-name="ce35">
            <text:p><text:s text:c="3"/>23,198,133</text:p>
          </table:table-cell>
          <table:table-cell office:value-type="float" office:value="11475695" table:style-name="ce35">
            <text:p><text:s text:c="3"/>11,475,695</text:p>
          </table:table-cell>
          <table:table-cell office:value-type="float" office:value="11722438" table:style-name="ce35">
            <text:p><text:s text:c="3"/>11,722,438</text:p>
          </table:table-cell>
          <table:table-cell office:value-type="float" office:value="12217" table:style-name="ce35">
            <text:p><text:s text:c="3"/>12,217</text:p>
          </table:table-cell>
          <table:table-cell office:value-type="float" office:value="6322" table:style-name="ce35">
            <text:p><text:s text:c="3"/>6,322</text:p>
          </table:table-cell>
          <table:table-cell office:value-type="float" office:value="5895" table:style-name="ce35">
            <text:p><text:s text:c="3"/>5,895</text:p>
          </table:table-cell>
          <table:table-cell office:value-type="float" office:value="6.4079136725435504" table:style-name="ce36">
            <text:p>6.41</text:p>
          </table:table-cell>
          <table:table-cell office:value-type="float" office:value="16505" table:style-name="ce35">
            <text:p><text:s text:c="3"/>16,505</text:p>
          </table:table-cell>
          <table:table-cell office:value-type="float" office:value="9540" table:style-name="ce35">
            <text:p><text:s text:c="3"/>9,540</text:p>
          </table:table-cell>
          <table:table-cell office:value-type="float" office:value="6965" table:style-name="ce35">
            <text:p><text:s text:c="3"/>6,965</text:p>
          </table:table-cell>
          <table:table-cell office:value-type="float" office:value="8.6570037787780407" table:style-name="ce36">
            <text:p>8.66</text:p>
          </table:table-cell>
          <table:table-cell office:value-type="float" office:value="-4288" table:style-name="ce35">
            <text:p>－ <text:s/>4,288</text:p>
          </table:table-cell>
          <table:table-cell office:value-type="float" office:value="-2.2490901062344899" table:style-name="ce37">
            <text:p>－ <text:s/>2.25</text:p>
          </table:table-cell>
          <table:table-cell office:value-type="float" office:value="11546" table:style-name="ce35">
            <text:p><text:s text:c="3"/>11,546</text:p>
          </table:table-cell>
          <table:table-cell office:value-type="float" office:value="11350" table:style-name="ce35">
            <text:p><text:s text:c="3"/>11,350</text:p>
          </table:table-cell>
          <table:table-cell office:value-type="float" office:value="196" table:style-name="ce35">
            <text:p><text:s text:c="3"/>196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144" table:style-name="ce35">
            <text:p><text:s text:c="3"/>144</text:p>
          </table:table-cell>
          <table:table-cell office:value-type="float" office:value="6.0559688354905301" table:style-name="ce36">
            <text:p>6.06</text:p>
          </table:table-cell>
          <table:table-cell office:value-type="float" office:value="4335" table:style-name="ce35">
            <text:p><text:s text:c="3"/>4,335</text:p>
          </table:table-cell>
          <table:table-cell office:value-type="float" office:value="4286" table:style-name="ce35">
            <text:p><text:s text:c="3"/>4,286</text:p>
          </table:table-cell>
          <table:table-cell office:value-type="float" office:value="49" table:style-name="ce35">
            <text:p><text:s text:c="3"/>49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40" table:style-name="ce35">
            <text:p><text:s text:c="3"/>40</text:p>
          </table:table-cell>
          <table:table-cell office:value-type="float" office:value="2.2737419800668199" table:style-name="ce36">
            <text:p>2.27</text:p>
          </table:table-cell>
          <table:table-cell office:value-type="float" office:value="95826" table:style-name="ce35">
            <text:p><text:s text:c="3"/>95,826</text:p>
          </table:table-cell>
          <table:table-cell office:value-type="float" office:value="87959" table:style-name="ce35">
            <text:p><text:s text:c="3"/>87,959</text:p>
          </table:table-cell>
          <table:table-cell office:value-type="float" office:value="582846" table:style-name="ce35">
            <text:p><text:s text:c="3"/>582,84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10月</text:p>
          </table:table-cell>
          <table:covered-table-cell/>
          <table:table-cell office:value-type="float" office:value="9068488" table:style-name="ce35">
            <text:p><text:s text:c="3"/>9,068,488</text:p>
          </table:table-cell>
          <table:table-cell office:value-type="float" office:value="23212056" table:style-name="ce35">
            <text:p><text:s text:c="3"/>23,212,056</text:p>
          </table:table-cell>
          <table:table-cell office:value-type="float" office:value="11480153" table:style-name="ce35">
            <text:p><text:s text:c="3"/>11,480,153</text:p>
          </table:table-cell>
          <table:table-cell office:value-type="float" office:value="11731903" table:style-name="ce35">
            <text:p><text:s text:c="3"/>11,731,903</text:p>
          </table:table-cell>
          <table:table-cell office:value-type="float" office:value="12242" table:style-name="ce35">
            <text:p><text:s text:c="3"/>12,242</text:p>
          </table:table-cell>
          <table:table-cell office:value-type="float" office:value="6345" table:style-name="ce35">
            <text:p><text:s text:c="3"/>6,345</text:p>
          </table:table-cell>
          <table:table-cell office:value-type="float" office:value="5897" table:style-name="ce35">
            <text:p><text:s text:c="3"/>5,897</text:p>
          </table:table-cell>
          <table:table-cell office:value-type="float" office:value="6.2115531319794801" table:style-name="ce36">
            <text:p>6.21</text:p>
          </table:table-cell>
          <table:table-cell office:value-type="float" office:value="17099" table:style-name="ce35">
            <text:p><text:s text:c="3"/>17,099</text:p>
          </table:table-cell>
          <table:table-cell office:value-type="float" office:value="9820" table:style-name="ce35">
            <text:p><text:s text:c="3"/>9,820</text:p>
          </table:table-cell>
          <table:table-cell office:value-type="float" office:value="7279" table:style-name="ce35">
            <text:p><text:s text:c="3"/>7,279</text:p>
          </table:table-cell>
          <table:table-cell office:value-type="float" office:value="8.6759799872338803" table:style-name="ce36">
            <text:p>8.68</text:p>
          </table:table-cell>
          <table:table-cell office:value-type="float" office:value="-4857" table:style-name="ce35">
            <text:p>－ <text:s/>4,857</text:p>
          </table:table-cell>
          <table:table-cell office:value-type="float" office:value="-2.4644268552544002" table:style-name="ce37">
            <text:p>－ <text:s/>2.46</text:p>
          </table:table-cell>
          <table:table-cell office:value-type="float" office:value="10013" table:style-name="ce35">
            <text:p><text:s text:c="3"/>10,013</text:p>
          </table:table-cell>
          <table:table-cell office:value-type="float" office:value="9827" table:style-name="ce35">
            <text:p><text:s text:c="3"/>9,827</text:p>
          </table:table-cell>
          <table:table-cell office:value-type="float" office:value="186" table:style-name="ce35">
            <text:p><text:s text:c="3"/>186</text:p>
          </table:table-cell>
          <table:table-cell office:value-type="float" office:value="55" table:style-name="ce35">
            <text:p><text:s text:c="3"/>55</text:p>
          </table:table-cell>
          <table:table-cell office:value-type="float" office:value="131" table:style-name="ce35">
            <text:p><text:s text:c="3"/>131</text:p>
          </table:table-cell>
          <table:table-cell office:value-type="float" office:value="5.0805653905007802" table:style-name="ce36">
            <text:p>5.08</text:p>
          </table:table-cell>
          <table:table-cell office:value-type="float" office:value="4071" table:style-name="ce35">
            <text:p><text:s text:c="3"/>4,071</text:p>
          </table:table-cell>
          <table:table-cell office:value-type="float" office:value="4019" table:style-name="ce35">
            <text:p><text:s text:c="3"/>4,019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16" table:style-name="ce35">
            <text:p><text:s text:c="3"/>16</text:p>
          </table:table-cell>
          <table:table-cell office:value-type="float" office:value="36" table:style-name="ce35">
            <text:p><text:s text:c="3"/>36</text:p>
          </table:table-cell>
          <table:table-cell office:value-type="float" office:value="2.0656128737370101" table:style-name="ce36">
            <text:p>2.07</text:p>
          </table:table-cell>
          <table:table-cell office:value-type="float" office:value="75571" table:style-name="ce35">
            <text:p><text:s text:c="3"/>75,571</text:p>
          </table:table-cell>
          <table:table-cell office:value-type="float" office:value="56791" table:style-name="ce35">
            <text:p><text:s text:c="3"/>56,791</text:p>
          </table:table-cell>
          <table:table-cell office:value-type="float" office:value="583299" table:style-name="ce35">
            <text:p><text:s text:c="3"/>583,29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5">
            <text:p>11月</text:p>
          </table:table-cell>
          <table:covered-table-cell/>
          <table:table-cell office:value-type="float" office:value="9077086" table:style-name="ce35">
            <text:p><text:s text:c="3"/>9,077,086</text:p>
          </table:table-cell>
          <table:table-cell office:value-type="float" office:value="23233593" table:style-name="ce35">
            <text:p><text:s text:c="3"/>23,233,593</text:p>
          </table:table-cell>
          <table:table-cell office:value-type="float" office:value="11487412" table:style-name="ce35">
            <text:p><text:s text:c="3"/>11,487,412</text:p>
          </table:table-cell>
          <table:table-cell office:value-type="float" office:value="11746181" table:style-name="ce35">
            <text:p><text:s text:c="3"/>11,746,181</text:p>
          </table:table-cell>
          <table:table-cell office:value-type="float" office:value="12348" table:style-name="ce35">
            <text:p><text:s text:c="3"/>12,348</text:p>
          </table:table-cell>
          <table:table-cell office:value-type="float" office:value="6261" table:style-name="ce35">
            <text:p><text:s text:c="3"/>6,261</text:p>
          </table:table-cell>
          <table:table-cell office:value-type="float" office:value="6087" table:style-name="ce35">
            <text:p><text:s text:c="3"/>6,087</text:p>
          </table:table-cell>
          <table:table-cell office:value-type="float" office:value="6.4692389162222703" table:style-name="ce36">
            <text:p>6.47</text:p>
          </table:table-cell>
          <table:table-cell office:value-type="float" office:value="17719" table:style-name="ce35">
            <text:p><text:s text:c="3"/>17,719</text:p>
          </table:table-cell>
          <table:table-cell office:value-type="float" office:value="10193" table:style-name="ce35">
            <text:p><text:s text:c="3"/>10,193</text:p>
          </table:table-cell>
          <table:table-cell office:value-type="float" office:value="7526" table:style-name="ce35">
            <text:p><text:s text:c="3"/>7,526</text:p>
          </table:table-cell>
          <table:table-cell office:value-type="float" office:value="9.2831587590332401" table:style-name="ce36">
            <text:p>9.28</text:p>
          </table:table-cell>
          <table:table-cell office:value-type="float" office:value="-5371" table:style-name="ce35">
            <text:p>－ <text:s/>5,371</text:p>
          </table:table-cell>
          <table:table-cell office:value-type="float" office:value="-2.8139198428109702" table:style-name="ce37">
            <text:p>－ <text:s/>2.81</text:p>
          </table:table-cell>
          <table:table-cell office:value-type="float" office:value="15007" table:style-name="ce35">
            <text:p><text:s text:c="3"/>15,007</text:p>
          </table:table-cell>
          <table:table-cell office:value-type="float" office:value="14713" table:style-name="ce35">
            <text:p><text:s text:c="3"/>14,713</text:p>
          </table:table-cell>
          <table:table-cell office:value-type="float" office:value="294" table:style-name="ce35">
            <text:p><text:s text:c="3"/>294</text:p>
          </table:table-cell>
          <table:table-cell office:value-type="float" office:value="78" table:style-name="ce35">
            <text:p><text:s text:c="3"/>78</text:p>
          </table:table-cell>
          <table:table-cell office:value-type="float" office:value="216" table:style-name="ce35">
            <text:p><text:s text:c="3"/>216</text:p>
          </table:table-cell>
          <table:table-cell office:value-type="float" office:value="7.8623152264129903" table:style-name="ce36">
            <text:p>7.86</text:p>
          </table:table-cell>
          <table:table-cell office:value-type="float" office:value="4233" table:style-name="ce35">
            <text:p><text:s text:c="3"/>4,233</text:p>
          </table:table-cell>
          <table:table-cell office:value-type="float" office:value="4180" table:style-name="ce35">
            <text:p><text:s text:c="3"/>4,180</text:p>
          </table:table-cell>
          <table:table-cell office:value-type="float" office:value="53" table:style-name="ce35">
            <text:p><text:s text:c="3"/>53</text:p>
          </table:table-cell>
          <table:table-cell office:value-type="float" office:value="14" table:style-name="ce35">
            <text:p><text:s text:c="3"/>14</text:p>
          </table:table-cell>
          <table:table-cell office:value-type="float" office:value="39" table:style-name="ce35">
            <text:p><text:s text:c="3"/>39</text:p>
          </table:table-cell>
          <table:table-cell office:value-type="float" office:value="2.21771042536191" table:style-name="ce36">
            <text:p>2.22</text:p>
          </table:table-cell>
          <table:table-cell office:value-type="float" office:value="89678" table:style-name="ce35">
            <text:p><text:s text:c="3"/>89,678</text:p>
          </table:table-cell>
          <table:table-cell office:value-type="float" office:value="62770" table:style-name="ce35">
            <text:p><text:s text:c="3"/>62,770</text:p>
          </table:table-cell>
          <table:table-cell office:value-type="float" office:value="583710" table:style-name="ce35">
            <text:p><text:s text:c="3"/>583,71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67">
            <text:p>12月</text:p>
          </table:table-cell>
          <table:covered-table-cell/>
          <table:table-cell office:value-type="float" office:value="9089450" table:style-name="ce35">
            <text:p><text:s text:c="3"/>9,089,450</text:p>
          </table:table-cell>
          <table:table-cell office:value-type="float" office:value="23264640" table:style-name="ce35">
            <text:p><text:s text:c="3"/>23,264,640</text:p>
          </table:table-cell>
          <table:table-cell office:value-type="float" office:value="11499136" table:style-name="ce35">
            <text:p><text:s text:c="3"/>11,499,136</text:p>
          </table:table-cell>
          <table:table-cell office:value-type="float" office:value="11765504" table:style-name="ce35">
            <text:p><text:s text:c="3"/>11,765,504</text:p>
          </table:table-cell>
          <table:table-cell office:value-type="float" office:value="12178" table:style-name="ce35">
            <text:p><text:s text:c="3"/>12,178</text:p>
          </table:table-cell>
          <table:table-cell office:value-type="float" office:value="6265" table:style-name="ce35">
            <text:p><text:s text:c="3"/>6,265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6.1673796951491902" table:style-name="ce36">
            <text:p>6.17</text:p>
          </table:table-cell>
          <table:table-cell office:value-type="float" office:value="17685" table:style-name="ce35">
            <text:p><text:s text:c="3"/>17,685</text:p>
          </table:table-cell>
          <table:table-cell office:value-type="float" office:value="10194" table:style-name="ce35">
            <text:p><text:s text:c="3"/>10,194</text:p>
          </table:table-cell>
          <table:table-cell office:value-type="float" office:value="7491" table:style-name="ce35">
            <text:p><text:s text:c="3"/>7,491</text:p>
          </table:table-cell>
          <table:table-cell office:value-type="float" office:value="8.9563236909766406" table:style-name="ce36">
            <text:p>8.96</text:p>
          </table:table-cell>
          <table:table-cell office:value-type="float" office:value="-5507" table:style-name="ce35">
            <text:p>－ <text:s/>5,507</text:p>
          </table:table-cell>
          <table:table-cell office:value-type="float" office:value="-2.7889439958274398" table:style-name="ce37">
            <text:p>－ <text:s/>2.79</text:p>
          </table:table-cell>
          <table:table-cell office:value-type="float" office:value="13270" table:style-name="ce35">
            <text:p><text:s text:c="3"/>13,270</text:p>
          </table:table-cell>
          <table:table-cell office:value-type="float" office:value="13020" table:style-name="ce35">
            <text:p><text:s text:c="3"/>13,020</text:p>
          </table:table-cell>
          <table:table-cell office:value-type="float" office:value="250" table:style-name="ce35">
            <text:p><text:s text:c="3"/>250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169" table:style-name="ce35">
            <text:p><text:s text:c="3"/>169</text:p>
          </table:table-cell>
          <table:table-cell office:value-type="float" office:value="6.7204079943036401" table:style-name="ce36">
            <text:p>6.72</text:p>
          </table:table-cell>
          <table:table-cell office:value-type="float" office:value="4341" table:style-name="ce35">
            <text:p><text:s text:c="3"/>4,341</text:p>
          </table:table-cell>
          <table:table-cell office:value-type="float" office:value="4282" table:style-name="ce35">
            <text:p><text:s text:c="3"/>4,282</text:p>
          </table:table-cell>
          <table:table-cell office:value-type="float" office:value="59" table:style-name="ce35">
            <text:p><text:s text:c="3"/>59</text:p>
          </table:table-cell>
          <table:table-cell office:value-type="float" office:value="16" table:style-name="ce35">
            <text:p><text:s text:c="3"/>16</text:p>
          </table:table-cell>
          <table:table-cell office:value-type="float" office:value="43" table:style-name="ce35">
            <text:p><text:s text:c="3"/>43</text:p>
          </table:table-cell>
          <table:table-cell office:value-type="float" office:value="2.1984394199903599" table:style-name="ce36">
            <text:p>2.20</text:p>
          </table:table-cell>
          <table:table-cell office:value-type="float" office:value="119679" table:style-name="ce35">
            <text:p><text:s text:c="3"/>119,679</text:p>
          </table:table-cell>
          <table:table-cell office:value-type="float" office:value="83125" table:style-name="ce35">
            <text:p><text:s text:c="3"/>83,125</text:p>
          </table:table-cell>
          <table:table-cell office:value-type="float" office:value="584125" table:style-name="ce35">
            <text:p><text:s text:c="3"/>584,125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68">
            <text:p><text:span text:style-name="T5">較上年同月</text:span><text:span text:style-name="T5"/></text:p>
            <text:p><text:span text:style-name="T5">増減<text:s/></text:span>(%)<text:s/><text:span text:style-name="T10">△</text:span></text:p>
          </table:table-cell>
          <table:covered-table-cell/>
          <table:table-cell office:value-type="float" office:value="0.92010507873132763" table:style-name="ce41">
            <text:p>0.92</text:p>
          </table:table-cell>
          <table:table-cell office:value-type="float" office:value="-0.47346529762124268" table:style-name="ce41">
            <text:p>–0.47</text:p>
          </table:table-cell>
          <table:table-cell office:value-type="float" office:value="-0.68712400774664095" table:style-name="ce41">
            <text:p>–0.69</text:p>
          </table:table-cell>
          <table:table-cell office:value-type="float" office:value="-0.26375356055438942" table:style-name="ce41">
            <text:p>–0.26</text:p>
          </table:table-cell>
          <table:table-cell office:value-type="float" office:value="-13.796276633397042" table:style-name="ce41">
            <text:p>–13.80</text:p>
          </table:table-cell>
          <table:table-cell office:value-type="float" office:value="-14.610876379991822" table:style-name="ce41">
            <text:p>–14.61</text:p>
          </table:table-cell>
          <table:table-cell office:value-type="float" office:value="-12.916053019145805" table:style-name="ce41">
            <text:p>–12.92</text:p>
          </table:table-cell>
          <table:table-cell office:value-type="float" office:value="-0.94545644168381004" table:style-name="ce41">
            <text:p>–0.95</text:p>
          </table:table-cell>
          <table:table-cell office:value-type="float" office:value="12.364190863460195" table:style-name="ce41">
            <text:p>12.36</text:p>
          </table:table-cell>
          <table:table-cell office:value-type="float" office:value="10.408317989819126" table:style-name="ce41">
            <text:p>10.41</text:p>
          </table:table-cell>
          <table:table-cell office:value-type="float" office:value="15.139870888410698" table:style-name="ce41">
            <text:p>15.14</text:p>
          </table:table-cell>
          <table:table-cell office:value-type="float" office:value="1.0318579192194" table:style-name="ce41">
            <text:p>1.03</text:p>
          </table:table-cell>
          <table:table-cell office:value-type="string" table:style-name="ce41">
            <text:p>--</text:p>
          </table:table-cell>
          <table:table-cell office:value-type="float" office:value="-1.9773143609032" table:style-name="ce42">
            <text:p>–1.98</text:p>
          </table:table-cell>
          <table:table-cell office:value-type="float" office:value="1.0585637042114082" table:style-name="ce41">
            <text:p>1.06</text:p>
          </table:table-cell>
          <table:table-cell office:value-type="float" office:value="0.86767895878524948" table:style-name="ce41">
            <text:p>0.87</text:p>
          </table:table-cell>
          <table:table-cell office:value-type="float" office:value="12.107623318385651" table:style-name="ce41">
            <text:p>12.11</text:p>
          </table:table-cell>
          <table:table-cell office:value-type="float" office:value="17.391304347826086" table:style-name="ce41">
            <text:p>17.39</text:p>
          </table:table-cell>
          <table:table-cell office:value-type="float" office:value="9.7402597402597415" table:style-name="ce41">
            <text:p>9.74</text:p>
          </table:table-cell>
          <table:table-cell office:value-type="float" office:value="0.10905021751069" table:style-name="ce41">
            <text:p>0.11</text:p>
          </table:table-cell>
          <table:table-cell office:value-type="float" office:value="-2.8859060402684564" table:style-name="ce41">
            <text:p>–2.89</text:p>
          </table:table-cell>
          <table:table-cell office:value-type="float" office:value="-3.1002489250961758" table:style-name="ce41">
            <text:p>–3.10</text:p>
          </table:table-cell>
          <table:table-cell office:value-type="float" office:value="15.686274509803921" table:style-name="ce41">
            <text:p>15.69</text:p>
          </table:table-cell>
          <table:table-cell office:value-type="float" office:value="23.076923076923077" table:style-name="ce41">
            <text:p>23.08</text:p>
          </table:table-cell>
          <table:table-cell office:value-type="float" office:value="13.157894736842104" table:style-name="ce41">
            <text:p>13.16</text:p>
          </table:table-cell>
          <table:table-cell office:value-type="float" office:value="-5.2171292237540003E-2" table:style-name="ce41">
            <text:p>–0.05</text:p>
          </table:table-cell>
          <table:table-cell office:value-type="float" office:value="47.762797244240311" table:style-name="ce41">
            <text:p>47.76</text:p>
          </table:table-cell>
          <table:table-cell office:value-type="float" office:value="-15.912194628496282" table:style-name="ce41">
            <text:p>–15.91</text:p>
          </table:table-cell>
          <table:table-cell office:value-type="float" office:value="0.57975955561524761" table:style-name="ce41">
            <text:p>0.58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69">
            <text:p><text:span text:style-name="T5">較</text:span><text:s text:c="3"/><text:span text:style-name="T5">上</text:span><text:s text:c="3"/><text:span text:style-name="T5">月</text:span><text:span text:style-name="T5"/></text:p>
            <text:p><text:span text:style-name="T5">増減</text:span><text:s/>(%)<text:s/><text:span text:style-name="T11">△</text:span></text:p>
          </table:table-cell>
          <table:covered-table-cell/>
          <table:table-cell office:value-type="float" office:value="0.13621111444796272" table:style-name="ce43">
            <text:p>0.14</text:p>
          </table:table-cell>
          <table:table-cell office:value-type="float" office:value="0.13362978339166051" table:style-name="ce43">
            <text:p>0.13</text:p>
          </table:table-cell>
          <table:table-cell office:value-type="float" office:value="0.10205954134839075" table:style-name="ce43">
            <text:p>0.10</text:p>
          </table:table-cell>
          <table:table-cell office:value-type="float" office:value="0.16450453130255699" table:style-name="ce43">
            <text:p>0.16</text:p>
          </table:table-cell>
          <table:table-cell office:value-type="float" office:value="-1.37674117265954" table:style-name="ce43">
            <text:p>–1.38</text:p>
          </table:table-cell>
          <table:table-cell office:value-type="float" office:value="6.3887557898099342E-2" table:style-name="ce43">
            <text:p>0.06</text:p>
          </table:table-cell>
          <table:table-cell office:value-type="float" office:value="-2.8585510103499261" table:style-name="ce43">
            <text:p>–2.86</text:p>
          </table:table-cell>
          <table:table-cell office:value-type="float" office:value="-0.30185922107308016" table:style-name="ce43">
            <text:p>–0.30</text:p>
          </table:table-cell>
          <table:table-cell office:value-type="float" office:value="-0.19188441785653818" table:style-name="ce43">
            <text:p>–0.19</text:p>
          </table:table-cell>
          <table:table-cell office:value-type="float" office:value="9.8106543706465224E-3" table:style-name="ce43">
            <text:p>0.01</text:p>
          </table:table-cell>
          <table:table-cell office:value-type="float" office:value="-0.46505447781025777" table:style-name="ce43">
            <text:p>–0.47</text:p>
          </table:table-cell>
          <table:table-cell office:value-type="float" office:value="-0.32683506805659945" table:style-name="ce43">
            <text:p>–0.33</text:p>
          </table:table-cell>
          <table:table-cell office:value-type="string" table:style-name="ce43">
            <text:p>--</text:p>
          </table:table-cell>
          <table:table-cell office:value-type="float" office:value="2.4975846983530392E-2" table:style-name="ce44">
            <text:p>0.02</text:p>
          </table:table-cell>
          <table:table-cell office:value-type="float" office:value="-11.574598520690344" table:style-name="ce43">
            <text:p>–11.57</text:p>
          </table:table-cell>
          <table:table-cell office:value-type="float" office:value="-11.506830693944131" table:style-name="ce43">
            <text:p>–11.51</text:p>
          </table:table-cell>
          <table:table-cell office:value-type="float" office:value="-14.965986394557824" table:style-name="ce43">
            <text:p>–14.97</text:p>
          </table:table-cell>
          <table:table-cell office:value-type="float" office:value="3.8461538461538463" table:style-name="ce43">
            <text:p>3.85</text:p>
          </table:table-cell>
          <table:table-cell office:value-type="float" office:value="-21.75925925925926" table:style-name="ce43">
            <text:p>–21.76</text:p>
          </table:table-cell>
          <table:table-cell office:value-type="float" office:value="-1.1419072321093502" table:style-name="ce43">
            <text:p>–1.14</text:p>
          </table:table-cell>
          <table:table-cell office:value-type="float" office:value="2.5513819985825652" table:style-name="ce43">
            <text:p>2.55</text:p>
          </table:table-cell>
          <table:table-cell office:value-type="float" office:value="2.4401913875598082" table:style-name="ce43">
            <text:p>2.44</text:p>
          </table:table-cell>
          <table:table-cell office:value-type="float" office:value="11.320754716981133" table:style-name="ce43">
            <text:p>11.32</text:p>
          </table:table-cell>
          <table:table-cell office:value-type="float" office:value="14.285714285714285" table:style-name="ce43">
            <text:p>14.29</text:p>
          </table:table-cell>
          <table:table-cell office:value-type="float" office:value="10.256410256410255" table:style-name="ce43">
            <text:p>10.26</text:p>
          </table:table-cell>
          <table:table-cell office:value-type="float" office:value="-1.9271005371550132E-2" table:style-name="ce43">
            <text:p>–0.02</text:p>
          </table:table-cell>
          <table:table-cell office:value-type="float" office:value="33.454135908472537" table:style-name="ce43">
            <text:p>33.45</text:p>
          </table:table-cell>
          <table:table-cell office:value-type="float" office:value="32.427911422654134" table:style-name="ce43">
            <text:p>32.43</text:p>
          </table:table-cell>
          <table:table-cell office:value-type="float" office:value="7.1096948827328643E-2" table:style-name="ce43">
            <text:p>0.07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70">
            <text:p>本年1~12月</text:p>
            <text:p>較上年1~12月</text:p>
            <text:p>増減</text:p>
          </table:table-cell>
          <table:table-cell office:value-type="string" table:number-columns-spanned="1" table:number-rows-spanned="2" table:style-name="ce71">
            <text:p><text:span text:style-name="T3">實數</text:span><text:span text:style-name="T3"/></text:p>
            <text:p>%<text:s/><text:span text:style-name="T12">△</text:span></text:p>
          </table:table-cell>
          <table:table-cell office:value-type="float" office:value="82870" table:style-name="ce45">
            <text:p>82,870</text:p>
          </table:table-cell>
          <table:table-cell office:value-type="float" office:value="-110674" table:style-name="ce45">
            <text:p>–110,674</text:p>
          </table:table-cell>
          <table:table-cell office:value-type="float" office:value="-79560" table:style-name="ce45">
            <text:p>–79,560</text:p>
          </table:table-cell>
          <table:table-cell office:value-type="float" office:value="-31114" table:style-name="ce45">
            <text:p>–31,114</text:p>
          </table:table-cell>
          <table:table-cell office:value-type="float" office:value="-14834" table:style-name="ce45">
            <text:p>–14,834</text:p>
          </table:table-cell>
          <table:table-cell office:value-type="float" office:value="-7416" table:style-name="ce45">
            <text:p>–7,416</text:p>
          </table:table-cell>
          <table:table-cell office:value-type="float" office:value="-7418" table:style-name="ce45">
            <text:p>–7,418</text:p>
          </table:table-cell>
          <table:table-cell table:style-name="ce45"/>
          <table:table-cell office:value-type="float" office:value="23498" table:style-name="ce45">
            <text:p>23,498</text:p>
          </table:table-cell>
          <table:table-cell office:value-type="float" office:value="13043" table:style-name="ce45">
            <text:p>13,043</text:p>
          </table:table-cell>
          <table:table-cell office:value-type="float" office:value="10455" table:style-name="ce45">
            <text:p>10,455</text:p>
          </table:table-cell>
          <table:table-cell table:style-name="ce45"/>
          <table:table-cell office:value-type="float" office:value="-38332" table:style-name="ce45">
            <text:p>–38,332</text:p>
          </table:table-cell>
          <table:table-cell table:style-name="ce46"/>
          <table:table-cell office:value-type="float" office:value="10391" table:style-name="ce45">
            <text:p>10,391</text:p>
          </table:table-cell>
          <table:table-cell office:value-type="float" office:value="9770" table:style-name="ce45">
            <text:p>9,770</text:p>
          </table:table-cell>
          <table:table-cell office:value-type="float" office:value="621" table:style-name="ce45">
            <text:p>621</text:p>
          </table:table-cell>
          <table:table-cell office:value-type="float" office:value="150" table:style-name="ce45">
            <text:p>150</text:p>
          </table:table-cell>
          <table:table-cell office:value-type="float" office:value="471" table:style-name="ce45">
            <text:p>471</text:p>
          </table:table-cell>
          <table:table-cell table:style-name="ce45"/>
          <table:table-cell office:value-type="float" office:value="2722" table:style-name="ce45">
            <text:p>2,722</text:p>
          </table:table-cell>
          <table:table-cell office:value-type="float" office:value="2618" table:style-name="ce45">
            <text:p>2,618</text:p>
          </table:table-cell>
          <table:table-cell office:value-type="float" office:value="104" table:style-name="ce45">
            <text:p>104</text:p>
          </table:table-cell>
          <table:table-cell office:value-type="float" office:value="32" table:style-name="ce45">
            <text:p>32</text:p>
          </table:table-cell>
          <table:table-cell office:value-type="float" office:value="72" table:style-name="ce45">
            <text:p>72</text:p>
          </table:table-cell>
          <table:table-cell table:style-name="ce45"/>
          <table:table-cell office:value-type="float" office:value="166009" table:style-name="ce45">
            <text:p>166,009</text:p>
          </table:table-cell>
          <table:table-cell office:value-type="float" office:value="52429" table:style-name="ce45">
            <text:p>52,429</text:p>
          </table:table-cell>
          <table:table-cell office:value-type="float" office:value="3367" table:style-name="ce45">
            <text:p>3,367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0.92010507873132763" table:style-name="ce47">
            <text:p>0.92</text:p>
          </table:table-cell>
          <table:table-cell office:value-type="float" office:value="-0.47346529762124268" table:style-name="ce47">
            <text:p>–0.47</text:p>
          </table:table-cell>
          <table:table-cell office:value-type="float" office:value="-0.68712400774664095" table:style-name="ce47">
            <text:p>–0.69</text:p>
          </table:table-cell>
          <table:table-cell office:value-type="float" office:value="-0.26375356055438942" table:style-name="ce47">
            <text:p>–0.26</text:p>
          </table:table-cell>
          <table:table-cell office:value-type="float" office:value="-9.6437394357040702" table:style-name="ce47">
            <text:p>–9.64</text:p>
          </table:table-cell>
          <table:table-cell office:value-type="float" office:value="-9.3267767534868504" table:style-name="ce47">
            <text:p>–9.33</text:p>
          </table:table-cell>
          <table:table-cell office:value-type="float" office:value="-9.9829087434562016" table:style-name="ce47">
            <text:p>–9.98</text:p>
          </table:table-cell>
          <table:table-cell office:value-type="float" office:value="-0.59442590814169005" table:style-name="ce47">
            <text:p>–0.59</text:p>
          </table:table-cell>
          <table:table-cell office:value-type="float" office:value="12.789280038316678" table:style-name="ce47">
            <text:p>12.79</text:p>
          </table:table-cell>
          <table:table-cell office:value-type="float" office:value="12.203748233951178" table:style-name="ce47">
            <text:p>12.20</text:p>
          </table:table-cell>
          <table:table-cell office:value-type="float" office:value="13.603539132131937" table:style-name="ce47">
            <text:p>13.60</text:p>
          </table:table-cell>
          <table:table-cell office:value-type="float" office:value="1.05742033678629" table:style-name="ce47">
            <text:p>1.06</text:p>
          </table:table-cell>
          <table:table-cell office:value-type="string" table:style-name="ce47">
            <text:p>--</text:p>
          </table:table-cell>
          <table:table-cell office:value-type="float" office:value="-1.65184624492798" table:style-name="ce48">
            <text:p>–1.65</text:p>
          </table:table-cell>
          <table:table-cell office:value-type="float" office:value="9.0667155297279383" table:style-name="ce47">
            <text:p>9.07</text:p>
          </table:table-cell>
          <table:table-cell office:value-type="float" office:value="8.6651884700665196" table:style-name="ce47">
            <text:p>8.67</text:p>
          </table:table-cell>
          <table:table-cell office:value-type="float" office:value="33.459051724137936" table:style-name="ce47">
            <text:p>33.46</text:p>
          </table:table-cell>
          <table:table-cell office:value-type="float" office:value="28.037383177570092" table:style-name="ce47">
            <text:p>28.04</text:p>
          </table:table-cell>
          <table:table-cell office:value-type="float" office:value="35.654806964420892" table:style-name="ce47">
            <text:p>35.65</text:p>
          </table:table-cell>
          <table:table-cell office:value-type="float" office:value="0.47663876065260002" table:style-name="ce47">
            <text:p>0.48</text:p>
          </table:table-cell>
          <table:table-cell office:value-type="float" office:value="5.6842149226303587" table:style-name="ce47">
            <text:p>5.68</text:p>
          </table:table-cell>
          <table:table-cell office:value-type="float" office:value="5.5256548259777531" table:style-name="ce47">
            <text:p>5.53</text:p>
          </table:table-cell>
          <table:table-cell office:value-type="float" office:value="20.472440944881889" table:style-name="ce47">
            <text:p>20.47</text:p>
          </table:table-cell>
          <table:table-cell office:value-type="float" office:value="25.396825396825395" table:style-name="ce47">
            <text:p>25.40</text:p>
          </table:table-cell>
          <table:table-cell office:value-type="float" office:value="18.848167539267017" table:style-name="ce47">
            <text:p>18.85</text:p>
          </table:table-cell>
          <table:table-cell office:value-type="float" office:value="0.12970004101397001" table:style-name="ce47">
            <text:p>0.13</text:p>
          </table:table-cell>
          <table:table-cell office:value-type="float" office:value="18.030678731360712" table:style-name="ce47">
            <text:p>18.03</text:p>
          </table:table-cell>
          <table:table-cell office:value-type="float" office:value="4.8693570152863392" table:style-name="ce47">
            <text:p>4.87</text:p>
          </table:table-cell>
          <table:table-cell office:value-type="float" office:value="0.57975955561524761" table:style-name="ce47">
            <text:p>0.58</text:p>
          </table:table-cell>
          <table:table-cell table:number-columns-repeated="16353"/>
        </table:table-row>
        <table:table-row table:style-name="ro10">
          <table:table-cell table:number-columns-repeated="2" table:style-name="ce49"/>
          <table:table-cell office:value-type="string" table:style-name="ce30">
            <text:p><text:s text:c="2"/><text:span text:style-name="T3">附</text:span><text:s/><text:span text:style-name="T3">註</text:span><text:s/>: 1.<text:s/><text:span text:style-name="T12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50"/>
          <table:table-cell table:number-columns-repeated="6" table:style-name="ce51"/>
          <table:table-cell table:number-columns-repeated="3" table:style-name="ce2"/>
          <table:table-cell table:style-name="ce52"/>
          <table:table-cell table:style-name="ce51"/>
          <table:table-cell table:number-columns-repeated="2" table:style-name="ce2"/>
          <table:table-cell table:style-name="ce52"/>
          <table:table-cell table:style-name="ce51"/>
          <table:table-cell table:number-columns-repeated="11" table:style-name="ce2"/>
          <table:table-cell office:value-type="string" table:style-name="ce53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49"/>
          <table:table-cell table:style-name="ce2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54"/>
          <table:table-cell table:number-columns-repeated="16380" table:style-name="ce2"/>
        </table:table-row>
        <table:table-row table:style-name="ro10">
          <table:table-cell table:style-name="ce49"/>
          <table:table-cell table:style-name="ce2"/>
          <table:table-cell office:value-type="string" table:style-name="ce30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54"/>
          <table:table-cell table:number-columns-repeated="16380" table:style-name="ce2"/>
        </table:table-row>
        <table:table-row table:style-name="ro10">
          <table:table-cell table:number-columns-repeated="2" table:style-name="ce2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54"/>
          <table:table-cell table:number-columns-repeated="16380" table:style-name="ce2"/>
        </table:table-row>
        <table:table-row table:style-name="ro10">
          <table:table-cell table:number-columns-repeated="2" table:style-name="ce2"/>
          <table:table-cell office:value-type="string" table:style-name="ce30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54"/>
          <table:table-cell table:number-columns-repeated="16380" table:style-name="ce2"/>
        </table:table-row>
        <table:table-row table:style-name="ro3">
          <table:table-cell table:number-columns-repeated="16384"/>
        </table:table-row>
        <table:table-row table:number-rows-repeated="1048511" table:style-name="ro1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3" table:default-cell-style-name="ce72"/>
        <table:table-column table:style-name="co6" table:number-columns-repeated="4" table:default-cell-style-name="ce72"/>
        <table:table-column table:style-name="co14" table:number-columns-repeated="3" table:default-cell-style-name="ce72"/>
        <table:table-column table:style-name="co15" table:default-cell-style-name="ce72"/>
        <table:table-column table:style-name="co14" table:number-columns-repeated="3" table:default-cell-style-name="ce72"/>
        <table:table-column table:style-name="co15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ce73"/>
        <table:table-column table:style-name="co17" table:default-cell-style-name="ce72"/>
        <table:table-column table:style-name="co18" table:number-columns-repeated="3" table:default-cell-style-name="ce72"/>
        <table:table-column table:style-name="co15" table:number-columns-repeated="2" table:default-cell-style-name="ce72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18" table:default-cell-style-name="ce72"/>
        <table:table-column table:style-name="co15" table:default-cell-style-name="ce72"/>
        <table:table-column table:style-name="co19" table:number-columns-repeated="3" table:default-cell-style-name="ce72"/>
        <table:table-column table:style-name="co22" table:number-columns-repeated="16354" table:default-cell-style-name="ce72"/>
        <table:table-row table:style-name="ro12">
          <table:table-cell table:number-columns-repeated="15" table:style-name="ce72"/>
          <table:table-cell table:style-name="ce73"/>
          <table:table-cell table:number-columns-repeated="16368" table:style-name="ce72"/>
        </table:table-row>
        <table:table-row table:style-name="ro13">
          <table:table-cell office:value-type="string" table:number-columns-spanned="15" table:number-rows-spanned="1" table:style-name="ce57">
            <text:p>民 國 111 年 1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7">
            <text:p>民 國 111 年 12 月 戶 口 統 計 速 報 表(縣市別)(續)</text:p>
          </table:table-cell>
          <table:covered-table-cell table:number-columns-repeated="14"/>
          <table:table-cell table:number-columns-repeated="16354" table:style-name="ce72"/>
        </table:table-row>
        <table:table-row table:style-name="ro4">
          <table:table-cell table:number-columns-repeated="29" table:style-name="ce74"/>
          <table:table-cell office:value-type="string" table:style-name="ce75">
            <text:p>單位：人；‰；對</text:p>
          </table:table-cell>
          <table:table-cell table:number-columns-repeated="16354" table:style-name="ce72"/>
        </table:table-row>
        <table:table-row table:style-name="ro14">
          <table:table-cell table:style-name="ce76"/>
          <table:table-cell table:style-name="ce77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number-columns-spanned="4" table:number-rows-spanned="1" table:style-name="ce123">
            <text:p>出　 <text:s text:c="2"/>　　生</text:p>
          </table:table-cell>
          <table:covered-table-cell table:number-columns-repeated="3"/>
          <table:table-cell office:value-type="string" table:number-columns-spanned="4" table:number-rows-spanned="1" table:style-name="ce123">
            <text:p>死 <text:s text:c="4"/>　　亡</text:p>
          </table:table-cell>
          <table:covered-table-cell table:number-columns-repeated="3"/>
          <table:table-cell office:value-type="string" table:number-columns-spanned="2" table:number-rows-spanned="1" table:style-name="ce123">
            <text:p>自 然 增 加</text:p>
          </table:table-cell>
          <table:covered-table-cell/>
          <table:table-cell office:value-type="string" table:number-columns-spanned="6" table:number-rows-spanned="1" table:style-name="ce123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12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125">
            <text:p>遷入</text:p>
            <text:p>人數</text:p>
          </table:table-cell>
          <table:table-cell office:value-type="string" table:number-columns-spanned="1" table:number-rows-spanned="4" table:style-name="ce125">
            <text:p>遷出</text:p>
            <text:p>人數</text:p>
          </table:table-cell>
          <table:table-cell office:value-type="string" table:number-columns-spanned="1" table:number-rows-spanned="4" table:style-name="ce61">
            <text:p>原住民</text:p>
            <text:p>人口數</text:p>
          </table:table-cell>
          <table:table-cell table:style-name="ce79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26">
            <text:p>區 域 別</text:p>
          </table:table-cell>
          <table:table-cell office:value-type="string" table:number-columns-spanned="1" table:number-rows-spanned="2" table:style-name="ce127">
            <text:p>戶　數</text:p>
          </table:table-cell>
          <table:table-cell table:number-columns-repeated="3" table:style-name="ce77"/>
          <table:table-cell office:value-type="string" table:number-columns-spanned="1" table:number-rows-spanned="3" table:style-name="ce123">
            <text:p>計</text:p>
          </table:table-cell>
          <table:table-cell office:value-type="string" table:number-columns-spanned="1" table:number-rows-spanned="3" table:style-name="ce123">
            <text:p>男</text:p>
          </table:table-cell>
          <table:table-cell office:value-type="string" table:number-columns-spanned="1" table:number-rows-spanned="3" table:style-name="ce123">
            <text:p>女</text:p>
          </table:table-cell>
          <table:table-cell office:value-type="string" table:style-name="ce81">
            <text:p>折合年</text:p>
          </table:table-cell>
          <table:table-cell office:value-type="string" table:number-columns-spanned="1" table:number-rows-spanned="3" table:style-name="ce123">
            <text:p>計</text:p>
          </table:table-cell>
          <table:table-cell office:value-type="string" table:number-columns-spanned="1" table:number-rows-spanned="3" table:style-name="ce123">
            <text:p>男</text:p>
          </table:table-cell>
          <table:table-cell office:value-type="string" table:number-columns-spanned="1" table:number-rows-spanned="3" table:style-name="ce123">
            <text:p>女</text:p>
          </table:table-cell>
          <table:table-cell office:value-type="string" table:style-name="ce82">
            <text:p>折合年</text:p>
          </table:table-cell>
          <table:table-cell table:style-name="ce83"/>
          <table:table-cell office:value-type="string" table:style-name="ce84">
            <text:p>折合年自</text:p>
          </table:table-cell>
          <table:table-cell office:value-type="string" table:number-columns-spanned="1" table:number-rows-spanned="3" table:style-name="ce128">
            <text:p>合 計</text:p>
          </table:table-cell>
          <table:table-cell office:value-type="string" table:number-columns-spanned="1" table:number-rows-spanned="3" table:style-name="ce125">
            <text:p>不同性別</text:p>
          </table:table-cell>
          <table:table-cell office:value-type="string" table:number-columns-spanned="3" table:number-rows-spanned="1" table:style-name="ce123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123">
            <text:p>合 計</text:p>
          </table:table-cell>
          <table:table-cell office:value-type="string" table:number-columns-spanned="1" table:number-rows-spanned="3" table:style-name="ce125">
            <text:p>不同性別</text:p>
          </table:table-cell>
          <table:table-cell office:value-type="string" table:number-columns-spanned="3" table:number-rows-spanned="1" table:style-name="ce123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79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86">
            <text:p>粗出生率</text:p>
          </table:table-cell>
          <table:covered-table-cell/>
          <table:covered-table-cell/>
          <table:covered-table-cell/>
          <table:table-cell office:value-type="string" table:style-name="ce86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87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23">
            <text:p>計</text:p>
          </table:table-cell>
          <table:table-cell office:value-type="string" table:number-columns-spanned="1" table:number-rows-spanned="2" table:style-name="ce123">
            <text:p>男</text:p>
          </table:table-cell>
          <table:table-cell office:value-type="string" table:number-columns-spanned="1" table:number-rows-spanned="2" table:style-name="ce129">
            <text:p>女</text:p>
          </table:table-cell>
          <table:table-cell office:value-type="string" table:style-name="ce86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23">
            <text:p>計</text:p>
          </table:table-cell>
          <table:table-cell office:value-type="string" table:number-columns-spanned="1" table:number-rows-spanned="2" table:style-name="ce123">
            <text:p>男</text:p>
          </table:table-cell>
          <table:table-cell office:value-type="string" table:number-columns-spanned="1" table:number-rows-spanned="2" table:style-name="ce129">
            <text:p>女</text:p>
          </table:table-cell>
          <table:table-cell office:value-type="string" table:style-name="ce86">
            <text:p>粗離婚率</text:p>
          </table:table-cell>
          <table:covered-table-cell/>
          <table:covered-table-cell/>
          <table:covered-table-cell/>
          <table:table-cell table:style-name="ce88"/>
          <table:table-cell table:number-columns-repeated="16353"/>
        </table:table-row>
        <table:table-row table:style-name="ro16">
          <table:table-cell table:style-name="ce89"/>
          <table:table-cell table:style-name="ce90"/>
          <table:table-cell table:style-name="ce91"/>
          <table:table-cell table:number-columns-repeated="2" table:style-name="ce92"/>
          <table:covered-table-cell/>
          <table:covered-table-cell/>
          <table:covered-table-cell/>
          <table:table-cell office:value-type="string" table:style-name="ce93">
            <text:p>‰</text:p>
          </table:table-cell>
          <table:covered-table-cell/>
          <table:covered-table-cell/>
          <table:covered-table-cell/>
          <table:table-cell office:value-type="string" table:style-name="ce93">
            <text:p>‰</text:p>
          </table:table-cell>
          <table:table-cell table:style-name="ce92"/>
          <table:table-cell office:value-type="string" table:style-name="ce93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3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3">
            <text:p>‰</text:p>
          </table:table-cell>
          <table:covered-table-cell/>
          <table:covered-table-cell/>
          <table:covered-table-cell/>
          <table:table-cell table:style-name="ce94"/>
          <table:table-cell table:number-columns-repeated="16353"/>
        </table:table-row>
        <table:table-row table:style-name="ro17">
          <table:table-cell office:value-type="string" table:style-name="ce95">
            <text:p><text:span text:style-name="T14">總　　計</text:span></text:p>
          </table:table-cell>
          <table:table-cell office:value-type="float" office:value="9089450" table:style-name="ce96">
            <text:p><text:s text:c="3"/>9,089,450</text:p>
          </table:table-cell>
          <table:table-cell office:value-type="float" office:value="23264640" table:style-name="ce96">
            <text:p><text:s text:c="3"/>23,264,640</text:p>
          </table:table-cell>
          <table:table-cell office:value-type="float" office:value="11499136" table:style-name="ce96">
            <text:p><text:s text:c="3"/>11,499,136</text:p>
          </table:table-cell>
          <table:table-cell office:value-type="float" office:value="11765504" table:style-name="ce96">
            <text:p><text:s text:c="3"/>11,765,504</text:p>
          </table:table-cell>
          <table:table-cell office:value-type="float" office:value="12178" table:style-name="ce96">
            <text:p><text:s text:c="3"/>12,178</text:p>
          </table:table-cell>
          <table:table-cell office:value-type="float" office:value="6265" table:style-name="ce96">
            <text:p><text:s text:c="3"/>6,265</text:p>
          </table:table-cell>
          <table:table-cell office:value-type="float" office:value="5913" table:style-name="ce96">
            <text:p><text:s text:c="3"/>5,913</text:p>
          </table:table-cell>
          <table:table-cell office:value-type="float" office:value="6.1673796951491902" table:style-name="ce97">
            <text:p>6.17</text:p>
          </table:table-cell>
          <table:table-cell office:value-type="float" office:value="17685" table:style-name="ce96">
            <text:p><text:s text:c="3"/>17,685</text:p>
          </table:table-cell>
          <table:table-cell office:value-type="float" office:value="10194" table:style-name="ce96">
            <text:p><text:s text:c="3"/>10,194</text:p>
          </table:table-cell>
          <table:table-cell office:value-type="float" office:value="7491" table:style-name="ce96">
            <text:p><text:s text:c="3"/>7,491</text:p>
          </table:table-cell>
          <table:table-cell office:value-type="float" office:value="8.9563236909766406" table:style-name="ce97">
            <text:p>8.96</text:p>
          </table:table-cell>
          <table:table-cell office:value-type="float" office:value="-5507" table:style-name="ce96">
            <text:p>－ <text:s/>5,507</text:p>
          </table:table-cell>
          <table:table-cell office:value-type="float" office:value="-2.7889439958274398" table:style-name="ce98">
            <text:p>–2.79</text:p>
          </table:table-cell>
          <table:table-cell office:value-type="float" office:value="13270" table:style-name="ce96">
            <text:p><text:s text:c="3"/>13,270</text:p>
          </table:table-cell>
          <table:table-cell office:value-type="float" office:value="13020" table:style-name="ce96">
            <text:p><text:s text:c="3"/>13,020</text:p>
          </table:table-cell>
          <table:table-cell office:value-type="float" office:value="250" table:style-name="ce96">
            <text:p><text:s text:c="3"/>250</text:p>
          </table:table-cell>
          <table:table-cell office:value-type="float" office:value="81" table:style-name="ce96">
            <text:p><text:s text:c="3"/>81</text:p>
          </table:table-cell>
          <table:table-cell office:value-type="float" office:value="169" table:style-name="ce96">
            <text:p><text:s text:c="3"/>169</text:p>
          </table:table-cell>
          <table:table-cell office:value-type="float" office:value="6.7204079943036401" table:style-name="ce97">
            <text:p>6.72</text:p>
          </table:table-cell>
          <table:table-cell office:value-type="float" office:value="4341" table:style-name="ce96">
            <text:p><text:s text:c="3"/>4,341</text:p>
          </table:table-cell>
          <table:table-cell office:value-type="float" office:value="4282" table:style-name="ce99">
            <text:p>4,282</text:p>
          </table:table-cell>
          <table:table-cell office:value-type="float" office:value="59" table:style-name="ce99">
            <text:p>59</text:p>
          </table:table-cell>
          <table:table-cell office:value-type="float" office:value="16" table:style-name="ce99">
            <text:p>16</text:p>
          </table:table-cell>
          <table:table-cell office:value-type="float" office:value="43" table:style-name="ce99">
            <text:p>43</text:p>
          </table:table-cell>
          <table:table-cell office:value-type="float" office:value="2.1984394199903599" table:style-name="ce100">
            <text:p>2.20</text:p>
          </table:table-cell>
          <table:table-cell office:value-type="float" office:value="119679" table:style-name="ce99">
            <text:p>119,679</text:p>
          </table:table-cell>
          <table:table-cell office:value-type="float" office:value="83125" table:style-name="ce99">
            <text:p>83,125</text:p>
          </table:table-cell>
          <table:table-cell office:value-type="float" office:value="584125" table:style-name="ce99">
            <text:p>584,125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95">
            <text:p><text:span text:style-name="T14">新</text:span><text:s text:c="2"/><text:span text:style-name="T14">北</text:span><text:s text:c="2"/><text:span text:style-name="T14">市</text:span></text:p>
          </table:table-cell>
          <table:table-cell office:value-type="float" office:value="1638908" table:style-name="ce96">
            <text:p><text:s text:c="3"/>1,638,908</text:p>
          </table:table-cell>
          <table:table-cell office:value-type="float" office:value="3995551" table:style-name="ce96">
            <text:p><text:s text:c="3"/>3,995,551</text:p>
          </table:table-cell>
          <table:table-cell office:value-type="float" office:value="1946890" table:style-name="ce96">
            <text:p><text:s text:c="3"/>1,946,890</text:p>
          </table:table-cell>
          <table:table-cell office:value-type="float" office:value="2048661" table:style-name="ce96">
            <text:p><text:s text:c="3"/>2,048,661</text:p>
          </table:table-cell>
          <table:table-cell office:value-type="float" office:value="1879" table:style-name="ce96">
            <text:p><text:s text:c="3"/>1,879</text:p>
          </table:table-cell>
          <table:table-cell office:value-type="float" office:value="972" table:style-name="ce96">
            <text:p><text:s text:c="3"/>972</text:p>
          </table:table-cell>
          <table:table-cell office:value-type="float" office:value="907" table:style-name="ce96">
            <text:p><text:s text:c="3"/>907</text:p>
          </table:table-cell>
          <table:table-cell office:value-type="float" office:value="5.5425480641899201" table:style-name="ce97">
            <text:p>5.54</text:p>
          </table:table-cell>
          <table:table-cell office:value-type="float" office:value="2587" table:style-name="ce96">
            <text:p><text:s text:c="3"/>2,587</text:p>
          </table:table-cell>
          <table:table-cell office:value-type="float" office:value="1523" table:style-name="ce96">
            <text:p><text:s text:c="3"/>1,523</text:p>
          </table:table-cell>
          <table:table-cell office:value-type="float" office:value="1064" table:style-name="ce96">
            <text:p><text:s text:c="3"/>1,064</text:p>
          </table:table-cell>
          <table:table-cell office:value-type="float" office:value="7.6309589367000097" table:style-name="ce97">
            <text:p>7.63</text:p>
          </table:table-cell>
          <table:table-cell office:value-type="float" office:value="-708" table:style-name="ce96">
            <text:p>－ <text:s/>708</text:p>
          </table:table-cell>
          <table:table-cell office:value-type="float" office:value="-2.0884108725100901" table:style-name="ce98">
            <text:p>–2.09</text:p>
          </table:table-cell>
          <table:table-cell office:value-type="float" office:value="2261" table:style-name="ce96">
            <text:p><text:s text:c="3"/>2,261</text:p>
          </table:table-cell>
          <table:table-cell office:value-type="float" office:value="2218" table:style-name="ce96">
            <text:p><text:s text:c="3"/>2,218</text:p>
          </table:table-cell>
          <table:table-cell office:value-type="float" office:value="43" table:style-name="ce96">
            <text:p><text:s text:c="3"/>43</text:p>
          </table:table-cell>
          <table:table-cell office:value-type="float" office:value="16" table:style-name="ce96">
            <text:p><text:s text:c="3"/>16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.6693460208267199" table:style-name="ce97">
            <text:p>6.67</text:p>
          </table:table-cell>
          <table:table-cell office:value-type="float" office:value="750" table:style-name="ce96">
            <text:p><text:s text:c="3"/>750</text:p>
          </table:table-cell>
          <table:table-cell office:value-type="float" office:value="739" table:style-name="ce103">
            <text:p>739</text:p>
          </table:table-cell>
          <table:table-cell office:value-type="float" office:value="11" table:style-name="ce103">
            <text:p>11</text:p>
          </table:table-cell>
          <table:table-cell office:value-type="float" office:value="3" table:style-name="ce99">
            <text:p>3</text:p>
          </table:table-cell>
          <table:table-cell office:value-type="float" office:value="8" table:style-name="ce99">
            <text:p>8</text:p>
          </table:table-cell>
          <table:table-cell office:value-type="float" office:value="2.2122996530827299" table:style-name="ce100">
            <text:p>2.21</text:p>
          </table:table-cell>
          <table:table-cell office:value-type="float" office:value="22086" table:style-name="ce99">
            <text:p>22,086</text:p>
          </table:table-cell>
          <table:table-cell office:value-type="float" office:value="13503" table:style-name="ce99">
            <text:p>13,503</text:p>
          </table:table-cell>
          <table:table-cell office:value-type="float" office:value="57906" table:style-name="ce99">
            <text:p>57,906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95">
            <text:p><text:span text:style-name="T14">臺</text:span><text:s text:c="2"/><text:span text:style-name="T14">北</text:span><text:s text:c="2"/><text:span text:style-name="T14">市</text:span></text:p>
          </table:table-cell>
          <table:table-cell office:value-type="float" office:value="1050981" table:style-name="ce96">
            <text:p><text:s text:c="3"/>1,050,981</text:p>
          </table:table-cell>
          <table:table-cell office:value-type="float" office:value="2480681" table:style-name="ce96">
            <text:p><text:s text:c="3"/>2,480,681</text:p>
          </table:table-cell>
          <table:table-cell office:value-type="float" office:value="1177022" table:style-name="ce96">
            <text:p><text:s text:c="3"/>1,177,022</text:p>
          </table:table-cell>
          <table:table-cell office:value-type="float" office:value="1303659" table:style-name="ce96">
            <text:p><text:s text:c="3"/>1,303,659</text:p>
          </table:table-cell>
          <table:table-cell office:value-type="float" office:value="1274" table:style-name="ce96">
            <text:p><text:s text:c="3"/>1,274</text:p>
          </table:table-cell>
          <table:table-cell office:value-type="float" office:value="633" table:style-name="ce96">
            <text:p><text:s text:c="3"/>633</text:p>
          </table:table-cell>
          <table:table-cell office:value-type="float" office:value="641" table:style-name="ce96">
            <text:p><text:s text:c="3"/>641</text:p>
          </table:table-cell>
          <table:table-cell office:value-type="float" office:value="6.0567866371768702" table:style-name="ce97">
            <text:p>6.06</text:p>
          </table:table-cell>
          <table:table-cell office:value-type="float" office:value="1767" table:style-name="ce96">
            <text:p><text:s text:c="3"/>1,767</text:p>
          </table:table-cell>
          <table:table-cell office:value-type="float" office:value="940" table:style-name="ce96">
            <text:p><text:s text:c="3"/>940</text:p>
          </table:table-cell>
          <table:table-cell office:value-type="float" office:value="827" table:style-name="ce96">
            <text:p><text:s text:c="3"/>827</text:p>
          </table:table-cell>
          <table:table-cell office:value-type="float" office:value="8.4005824080781295" table:style-name="ce97">
            <text:p>8.40</text:p>
          </table:table-cell>
          <table:table-cell office:value-type="float" office:value="-493" table:style-name="ce96">
            <text:p>－ <text:s/>493</text:p>
          </table:table-cell>
          <table:table-cell office:value-type="float" office:value="-2.34379577090125" table:style-name="ce98">
            <text:p>–2.34</text:p>
          </table:table-cell>
          <table:table-cell office:value-type="float" office:value="1488" table:style-name="ce96">
            <text:p><text:s text:c="3"/>1,488</text:p>
          </table:table-cell>
          <table:table-cell office:value-type="float" office:value="1450" table:style-name="ce96">
            <text:p><text:s text:c="3"/>1,450</text:p>
          </table:table-cell>
          <table:table-cell office:value-type="float" office:value="38" table:style-name="ce96">
            <text:p><text:s text:c="3"/>38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29" table:style-name="ce96">
            <text:p><text:s text:c="3"/>29</text:p>
          </table:table-cell>
          <table:table-cell office:value-type="float" office:value="7.0741746594342096" table:style-name="ce97">
            <text:p>7.07</text:p>
          </table:table-cell>
          <table:table-cell office:value-type="float" office:value="419" table:style-name="ce96">
            <text:p><text:s text:c="3"/>419</text:p>
          </table:table-cell>
          <table:table-cell office:value-type="float" office:value="414" table:style-name="ce103">
            <text:p>414</text:p>
          </table:table-cell>
          <table:table-cell office:value-type="float" office:value="5" table:style-name="ce103">
            <text:p>5</text:p>
          </table:table-cell>
          <table:table-cell office:value-type="float" office:value="1" table:style-name="ce99">
            <text:p>1</text:p>
          </table:table-cell>
          <table:table-cell office:value-type="float" office:value="4" table:style-name="ce99">
            <text:p>4</text:p>
          </table:table-cell>
          <table:table-cell office:value-type="float" office:value="1.99198869778423" table:style-name="ce100">
            <text:p>1.99</text:p>
          </table:table-cell>
          <table:table-cell office:value-type="float" office:value="21328" table:style-name="ce99">
            <text:p>21,328</text:p>
          </table:table-cell>
          <table:table-cell office:value-type="float" office:value="12701" table:style-name="ce99">
            <text:p>12,701</text:p>
          </table:table-cell>
          <table:table-cell office:value-type="float" office:value="16978" table:style-name="ce99">
            <text:p>16,978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95">
            <text:p><text:span text:style-name="T14">桃</text:span><text:s text:c="2"/><text:span text:style-name="T14">園</text:span><text:s text:c="2"/><text:span text:style-name="T14">市</text:span></text:p>
          </table:table-cell>
          <table:table-cell office:value-type="float" office:value="878466" table:style-name="ce96">
            <text:p><text:s text:c="3"/>878,466</text:p>
          </table:table-cell>
          <table:table-cell office:value-type="float" office:value="2281464" table:style-name="ce96">
            <text:p><text:s text:c="3"/>2,281,464</text:p>
          </table:table-cell>
          <table:table-cell office:value-type="float" office:value="1126870" table:style-name="ce96">
            <text:p><text:s text:c="3"/>1,126,870</text:p>
          </table:table-cell>
          <table:table-cell office:value-type="float" office:value="1154594" table:style-name="ce96">
            <text:p><text:s text:c="3"/>1,154,594</text:p>
          </table:table-cell>
          <table:table-cell office:value-type="float" office:value="1573" table:style-name="ce96">
            <text:p><text:s text:c="3"/>1,573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749" table:style-name="ce96">
            <text:p><text:s text:c="3"/>749</text:p>
          </table:table-cell>
          <table:table-cell office:value-type="float" office:value="8.1259014341297195" table:style-name="ce97">
            <text:p>8.13</text:p>
          </table:table-cell>
          <table:table-cell office:value-type="float" office:value="1336" table:style-name="ce96">
            <text:p><text:s text:c="3"/>1,336</text:p>
          </table:table-cell>
          <table:table-cell office:value-type="float" office:value="786" table:style-name="ce96">
            <text:p><text:s text:c="3"/>786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6.9015920635710701" table:style-name="ce97">
            <text:p>6.90</text:p>
          </table:table-cell>
          <table:table-cell office:value-type="float" office:value="237" table:style-name="ce96">
            <text:p><text:s text:c="3"/>237</text:p>
          </table:table-cell>
          <table:table-cell office:value-type="float" office:value="1.2243093705586401" table:style-name="ce98">
            <text:p>1.22</text:p>
          </table:table-cell>
          <table:table-cell office:value-type="float" office:value="1317" table:style-name="ce96">
            <text:p><text:s text:c="3"/>1,317</text:p>
          </table:table-cell>
          <table:table-cell office:value-type="float" office:value="1289" table:style-name="ce96">
            <text:p><text:s text:c="3"/>1,289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2" table:style-name="ce96">
            <text:p><text:s text:c="3"/>22</text:p>
          </table:table-cell>
          <table:table-cell office:value-type="float" office:value="6.8034406794334599" table:style-name="ce97">
            <text:p>6.80</text:p>
          </table:table-cell>
          <table:table-cell office:value-type="float" office:value="481" table:style-name="ce96">
            <text:p><text:s text:c="3"/>481</text:p>
          </table:table-cell>
          <table:table-cell office:value-type="float" office:value="473" table:style-name="ce103">
            <text:p>473</text:p>
          </table:table-cell>
          <table:table-cell office:value-type="float" office:value="8" table:style-name="ce103">
            <text:p>8</text:p>
          </table:table-cell>
          <table:table-cell office:value-type="float" office:value="3" table:style-name="ce99">
            <text:p>3</text:p>
          </table:table-cell>
          <table:table-cell office:value-type="float" office:value="5" table:style-name="ce99">
            <text:p>5</text:p>
          </table:table-cell>
          <table:table-cell office:value-type="float" office:value="2.4847797773785101" table:style-name="ce100">
            <text:p>2.48</text:p>
          </table:table-cell>
          <table:table-cell office:value-type="float" office:value="12660" table:style-name="ce99">
            <text:p>12,660</text:p>
          </table:table-cell>
          <table:table-cell office:value-type="float" office:value="8431" table:style-name="ce99">
            <text:p>8,431</text:p>
          </table:table-cell>
          <table:table-cell office:value-type="float" office:value="80203" table:style-name="ce99">
            <text:p>80,203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95">
            <text:p><text:span text:style-name="T14">臺</text:span><text:s text:c="2"/><text:span text:style-name="T14">中</text:span><text:s text:c="2"/><text:span text:style-name="T14">市</text:span></text:p>
          </table:table-cell>
          <table:table-cell office:value-type="float" office:value="1033821" table:style-name="ce96">
            <text:p><text:s text:c="3"/>1,033,821</text:p>
          </table:table-cell>
          <table:table-cell office:value-type="float" office:value="2814459" table:style-name="ce96">
            <text:p><text:s text:c="3"/>2,814,459</text:p>
          </table:table-cell>
          <table:table-cell office:value-type="float" office:value="1378315" table:style-name="ce96">
            <text:p><text:s text:c="3"/>1,378,315</text:p>
          </table:table-cell>
          <table:table-cell office:value-type="float" office:value="1436144" table:style-name="ce96">
            <text:p><text:s text:c="3"/>1,436,144</text:p>
          </table:table-cell>
          <table:table-cell office:value-type="float" office:value="1564" table:style-name="ce96">
            <text:p><text:s text:c="3"/>1,564</text:p>
          </table:table-cell>
          <table:table-cell office:value-type="float" office:value="789" table:style-name="ce96">
            <text:p><text:s text:c="3"/>789</text:p>
          </table:table-cell>
          <table:table-cell office:value-type="float" office:value="775" table:style-name="ce96">
            <text:p><text:s text:c="3"/>775</text:p>
          </table:table-cell>
          <table:table-cell office:value-type="float" office:value="6.5484446764225401" table:style-name="ce97">
            <text:p>6.55</text:p>
          </table:table-cell>
          <table:table-cell office:value-type="float" office:value="1828" table:style-name="ce96">
            <text:p><text:s text:c="3"/>1,828</text:p>
          </table:table-cell>
          <table:table-cell office:value-type="float" office:value="1086" table:style-name="ce96">
            <text:p><text:s text:c="3"/>1,086</text:p>
          </table:table-cell>
          <table:table-cell office:value-type="float" office:value="742" table:style-name="ce96">
            <text:p><text:s text:c="3"/>742</text:p>
          </table:table-cell>
          <table:table-cell office:value-type="float" office:value="7.6538087394503798" table:style-name="ce97">
            <text:p>7.65</text:p>
          </table:table-cell>
          <table:table-cell office:value-type="float" office:value="-264" table:style-name="ce96">
            <text:p>－ <text:s/>264</text:p>
          </table:table-cell>
          <table:table-cell office:value-type="float" office:value="-1.1053640630278401" table:style-name="ce98">
            <text:p>–1.11</text:p>
          </table:table-cell>
          <table:table-cell office:value-type="float" office:value="1808" table:style-name="ce96">
            <text:p><text:s text:c="3"/>1,808</text:p>
          </table:table-cell>
          <table:table-cell office:value-type="float" office:value="1774" table:style-name="ce96">
            <text:p><text:s text:c="3"/>1,774</text:p>
          </table:table-cell>
          <table:table-cell office:value-type="float" office:value="34" table:style-name="ce96">
            <text:p><text:s text:c="3"/>34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19" table:style-name="ce96">
            <text:p><text:s text:c="3"/>19</text:p>
          </table:table-cell>
          <table:table-cell office:value-type="float" office:value="7.5700690377058502" table:style-name="ce97">
            <text:p>7.57</text:p>
          </table:table-cell>
          <table:table-cell office:value-type="float" office:value="547" table:style-name="ce96">
            <text:p><text:s text:c="3"/>547</text:p>
          </table:table-cell>
          <table:table-cell office:value-type="float" office:value="539" table:style-name="ce103">
            <text:p>539</text:p>
          </table:table-cell>
          <table:table-cell office:value-type="float" office:value="8" table:style-name="ce103">
            <text:p>8</text:p>
          </table:table-cell>
          <table:table-cell office:value-type="float" office:value="4" table:style-name="ce99">
            <text:p>4</text:p>
          </table:table-cell>
          <table:table-cell office:value-type="float" office:value="4" table:style-name="ce99">
            <text:p>4</text:p>
          </table:table-cell>
          <table:table-cell office:value-type="float" office:value="2.2902808427129999" table:style-name="ce100">
            <text:p>2.29</text:p>
          </table:table-cell>
          <table:table-cell office:value-type="float" office:value="15314" table:style-name="ce99">
            <text:p>15,314</text:p>
          </table:table-cell>
          <table:table-cell office:value-type="float" office:value="10319" table:style-name="ce99">
            <text:p>10,319</text:p>
          </table:table-cell>
          <table:table-cell office:value-type="float" office:value="36962" table:style-name="ce99">
            <text:p>36,962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95">
            <text:p><text:span text:style-name="T14">臺</text:span><text:s text:c="2"/><text:span text:style-name="T14">南</text:span><text:s text:c="2"/><text:span text:style-name="T14">市</text:span></text:p>
          </table:table-cell>
          <table:table-cell office:value-type="float" office:value="716543" table:style-name="ce96">
            <text:p><text:s text:c="3"/>716,543</text:p>
          </table:table-cell>
          <table:table-cell office:value-type="float" office:value="1852997" table:style-name="ce96">
            <text:p><text:s text:c="3"/>1,852,997</text:p>
          </table:table-cell>
          <table:table-cell office:value-type="float" office:value="921168" table:style-name="ce96">
            <text:p><text:s text:c="3"/>921,168</text:p>
          </table:table-cell>
          <table:table-cell office:value-type="float" office:value="931829" table:style-name="ce96">
            <text:p><text:s text:c="3"/>931,829</text:p>
          </table:table-cell>
          <table:table-cell office:value-type="float" office:value="796" table:style-name="ce96">
            <text:p><text:s text:c="3"/>796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5.0598741029342502" table:style-name="ce97">
            <text:p>5.06</text:p>
          </table:table-cell>
          <table:table-cell office:value-type="float" office:value="1456" table:style-name="ce96">
            <text:p><text:s text:c="3"/>1,456</text:p>
          </table:table-cell>
          <table:table-cell office:value-type="float" office:value="834" table:style-name="ce96">
            <text:p><text:s text:c="3"/>834</text:p>
          </table:table-cell>
          <table:table-cell office:value-type="float" office:value="622" table:style-name="ce96">
            <text:p><text:s text:c="3"/>622</text:p>
          </table:table-cell>
          <table:table-cell office:value-type="float" office:value="9.2552471028546108" table:style-name="ce97">
            <text:p>9.26</text:p>
          </table:table-cell>
          <table:table-cell office:value-type="float" office:value="-660" table:style-name="ce96">
            <text:p>－ <text:s/>660</text:p>
          </table:table-cell>
          <table:table-cell office:value-type="float" office:value="-4.1953729999203597" table:style-name="ce98">
            <text:p>–4.20</text:p>
          </table:table-cell>
          <table:table-cell office:value-type="float" office:value="1016" table:style-name="ce96">
            <text:p><text:s text:c="3"/>1,016</text:p>
          </table:table-cell>
          <table:table-cell office:value-type="float" office:value="999" table:style-name="ce96">
            <text:p><text:s text:c="3"/>999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6.4583317695743698" table:style-name="ce97">
            <text:p>6.46</text:p>
          </table:table-cell>
          <table:table-cell office:value-type="float" office:value="340" table:style-name="ce96">
            <text:p><text:s text:c="3"/>340</text:p>
          </table:table-cell>
          <table:table-cell office:value-type="float" office:value="337" table:style-name="ce103">
            <text:p>337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99">
            <text:p>—</text:p>
          </table:table-cell>
          <table:table-cell office:value-type="float" office:value="3" table:style-name="ce99">
            <text:p>3</text:p>
          </table:table-cell>
          <table:table-cell office:value-type="float" office:value="2.1612527575347298" table:style-name="ce100">
            <text:p>2.16</text:p>
          </table:table-cell>
          <table:table-cell office:value-type="float" office:value="7821" table:style-name="ce99">
            <text:p>7,821</text:p>
          </table:table-cell>
          <table:table-cell office:value-type="float" office:value="5709" table:style-name="ce99">
            <text:p>5,709</text:p>
          </table:table-cell>
          <table:table-cell office:value-type="float" office:value="8854" table:style-name="ce99">
            <text:p>8,854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95">
            <text:p><text:span text:style-name="T14">高</text:span><text:s text:c="2"/><text:span text:style-name="T14">雄</text:span><text:s text:c="2"/><text:span text:style-name="T14">市</text:span></text:p>
          </table:table-cell>
          <table:table-cell office:value-type="float" office:value="1136785" table:style-name="ce96">
            <text:p><text:s text:c="3"/>1,136,785</text:p>
          </table:table-cell>
          <table:table-cell office:value-type="float" office:value="2728137" table:style-name="ce96">
            <text:p><text:s text:c="3"/>2,728,137</text:p>
          </table:table-cell>
          <table:table-cell office:value-type="float" office:value="1341492" table:style-name="ce96">
            <text:p><text:s text:c="3"/>1,341,492</text:p>
          </table:table-cell>
          <table:table-cell office:value-type="float" office:value="1386645" table:style-name="ce96">
            <text:p><text:s text:c="3"/>1,386,645</text:p>
          </table:table-cell>
          <table:table-cell office:value-type="float" office:value="1428" table:style-name="ce96">
            <text:p><text:s text:c="3"/>1,428</text:p>
          </table:table-cell>
          <table:table-cell office:value-type="float" office:value="728" table:style-name="ce96">
            <text:p><text:s text:c="3"/>728</text:p>
          </table:table-cell>
          <table:table-cell office:value-type="float" office:value="700" table:style-name="ce96">
            <text:p><text:s text:c="3"/>700</text:p>
          </table:table-cell>
          <table:table-cell office:value-type="float" office:value="6.1663338932095204" table:style-name="ce97">
            <text:p>6.17</text:p>
          </table:table-cell>
          <table:table-cell office:value-type="float" office:value="2172" table:style-name="ce96">
            <text:p><text:s text:c="3"/>2,172</text:p>
          </table:table-cell>
          <table:table-cell office:value-type="float" office:value="1288" table:style-name="ce96">
            <text:p><text:s text:c="3"/>1,288</text:p>
          </table:table-cell>
          <table:table-cell office:value-type="float" office:value="884" table:style-name="ce96">
            <text:p><text:s text:c="3"/>884</text:p>
          </table:table-cell>
          <table:table-cell office:value-type="float" office:value="9.3790456695035598" table:style-name="ce97">
            <text:p>9.38</text:p>
          </table:table-cell>
          <table:table-cell office:value-type="float" office:value="-744" table:style-name="ce96">
            <text:p>－ <text:s/>744</text:p>
          </table:table-cell>
          <table:table-cell office:value-type="float" office:value="-3.2127117762940398" table:style-name="ce98">
            <text:p>–3.21</text:p>
          </table:table-cell>
          <table:table-cell office:value-type="float" office:value="1727" table:style-name="ce96">
            <text:p><text:s text:c="3"/>1,727</text:p>
          </table:table-cell>
          <table:table-cell office:value-type="float" office:value="1695" table:style-name="ce96">
            <text:p><text:s text:c="3"/>1,695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11" table:style-name="ce96">
            <text:p><text:s text:c="3"/>11</text:p>
          </table:table-cell>
          <table:table-cell office:value-type="float" office:value="21" table:style-name="ce96">
            <text:p><text:s text:c="3"/>21</text:p>
          </table:table-cell>
          <table:table-cell office:value-type="float" office:value="7.4574640291126402" table:style-name="ce97">
            <text:p>7.46</text:p>
          </table:table-cell>
          <table:table-cell office:value-type="float" office:value="510" table:style-name="ce96">
            <text:p><text:s text:c="3"/>510</text:p>
          </table:table-cell>
          <table:table-cell office:value-type="float" office:value="503" table:style-name="ce103">
            <text:p>503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99">
            <text:p>1</text:p>
          </table:table-cell>
          <table:table-cell office:value-type="float" office:value="6" table:style-name="ce99">
            <text:p>6</text:p>
          </table:table-cell>
          <table:table-cell office:value-type="float" office:value="2.2022621047176898" table:style-name="ce100">
            <text:p>2.20</text:p>
          </table:table-cell>
          <table:table-cell office:value-type="float" office:value="13499" table:style-name="ce99">
            <text:p>13,499</text:p>
          </table:table-cell>
          <table:table-cell office:value-type="float" office:value="9818" table:style-name="ce99">
            <text:p>9,818</text:p>
          </table:table-cell>
          <table:table-cell office:value-type="float" office:value="36607" table:style-name="ce99">
            <text:p>36,607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95">
            <text:p><text:s/><text:span text:style-name="T14">臺</text:span><text:s text:c="2"/><text:span text:style-name="T14">灣</text:span><text:s text:c="2"/><text:span text:style-name="T14">省</text:span><text:s/></text:p>
          </table:table-cell>
          <table:table-cell office:value-type="float" office:value="2587317" table:style-name="ce96">
            <text:p><text:s text:c="3"/>2,587,317</text:p>
          </table:table-cell>
          <table:table-cell office:value-type="float" office:value="6956073" table:style-name="ce96">
            <text:p><text:s text:c="3"/>6,956,073</text:p>
          </table:table-cell>
          <table:table-cell office:value-type="float" office:value="3529243" table:style-name="ce96">
            <text:p><text:s text:c="3"/>3,529,243</text:p>
          </table:table-cell>
          <table:table-cell office:value-type="float" office:value="3426830" table:style-name="ce96">
            <text:p><text:s text:c="3"/>3,426,830</text:p>
          </table:table-cell>
          <table:table-cell office:value-type="float" office:value="3589" table:style-name="ce96">
            <text:p><text:s text:c="3"/>3,589</text:p>
          </table:table-cell>
          <table:table-cell office:value-type="float" office:value="1877" table:style-name="ce96">
            <text:p><text:s text:c="3"/>1,877</text:p>
          </table:table-cell>
          <table:table-cell office:value-type="float" office:value="1712" table:style-name="ce96">
            <text:p><text:s text:c="3"/>1,712</text:p>
          </table:table-cell>
          <table:table-cell office:value-type="float" office:value="6.0754850559327904" table:style-name="ce97">
            <text:p>6.08</text:p>
          </table:table-cell>
          <table:table-cell office:value-type="float" office:value="6463" table:style-name="ce96">
            <text:p><text:s text:c="3"/>6,463</text:p>
          </table:table-cell>
          <table:table-cell office:value-type="float" office:value="3696" table:style-name="ce96">
            <text:p><text:s text:c="3"/>3,696</text:p>
          </table:table-cell>
          <table:table-cell office:value-type="float" office:value="2767" table:style-name="ce96">
            <text:p><text:s text:c="3"/>2,767</text:p>
          </table:table-cell>
          <table:table-cell office:value-type="float" office:value="10.940612960850819" table:style-name="ce97">
            <text:p>10.94</text:p>
          </table:table-cell>
          <table:table-cell office:value-type="float" office:value="-2874" table:style-name="ce96">
            <text:p>－ <text:s/>2,874</text:p>
          </table:table-cell>
          <table:table-cell office:value-type="float" office:value="-4.8651279049180296" table:style-name="ce98">
            <text:p>–4.87</text:p>
          </table:table-cell>
          <table:table-cell office:value-type="float" office:value="3596" table:style-name="ce96">
            <text:p><text:s text:c="3"/>3,596</text:p>
          </table:table-cell>
          <table:table-cell office:value-type="float" office:value="3538" table:style-name="ce96">
            <text:p><text:s text:c="3"/>3,538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19" table:style-name="ce96">
            <text:p><text:s text:c="3"/>19</text:p>
          </table:table-cell>
          <table:table-cell office:value-type="float" office:value="39" table:style-name="ce96">
            <text:p><text:s text:c="3"/>39</text:p>
          </table:table-cell>
          <table:table-cell office:value-type="float" office:value="6.0873347063622996" table:style-name="ce97">
            <text:p>6.09</text:p>
          </table:table-cell>
          <table:table-cell office:value-type="float" office:value="1272" table:style-name="ce96">
            <text:p><text:s text:c="3"/>1,272</text:p>
          </table:table-cell>
          <table:table-cell office:value-type="float" office:value="1255" table:style-name="ce99">
            <text:p>1,255</text:p>
          </table:table-cell>
          <table:table-cell office:value-type="float" office:value="17" table:style-name="ce103">
            <text:p>17</text:p>
          </table:table-cell>
          <table:table-cell office:value-type="float" office:value="4" table:style-name="ce99">
            <text:p>4</text:p>
          </table:table-cell>
          <table:table-cell office:value-type="float" office:value="13" table:style-name="ce99">
            <text:p>13</text:p>
          </table:table-cell>
          <table:table-cell office:value-type="float" office:value="2.1532507637633098" table:style-name="ce100">
            <text:p>2.15</text:p>
          </table:table-cell>
          <table:table-cell office:value-type="float" office:value="26089" table:style-name="ce99">
            <text:p>26,089</text:p>
          </table:table-cell>
          <table:table-cell office:value-type="float" office:value="21919" table:style-name="ce99">
            <text:p>21,919</text:p>
          </table:table-cell>
          <table:table-cell office:value-type="float" office:value="345075" table:style-name="ce99">
            <text:p>345,075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104">
            <text:p><text:span text:style-name="T16">宜</text:span><text:s/><text:span text:style-name="T16">蘭</text:span><text:s/><text:span text:style-name="T16">縣</text:span></text:p>
          </table:table-cell>
          <table:table-cell office:value-type="float" office:value="176074" table:style-name="ce105">
            <text:p><text:s text:c="3"/>176,074</text:p>
          </table:table-cell>
          <table:table-cell office:value-type="float" office:value="449062" table:style-name="ce105">
            <text:p><text:s text:c="3"/>449,062</text:p>
          </table:table-cell>
          <table:table-cell office:value-type="float" office:value="225711" table:style-name="ce105">
            <text:p><text:s text:c="3"/>225,711</text:p>
          </table:table-cell>
          <table:table-cell office:value-type="float" office:value="223351" table:style-name="ce105">
            <text:p><text:s text:c="3"/>223,351</text:p>
          </table:table-cell>
          <table:table-cell office:value-type="float" office:value="203" table:style-name="ce105">
            <text:p><text:s text:c="3"/>203</text:p>
          </table:table-cell>
          <table:table-cell office:value-type="float" office:value="102" table:style-name="ce105">
            <text:p><text:s text:c="3"/>102</text:p>
          </table:table-cell>
          <table:table-cell office:value-type="float" office:value="101" table:style-name="ce105">
            <text:p><text:s text:c="3"/>101</text:p>
          </table:table-cell>
          <table:table-cell office:value-type="float" office:value="5.3232931596347504" table:style-name="ce106">
            <text:p>5.32</text:p>
          </table:table-cell>
          <table:table-cell office:value-type="float" office:value="414" table:style-name="ce105">
            <text:p><text:s text:c="3"/>414</text:p>
          </table:table-cell>
          <table:table-cell office:value-type="float" office:value="246" table:style-name="ce105">
            <text:p><text:s text:c="3"/>246</text:p>
          </table:table-cell>
          <table:table-cell office:value-type="float" office:value="168" table:style-name="ce105">
            <text:p><text:s text:c="3"/>168</text:p>
          </table:table-cell>
          <table:table-cell office:value-type="float" office:value="10.85637127137332" table:style-name="ce106">
            <text:p>10.86</text:p>
          </table:table-cell>
          <table:table-cell office:value-type="float" office:value="-211" table:style-name="ce105">
            <text:p>－ <text:s/>211</text:p>
          </table:table-cell>
          <table:table-cell office:value-type="float" office:value="-5.5330781117385799" table:style-name="ce107">
            <text:p>–5.53</text:p>
          </table:table-cell>
          <table:table-cell office:value-type="float" office:value="237" table:style-name="ce105">
            <text:p><text:s text:c="3"/>237</text:p>
          </table:table-cell>
          <table:table-cell office:value-type="float" office:value="230" table:style-name="ce105">
            <text:p><text:s text:c="3"/>230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6.2148792060760298" table:style-name="ce106">
            <text:p>6.21</text:p>
          </table:table-cell>
          <table:table-cell office:value-type="float" office:value="61" table:style-name="ce105">
            <text:p><text:s text:c="3"/>61</text:p>
          </table:table-cell>
          <table:table-cell office:value-type="float" office:value="61" table:style-name="ce108">
            <text:p>6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.5996102597917199" table:style-name="ce110">
            <text:p>1.60</text:p>
          </table:table-cell>
          <table:table-cell office:value-type="float" office:value="2102" table:style-name="ce109">
            <text:p>2,102</text:p>
          </table:table-cell>
          <table:table-cell office:value-type="float" office:value="1768" table:style-name="ce109">
            <text:p>1,768</text:p>
          </table:table-cell>
          <table:table-cell office:value-type="float" office:value="18043" table:style-name="ce109">
            <text:p>18,043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新</text:span><text:s/><text:span text:style-name="T16">竹</text:span><text:s/><text:span text:style-name="T16">縣</text:span></text:p>
          </table:table-cell>
          <table:table-cell office:value-type="float" office:value="215177" table:style-name="ce105">
            <text:p><text:s text:c="3"/>215,177</text:p>
          </table:table-cell>
          <table:table-cell office:value-type="float" office:value="580503" table:style-name="ce105">
            <text:p><text:s text:c="3"/>580,503</text:p>
          </table:table-cell>
          <table:table-cell office:value-type="float" office:value="295891" table:style-name="ce105">
            <text:p><text:s text:c="3"/>295,891</text:p>
          </table:table-cell>
          <table:table-cell office:value-type="float" office:value="284612" table:style-name="ce105">
            <text:p><text:s text:c="3"/>284,612</text:p>
          </table:table-cell>
          <table:table-cell office:value-type="float" office:value="400" table:style-name="ce105">
            <text:p><text:s text:c="3"/>400</text:p>
          </table:table-cell>
          <table:table-cell office:value-type="float" office:value="208" table:style-name="ce105">
            <text:p><text:s text:c="3"/>208</text:p>
          </table:table-cell>
          <table:table-cell office:value-type="float" office:value="192" table:style-name="ce105">
            <text:p><text:s text:c="3"/>192</text:p>
          </table:table-cell>
          <table:table-cell office:value-type="float" office:value="8.1194125338092196" table:style-name="ce106">
            <text:p>8.12</text:p>
          </table:table-cell>
          <table:table-cell office:value-type="float" office:value="422" table:style-name="ce105">
            <text:p><text:s text:c="3"/>422</text:p>
          </table:table-cell>
          <table:table-cell office:value-type="float" office:value="254" table:style-name="ce105">
            <text:p><text:s text:c="3"/>254</text:p>
          </table:table-cell>
          <table:table-cell office:value-type="float" office:value="168" table:style-name="ce105">
            <text:p><text:s text:c="3"/>168</text:p>
          </table:table-cell>
          <table:table-cell office:value-type="float" office:value="8.5659802231687294" table:style-name="ce106">
            <text:p>8.57</text:p>
          </table:table-cell>
          <table:table-cell office:value-type="float" office:value="-22" table:style-name="ce105">
            <text:p>－ <text:s/>22</text:p>
          </table:table-cell>
          <table:table-cell office:value-type="float" office:value="-0.44656768935951002" table:style-name="ce107">
            <text:p>–0.45</text:p>
          </table:table-cell>
          <table:table-cell office:value-type="float" office:value="330" table:style-name="ce105">
            <text:p><text:s text:c="3"/>330</text:p>
          </table:table-cell>
          <table:table-cell office:value-type="float" office:value="320" table:style-name="ce105">
            <text:p><text:s text:c="3"/>320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6.6985153403926097" table:style-name="ce106">
            <text:p>6.70</text:p>
          </table:table-cell>
          <table:table-cell office:value-type="float" office:value="114" table:style-name="ce105">
            <text:p><text:s text:c="3"/>114</text:p>
          </table:table-cell>
          <table:table-cell office:value-type="float" office:value="111" table:style-name="ce108">
            <text:p>111</text:p>
          </table:table-cell>
          <table:table-cell office:value-type="float" office:value="3" table:style-name="ce108">
            <text:p>3</text:p>
          </table:table-cell>
          <table:table-cell office:value-type="float" office:value="1" table:style-name="ce109">
            <text:p>1</text:p>
          </table:table-cell>
          <table:table-cell office:value-type="float" office:value="2" table:style-name="ce109">
            <text:p>2</text:p>
          </table:table-cell>
          <table:table-cell office:value-type="float" office:value="2.3140325721356301" table:style-name="ce110">
            <text:p>2.31</text:p>
          </table:table-cell>
          <table:table-cell office:value-type="float" office:value="2670" table:style-name="ce109">
            <text:p>2,670</text:p>
          </table:table-cell>
          <table:table-cell office:value-type="float" office:value="1745" table:style-name="ce109">
            <text:p>1,745</text:p>
          </table:table-cell>
          <table:table-cell office:value-type="float" office:value="22195" table:style-name="ce109">
            <text:p>22,195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苗</text:span><text:s/><text:span text:style-name="T16">栗</text:span><text:s/><text:span text:style-name="T16">縣</text:span></text:p>
          </table:table-cell>
          <table:table-cell office:value-type="float" office:value="197025" table:style-name="ce105">
            <text:p><text:s text:c="3"/>197,025</text:p>
          </table:table-cell>
          <table:table-cell office:value-type="float" office:value="535132" table:style-name="ce105">
            <text:p><text:s text:c="3"/>535,132</text:p>
          </table:table-cell>
          <table:table-cell office:value-type="float" office:value="275550" table:style-name="ce105">
            <text:p><text:s text:c="3"/>275,550</text:p>
          </table:table-cell>
          <table:table-cell office:value-type="float" office:value="259582" table:style-name="ce105">
            <text:p><text:s text:c="3"/>259,582</text:p>
          </table:table-cell>
          <table:table-cell office:value-type="float" office:value="194" table:style-name="ce105">
            <text:p><text:s text:c="3"/>194</text:p>
          </table:table-cell>
          <table:table-cell office:value-type="float" office:value="96" table:style-name="ce105">
            <text:p><text:s text:c="3"/>96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4.2683598168854999" table:style-name="ce106">
            <text:p>4.27</text:p>
          </table:table-cell>
          <table:table-cell office:value-type="float" office:value="518" table:style-name="ce105">
            <text:p><text:s text:c="3"/>518</text:p>
          </table:table-cell>
          <table:table-cell office:value-type="float" office:value="286" table:style-name="ce105">
            <text:p><text:s text:c="3"/>286</text:p>
          </table:table-cell>
          <table:table-cell office:value-type="float" office:value="232" table:style-name="ce105">
            <text:p><text:s text:c="3"/>232</text:p>
          </table:table-cell>
          <table:table-cell office:value-type="float" office:value="11.396960748178801" table:style-name="ce106">
            <text:p>11.40</text:p>
          </table:table-cell>
          <table:table-cell office:value-type="float" office:value="-324" table:style-name="ce105">
            <text:p>－ <text:s/>324</text:p>
          </table:table-cell>
          <table:table-cell office:value-type="float" office:value="-7.1286009312932999" table:style-name="ce107">
            <text:p>–7.13</text:p>
          </table:table-cell>
          <table:table-cell office:value-type="float" office:value="300" table:style-name="ce105">
            <text:p><text:s text:c="3"/>300</text:p>
          </table:table-cell>
          <table:table-cell office:value-type="float" office:value="297" table:style-name="ce105">
            <text:p><text:s text:c="3"/>297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.60055641786417" table:style-name="ce106">
            <text:p>6.60</text:p>
          </table:table-cell>
          <table:table-cell office:value-type="float" office:value="106" table:style-name="ce105">
            <text:p><text:s text:c="3"/>106</text:p>
          </table:table-cell>
          <table:table-cell office:value-type="float" office:value="106" table:style-name="ce108">
            <text:p>10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.3321966009786701" table:style-name="ce110">
            <text:p>2.33</text:p>
          </table:table-cell>
          <table:table-cell office:value-type="float" office:value="1833" table:style-name="ce109">
            <text:p>1,833</text:p>
          </table:table-cell>
          <table:table-cell office:value-type="float" office:value="1536" table:style-name="ce109">
            <text:p>1,536</text:p>
          </table:table-cell>
          <table:table-cell office:value-type="float" office:value="11520" table:style-name="ce109">
            <text:p>11,520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彰</text:span><text:s/><text:span text:style-name="T16">化</text:span><text:s/><text:span text:style-name="T16">縣</text:span></text:p>
          </table:table-cell>
          <table:table-cell office:value-type="float" office:value="402420" table:style-name="ce105">
            <text:p><text:s text:c="3"/>402,420</text:p>
          </table:table-cell>
          <table:table-cell office:value-type="float" office:value="1245239" table:style-name="ce105">
            <text:p><text:s text:c="3"/>1,245,239</text:p>
          </table:table-cell>
          <table:table-cell office:value-type="float" office:value="631625" table:style-name="ce105">
            <text:p><text:s text:c="3"/>631,625</text:p>
          </table:table-cell>
          <table:table-cell office:value-type="float" office:value="613614" table:style-name="ce105">
            <text:p><text:s text:c="3"/>613,614</text:p>
          </table:table-cell>
          <table:table-cell office:value-type="float" office:value="905" table:style-name="ce105">
            <text:p><text:s text:c="3"/>905</text:p>
          </table:table-cell>
          <table:table-cell office:value-type="float" office:value="463" table:style-name="ce105">
            <text:p><text:s text:c="3"/>463</text:p>
          </table:table-cell>
          <table:table-cell office:value-type="float" office:value="442" table:style-name="ce105">
            <text:p><text:s text:c="3"/>442</text:p>
          </table:table-cell>
          <table:table-cell office:value-type="float" office:value="8.5568370138007896" table:style-name="ce106">
            <text:p>8.56</text:p>
          </table:table-cell>
          <table:table-cell office:value-type="float" office:value="1091" table:style-name="ce105">
            <text:p><text:s text:c="3"/>1,091</text:p>
          </table:table-cell>
          <table:table-cell office:value-type="float" office:value="605" table:style-name="ce105">
            <text:p><text:s text:c="3"/>605</text:p>
          </table:table-cell>
          <table:table-cell office:value-type="float" office:value="486" table:style-name="ce105">
            <text:p><text:s text:c="3"/>486</text:p>
          </table:table-cell>
          <table:table-cell office:value-type="float" office:value="10.315479759178629" table:style-name="ce106">
            <text:p>10.32</text:p>
          </table:table-cell>
          <table:table-cell office:value-type="float" office:value="-186" table:style-name="ce105">
            <text:p>－ <text:s/>186</text:p>
          </table:table-cell>
          <table:table-cell office:value-type="float" office:value="-1.7586427453778399" table:style-name="ce107">
            <text:p>–1.76</text:p>
          </table:table-cell>
          <table:table-cell office:value-type="float" office:value="652" table:style-name="ce105">
            <text:p><text:s text:c="3"/>652</text:p>
          </table:table-cell>
          <table:table-cell office:value-type="float" office:value="648" table:style-name="ce105">
            <text:p><text:s text:c="3"/>648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6.1647046773459797" table:style-name="ce106">
            <text:p>6.16</text:p>
          </table:table-cell>
          <table:table-cell office:value-type="float" office:value="180" table:style-name="ce105">
            <text:p><text:s text:c="3"/>180</text:p>
          </table:table-cell>
          <table:table-cell office:value-type="float" office:value="178" table:style-name="ce108">
            <text:p>178</text:p>
          </table:table-cell>
          <table:table-cell office:value-type="float" office:value="2" table:style-name="ce108">
            <text:p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2</text:p>
          </table:table-cell>
          <table:table-cell office:value-type="float" office:value="1.70191233423662" table:style-name="ce110">
            <text:p>1.70</text:p>
          </table:table-cell>
          <table:table-cell office:value-type="float" office:value="3676" table:style-name="ce109">
            <text:p>3,676</text:p>
          </table:table-cell>
          <table:table-cell office:value-type="float" office:value="3569" table:style-name="ce109">
            <text:p>3,569</text:p>
          </table:table-cell>
          <table:table-cell office:value-type="float" office:value="6274" table:style-name="ce109">
            <text:p>6,274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104">
            <text:p><text:span text:style-name="T16">南</text:span><text:s/><text:span text:style-name="T16">投</text:span><text:s/><text:span text:style-name="T16">縣</text:span></text:p>
          </table:table-cell>
          <table:table-cell office:value-type="float" office:value="179907" table:style-name="ce105">
            <text:p><text:s text:c="3"/>179,907</text:p>
          </table:table-cell>
          <table:table-cell office:value-type="float" office:value="479595" table:style-name="ce105">
            <text:p><text:s text:c="3"/>479,595</text:p>
          </table:table-cell>
          <table:table-cell office:value-type="float" office:value="244587" table:style-name="ce105">
            <text:p><text:s text:c="3"/>244,587</text:p>
          </table:table-cell>
          <table:table-cell office:value-type="float" office:value="235008" table:style-name="ce105">
            <text:p><text:s text:c="3"/>235,008</text:p>
          </table:table-cell>
          <table:table-cell office:value-type="float" office:value="218" table:style-name="ce105">
            <text:p><text:s text:c="3"/>218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99" table:style-name="ce105">
            <text:p><text:s text:c="3"/>99</text:p>
          </table:table-cell>
          <table:table-cell office:value-type="float" office:value="5.3511362909597802" table:style-name="ce106">
            <text:p>5.35</text:p>
          </table:table-cell>
          <table:table-cell office:value-type="float" office:value="458" table:style-name="ce105">
            <text:p><text:s text:c="3"/>458</text:p>
          </table:table-cell>
          <table:table-cell office:value-type="float" office:value="268" table:style-name="ce105">
            <text:p><text:s text:c="3"/>268</text:p>
          </table:table-cell>
          <table:table-cell office:value-type="float" office:value="190" table:style-name="ce105">
            <text:p><text:s text:c="3"/>190</text:p>
          </table:table-cell>
          <table:table-cell office:value-type="float" office:value="11.242295510365039" table:style-name="ce106">
            <text:p>11.24</text:p>
          </table:table-cell>
          <table:table-cell office:value-type="float" office:value="-240" table:style-name="ce105">
            <text:p>－ <text:s/>240</text:p>
          </table:table-cell>
          <table:table-cell office:value-type="float" office:value="-5.8911592194052602" table:style-name="ce107">
            <text:p>–5.89</text:p>
          </table:table-cell>
          <table:table-cell office:value-type="float" office:value="212" table:style-name="ce105">
            <text:p><text:s text:c="3"/>212</text:p>
          </table:table-cell>
          <table:table-cell office:value-type="float" office:value="209" table:style-name="ce105">
            <text:p><text:s text:c="3"/>209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5.2038573104746497" table:style-name="ce106">
            <text:p>5.20</text:p>
          </table:table-cell>
          <table:table-cell office:value-type="float" office:value="93" table:style-name="ce105">
            <text:p><text:s text:c="3"/>93</text:p>
          </table:table-cell>
          <table:table-cell office:value-type="float" office:value="93" table:style-name="ce108">
            <text:p>93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.28282419751954" table:style-name="ce110">
            <text:p>2.28</text:p>
          </table:table-cell>
          <table:table-cell office:value-type="float" office:value="1425" table:style-name="ce109">
            <text:p>1,425</text:p>
          </table:table-cell>
          <table:table-cell office:value-type="float" office:value="1333" table:style-name="ce109">
            <text:p>1,333</text:p>
          </table:table-cell>
          <table:table-cell office:value-type="float" office:value="29466" table:style-name="ce109">
            <text:p>29,466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雲</text:span><text:s/><text:span text:style-name="T16">林</text:span><text:s/><text:span text:style-name="T16">縣</text:span></text:p>
          </table:table-cell>
          <table:table-cell office:value-type="float" office:value="245397" table:style-name="ce105">
            <text:p><text:s text:c="3"/>245,397</text:p>
          </table:table-cell>
          <table:table-cell office:value-type="float" office:value="664092" table:style-name="ce105">
            <text:p><text:s text:c="3"/>664,092</text:p>
          </table:table-cell>
          <table:table-cell office:value-type="float" office:value="342812" table:style-name="ce105">
            <text:p><text:s text:c="3"/>342,812</text:p>
          </table:table-cell>
          <table:table-cell office:value-type="float" office:value="321280" table:style-name="ce105">
            <text:p><text:s text:c="3"/>321,280</text:p>
          </table:table-cell>
          <table:table-cell office:value-type="float" office:value="299" table:style-name="ce105">
            <text:p><text:s text:c="3"/>299</text:p>
          </table:table-cell>
          <table:table-cell office:value-type="float" office:value="156" table:style-name="ce105">
            <text:p><text:s text:c="3"/>156</text:p>
          </table:table-cell>
          <table:table-cell office:value-type="float" office:value="143" table:style-name="ce105">
            <text:p><text:s text:c="3"/>143</text:p>
          </table:table-cell>
          <table:table-cell office:value-type="float" office:value="5.2999021775053698" table:style-name="ce106">
            <text:p>5.30</text:p>
          </table:table-cell>
          <table:table-cell office:value-type="float" office:value="730" table:style-name="ce105">
            <text:p><text:s text:c="3"/>730</text:p>
          </table:table-cell>
          <table:table-cell office:value-type="float" office:value="394" table:style-name="ce105">
            <text:p><text:s text:c="3"/>394</text:p>
          </table:table-cell>
          <table:table-cell office:value-type="float" office:value="336" table:style-name="ce105">
            <text:p><text:s text:c="3"/>336</text:p>
          </table:table-cell>
          <table:table-cell office:value-type="float" office:value="12.93956050026395" table:style-name="ce106">
            <text:p>12.94</text:p>
          </table:table-cell>
          <table:table-cell office:value-type="float" office:value="-431" table:style-name="ce105">
            <text:p>－ <text:s/>431</text:p>
          </table:table-cell>
          <table:table-cell office:value-type="float" office:value="-7.6396583227585797" table:style-name="ce107">
            <text:p>–7.64</text:p>
          </table:table-cell>
          <table:table-cell office:value-type="float" office:value="327" table:style-name="ce105">
            <text:p><text:s text:c="3"/>327</text:p>
          </table:table-cell>
          <table:table-cell office:value-type="float" office:value="326" table:style-name="ce105">
            <text:p><text:s text:c="3"/>326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.7962140871045396" table:style-name="ce106">
            <text:p>5.80</text:p>
          </table:table-cell>
          <table:table-cell office:value-type="float" office:value="117" table:style-name="ce105">
            <text:p><text:s text:c="3"/>117</text:p>
          </table:table-cell>
          <table:table-cell office:value-type="float" office:value="117" table:style-name="ce108">
            <text:p>117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.0738747651108" table:style-name="ce110">
            <text:p>2.07</text:p>
          </table:table-cell>
          <table:table-cell office:value-type="float" office:value="1989" table:style-name="ce109">
            <text:p>1,989</text:p>
          </table:table-cell>
          <table:table-cell office:value-type="float" office:value="1883" table:style-name="ce109">
            <text:p>1,883</text:p>
          </table:table-cell>
          <table:table-cell office:value-type="float" office:value="2764" table:style-name="ce109">
            <text:p>2,764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嘉</text:span><text:s/><text:span text:style-name="T16">義</text:span><text:s/><text:span text:style-name="T16">縣</text:span></text:p>
          </table:table-cell>
          <table:table-cell office:value-type="float" office:value="185398" table:style-name="ce105">
            <text:p><text:s text:c="3"/>185,398</text:p>
          </table:table-cell>
          <table:table-cell office:value-type="float" office:value="488158" table:style-name="ce105">
            <text:p><text:s text:c="3"/>488,158</text:p>
          </table:table-cell>
          <table:table-cell office:value-type="float" office:value="252940" table:style-name="ce105">
            <text:p><text:s text:c="3"/>252,940</text:p>
          </table:table-cell>
          <table:table-cell office:value-type="float" office:value="235218" table:style-name="ce105">
            <text:p><text:s text:c="3"/>235,218</text:p>
          </table:table-cell>
          <table:table-cell office:value-type="float" office:value="192" table:style-name="ce105">
            <text:p><text:s text:c="3"/>192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85" table:style-name="ce105">
            <text:p><text:s text:c="3"/>85</text:p>
          </table:table-cell>
          <table:table-cell office:value-type="float" office:value="4.6291447664952203" table:style-name="ce106">
            <text:p>4.63</text:p>
          </table:table-cell>
          <table:table-cell office:value-type="float" office:value="562" table:style-name="ce105">
            <text:p><text:s text:c="3"/>562</text:p>
          </table:table-cell>
          <table:table-cell office:value-type="float" office:value="313" table:style-name="ce105">
            <text:p><text:s text:c="3"/>313</text:p>
          </table:table-cell>
          <table:table-cell office:value-type="float" office:value="249" table:style-name="ce105">
            <text:p><text:s text:c="3"/>249</text:p>
          </table:table-cell>
          <table:table-cell office:value-type="float" office:value="13.54989249359538" table:style-name="ce106">
            <text:p>13.55</text:p>
          </table:table-cell>
          <table:table-cell office:value-type="float" office:value="-370" table:style-name="ce105">
            <text:p>－ <text:s/>370</text:p>
          </table:table-cell>
          <table:table-cell office:value-type="float" office:value="-8.9207477271001601" table:style-name="ce107">
            <text:p>–8.92</text:p>
          </table:table-cell>
          <table:table-cell office:value-type="float" office:value="217" table:style-name="ce105">
            <text:p><text:s text:c="3"/>217</text:p>
          </table:table-cell>
          <table:table-cell office:value-type="float" office:value="216" table:style-name="ce105">
            <text:p><text:s text:c="3"/>216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.23189799129928" table:style-name="ce106">
            <text:p>5.23</text:p>
          </table:table-cell>
          <table:table-cell office:value-type="float" office:value="70" table:style-name="ce105">
            <text:p><text:s text:c="3"/>70</text:p>
          </table:table-cell>
          <table:table-cell office:value-type="float" office:value="70" table:style-name="ce108">
            <text:p>7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.6877090294513799" table:style-name="ce110">
            <text:p>1.69</text:p>
          </table:table-cell>
          <table:table-cell office:value-type="float" office:value="1476" table:style-name="ce109">
            <text:p>1,476</text:p>
          </table:table-cell>
          <table:table-cell office:value-type="float" office:value="1491" table:style-name="ce109">
            <text:p>1,491</text:p>
          </table:table-cell>
          <table:table-cell office:value-type="float" office:value="6005" table:style-name="ce109">
            <text:p>6,005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屏</text:span><text:s/><text:span text:style-name="T16">東</text:span><text:s/><text:span text:style-name="T16">縣</text:span></text:p>
          </table:table-cell>
          <table:table-cell office:value-type="float" office:value="295132" table:style-name="ce105">
            <text:p><text:s text:c="3"/>295,132</text:p>
          </table:table-cell>
          <table:table-cell office:value-type="float" office:value="798703" table:style-name="ce105">
            <text:p><text:s text:c="3"/>798,703</text:p>
          </table:table-cell>
          <table:table-cell office:value-type="float" office:value="405785" table:style-name="ce105">
            <text:p><text:s text:c="3"/>405,785</text:p>
          </table:table-cell>
          <table:table-cell office:value-type="float" office:value="392918" table:style-name="ce105">
            <text:p><text:s text:c="3"/>392,918</text:p>
          </table:table-cell>
          <table:table-cell office:value-type="float" office:value="304" table:style-name="ce105">
            <text:p><text:s text:c="3"/>304</text:p>
          </table:table-cell>
          <table:table-cell office:value-type="float" office:value="175" table:style-name="ce105">
            <text:p><text:s text:c="3"/>175</text:p>
          </table:table-cell>
          <table:table-cell office:value-type="float" office:value="129" table:style-name="ce105">
            <text:p><text:s text:c="3"/>129</text:p>
          </table:table-cell>
          <table:table-cell office:value-type="float" office:value="4.4810186999945296" table:style-name="ce106">
            <text:p>4.48</text:p>
          </table:table-cell>
          <table:table-cell office:value-type="float" office:value="821" table:style-name="ce105">
            <text:p><text:s text:c="3"/>821</text:p>
          </table:table-cell>
          <table:table-cell office:value-type="float" office:value="488" table:style-name="ce105">
            <text:p><text:s text:c="3"/>488</text:p>
          </table:table-cell>
          <table:table-cell office:value-type="float" office:value="333" table:style-name="ce105">
            <text:p><text:s text:c="3"/>333</text:p>
          </table:table-cell>
          <table:table-cell office:value-type="float" office:value="12.10169852860364" table:style-name="ce106">
            <text:p>12.10</text:p>
          </table:table-cell>
          <table:table-cell office:value-type="float" office:value="-517" table:style-name="ce105">
            <text:p>－ <text:s/>517</text:p>
          </table:table-cell>
          <table:table-cell office:value-type="float" office:value="-7.6206798286091102" table:style-name="ce107">
            <text:p>–7.62</text:p>
          </table:table-cell>
          <table:table-cell office:value-type="float" office:value="392" table:style-name="ce105">
            <text:p><text:s text:c="3"/>392</text:p>
          </table:table-cell>
          <table:table-cell office:value-type="float" office:value="382" table:style-name="ce105">
            <text:p><text:s text:c="3"/>382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5.7781556920982" table:style-name="ce106">
            <text:p>5.78</text:p>
          </table:table-cell>
          <table:table-cell office:value-type="float" office:value="158" table:style-name="ce105">
            <text:p><text:s text:c="3"/>158</text:p>
          </table:table-cell>
          <table:table-cell office:value-type="float" office:value="153" table:style-name="ce108">
            <text:p>153</text:p>
          </table:table-cell>
          <table:table-cell office:value-type="float" office:value="5" table:style-name="ce108">
            <text:p>5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5</text:p>
          </table:table-cell>
          <table:table-cell office:value-type="float" office:value="2.3289505085497901" table:style-name="ce110">
            <text:p>2.33</text:p>
          </table:table-cell>
          <table:table-cell office:value-type="float" office:value="2809" table:style-name="ce109">
            <text:p>2,809</text:p>
          </table:table-cell>
          <table:table-cell office:value-type="float" office:value="2449" table:style-name="ce109">
            <text:p>2,449</text:p>
          </table:table-cell>
          <table:table-cell office:value-type="float" office:value="61107" table:style-name="ce109">
            <text:p>61,107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104">
            <text:p><text:span text:style-name="T16">臺</text:span><text:s/><text:span text:style-name="T16">東</text:span><text:s/><text:span text:style-name="T16">縣</text:span></text:p>
          </table:table-cell>
          <table:table-cell office:value-type="float" office:value="84259" table:style-name="ce105">
            <text:p><text:s text:c="3"/>84,259</text:p>
          </table:table-cell>
          <table:table-cell office:value-type="float" office:value="212551" table:style-name="ce105">
            <text:p><text:s text:c="3"/>212,551</text:p>
          </table:table-cell>
          <table:table-cell office:value-type="float" office:value="108716" table:style-name="ce105">
            <text:p><text:s text:c="3"/>108,716</text:p>
          </table:table-cell>
          <table:table-cell office:value-type="float" office:value="103835" table:style-name="ce105">
            <text:p><text:s text:c="3"/>103,835</text:p>
          </table:table-cell>
          <table:table-cell office:value-type="float" office:value="108" table:style-name="ce105">
            <text:p><text:s text:c="3"/>108</text:p>
          </table:table-cell>
          <table:table-cell office:value-type="float" office:value="52" table:style-name="ce105">
            <text:p><text:s text:c="3"/>52</text:p>
          </table:table-cell>
          <table:table-cell office:value-type="float" office:value="56" table:style-name="ce105">
            <text:p><text:s text:c="3"/>56</text:p>
          </table:table-cell>
          <table:table-cell office:value-type="float" office:value="5.9814288923499799" table:style-name="ce106">
            <text:p>5.98</text:p>
          </table:table-cell>
          <table:table-cell office:value-type="float" office:value="228" table:style-name="ce105">
            <text:p><text:s text:c="3"/>228</text:p>
          </table:table-cell>
          <table:table-cell office:value-type="float" office:value="129" table:style-name="ce105">
            <text:p><text:s text:c="3"/>129</text:p>
          </table:table-cell>
          <table:table-cell office:value-type="float" office:value="99" table:style-name="ce105">
            <text:p><text:s text:c="3"/>99</text:p>
          </table:table-cell>
          <table:table-cell office:value-type="float" office:value="12.62746099496108" table:style-name="ce106">
            <text:p>12.63</text:p>
          </table:table-cell>
          <table:table-cell office:value-type="float" office:value="-120" table:style-name="ce105">
            <text:p>－ <text:s/>120</text:p>
          </table:table-cell>
          <table:table-cell office:value-type="float" office:value="-6.6460321026110902" table:style-name="ce107">
            <text:p>–6.65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77" table:style-name="ce105">
            <text:p><text:s text:c="3"/>77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4.3753044675522998" table:style-name="ce106">
            <text:p>4.38</text:p>
          </table:table-cell>
          <table:table-cell office:value-type="float" office:value="52" table:style-name="ce105">
            <text:p><text:s text:c="3"/>52</text:p>
          </table:table-cell>
          <table:table-cell office:value-type="float" office:value="51" table:style-name="ce108">
            <text:p>51</text:p>
          </table:table-cell>
          <table:table-cell office:value-type="float" office:value="1" table:style-name="ce108">
            <text:p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1</text:p>
          </table:table-cell>
          <table:table-cell office:value-type="float" office:value="2.8799472444648102" table:style-name="ce110">
            <text:p>2.88</text:p>
          </table:table-cell>
          <table:table-cell office:value-type="float" office:value="733" table:style-name="ce109">
            <text:p>733</text:p>
          </table:table-cell>
          <table:table-cell office:value-type="float" office:value="698" table:style-name="ce109">
            <text:p>698</text:p>
          </table:table-cell>
          <table:table-cell office:value-type="float" office:value="78376" table:style-name="ce109">
            <text:p>78,376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花</text:span><text:s/><text:span text:style-name="T16">蓮</text:span><text:s/><text:span text:style-name="T16">縣</text:span></text:p>
          </table:table-cell>
          <table:table-cell office:value-type="float" office:value="128185" table:style-name="ce105">
            <text:p><text:s text:c="3"/>128,185</text:p>
          </table:table-cell>
          <table:table-cell office:value-type="float" office:value="318892" table:style-name="ce105">
            <text:p><text:s text:c="3"/>318,892</text:p>
          </table:table-cell>
          <table:table-cell office:value-type="float" office:value="160701" table:style-name="ce105">
            <text:p><text:s text:c="3"/>160,701</text:p>
          </table:table-cell>
          <table:table-cell office:value-type="float" office:value="158191" table:style-name="ce105">
            <text:p><text:s text:c="3"/>158,191</text:p>
          </table:table-cell>
          <table:table-cell office:value-type="float" office:value="192" table:style-name="ce105">
            <text:p><text:s text:c="3"/>19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87" table:style-name="ce105">
            <text:p><text:s text:c="3"/>87</text:p>
          </table:table-cell>
          <table:table-cell office:value-type="float" office:value="7.0895511063766499" table:style-name="ce106">
            <text:p>7.09</text:p>
          </table:table-cell>
          <table:table-cell office:value-type="float" office:value="343" table:style-name="ce105">
            <text:p><text:s text:c="3"/>343</text:p>
          </table:table-cell>
          <table:table-cell office:value-type="float" office:value="211" table:style-name="ce105">
            <text:p><text:s text:c="3"/>211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12.665187653579119" table:style-name="ce106">
            <text:p>12.67</text:p>
          </table:table-cell>
          <table:table-cell office:value-type="float" office:value="-151" table:style-name="ce105">
            <text:p>－ <text:s/>151</text:p>
          </table:table-cell>
          <table:table-cell office:value-type="float" office:value="-5.5756365472024703" table:style-name="ce107">
            <text:p>–5.58</text:p>
          </table:table-cell>
          <table:table-cell office:value-type="float" office:value="164" table:style-name="ce105">
            <text:p><text:s text:c="3"/>164</text:p>
          </table:table-cell>
          <table:table-cell office:value-type="float" office:value="157" table:style-name="ce105">
            <text:p><text:s text:c="3"/>157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0" table:style-name="ce105">
            <text:p>—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6.0556582366967202" table:style-name="ce106">
            <text:p>6.06</text:p>
          </table:table-cell>
          <table:table-cell office:value-type="float" office:value="83" table:style-name="ce105">
            <text:p><text:s text:c="3"/>83</text:p>
          </table:table-cell>
          <table:table-cell office:value-type="float" office:value="80" table:style-name="ce108">
            <text:p>80</text:p>
          </table:table-cell>
          <table:table-cell office:value-type="float" office:value="3" table:style-name="ce108">
            <text:p>3</text:p>
          </table:table-cell>
          <table:table-cell office:value-type="float" office:value="3" table:style-name="ce109">
            <text:p>3</text:p>
          </table:table-cell>
          <table:table-cell office:value-type="float" office:value="0" table:style-name="ce109">
            <text:p>—</text:p>
          </table:table-cell>
          <table:table-cell office:value-type="float" office:value="3.0647538636940701" table:style-name="ce110">
            <text:p>3.06</text:p>
          </table:table-cell>
          <table:table-cell office:value-type="float" office:value="1550" table:style-name="ce109">
            <text:p>1,550</text:p>
          </table:table-cell>
          <table:table-cell office:value-type="float" office:value="1355" table:style-name="ce109">
            <text:p>1,355</text:p>
          </table:table-cell>
          <table:table-cell office:value-type="float" office:value="93464" table:style-name="ce109">
            <text:p>93,464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澎</text:span><text:s/><text:span text:style-name="T16">湖</text:span><text:s/><text:span text:style-name="T16">縣</text:span></text:p>
          </table:table-cell>
          <table:table-cell office:value-type="float" office:value="42840" table:style-name="ce105">
            <text:p><text:s text:c="3"/>42,840</text:p>
          </table:table-cell>
          <table:table-cell office:value-type="float" office:value="107223" table:style-name="ce105">
            <text:p><text:s text:c="3"/>107,223</text:p>
          </table:table-cell>
          <table:table-cell office:value-type="float" office:value="55054" table:style-name="ce105">
            <text:p><text:s text:c="3"/>55,054</text:p>
          </table:table-cell>
          <table:table-cell office:value-type="float" office:value="52169" table:style-name="ce105">
            <text:p><text:s text:c="3"/>52,169</text:p>
          </table:table-cell>
          <table:table-cell office:value-type="float" office:value="89" table:style-name="ce105">
            <text:p><text:s text:c="3"/>89</text:p>
          </table:table-cell>
          <table:table-cell office:value-type="float" office:value="46" table:style-name="ce105">
            <text:p><text:s text:c="3"/>46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9.7806909259515695" table:style-name="ce106">
            <text:p>9.78</text:p>
          </table:table-cell>
          <table:table-cell office:value-type="float" office:value="101" table:style-name="ce105">
            <text:p><text:s text:c="3"/>101</text:p>
          </table:table-cell>
          <table:table-cell office:value-type="float" office:value="60" table:style-name="ce105">
            <text:p><text:s text:c="3"/>60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11.099435769900101" table:style-name="ce106">
            <text:p>11.10</text:p>
          </table:table-cell>
          <table:table-cell office:value-type="float" office:value="-12" table:style-name="ce105">
            <text:p>－ <text:s/>12</text:p>
          </table:table-cell>
          <table:table-cell office:value-type="float" office:value="-1.3187448439485301" table:style-name="ce107">
            <text:p>–1.32</text:p>
          </table:table-cell>
          <table:table-cell office:value-type="float" office:value="81" table:style-name="ce105">
            <text:p><text:s text:c="3"/>81</text:p>
          </table:table-cell>
          <table:table-cell office:value-type="float" office:value="80" table:style-name="ce105">
            <text:p><text:s text:c="3"/>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8.9015276966525594" table:style-name="ce106">
            <text:p>8.90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22" table:style-name="ce108">
            <text:p>2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.4176988805723001" table:style-name="ce110">
            <text:p>2.42</text:p>
          </table:table-cell>
          <table:table-cell office:value-type="float" office:value="565" table:style-name="ce109">
            <text:p>565</text:p>
          </table:table-cell>
          <table:table-cell office:value-type="float" office:value="387" table:style-name="ce109">
            <text:p>387</text:p>
          </table:table-cell>
          <table:table-cell office:value-type="float" office:value="689" table:style-name="ce109">
            <text:p>689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104">
            <text:p><text:span text:style-name="T16">基</text:span><text:s/><text:span text:style-name="T16">隆</text:span><text:s/><text:span text:style-name="T16">市</text:span></text:p>
          </table:table-cell>
          <table:table-cell office:value-type="float" office:value="157172" table:style-name="ce105">
            <text:p><text:s text:c="3"/>157,172</text:p>
          </table:table-cell>
          <table:table-cell office:value-type="float" office:value="361526" table:style-name="ce105">
            <text:p><text:s text:c="3"/>361,526</text:p>
          </table:table-cell>
          <table:table-cell office:value-type="float" office:value="180012" table:style-name="ce105">
            <text:p><text:s text:c="3"/>180,012</text:p>
          </table:table-cell>
          <table:table-cell office:value-type="float" office:value="181514" table:style-name="ce105">
            <text:p><text:s text:c="3"/>181,514</text:p>
          </table:table-cell>
          <table:table-cell office:value-type="float" office:value="139" table:style-name="ce105">
            <text:p><text:s text:c="3"/>139</text:p>
          </table:table-cell>
          <table:table-cell office:value-type="float" office:value="73" table:style-name="ce105">
            <text:p><text:s text:c="3"/>73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4.5286111646175797" table:style-name="ce106">
            <text:p>4.53</text:p>
          </table:table-cell>
          <table:table-cell office:value-type="float" office:value="311" table:style-name="ce105">
            <text:p><text:s text:c="3"/>311</text:p>
          </table:table-cell>
          <table:table-cell office:value-type="float" office:value="186" table:style-name="ce105">
            <text:p><text:s text:c="3"/>186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10.132360231626389" table:style-name="ce106">
            <text:p>10.13</text:p>
          </table:table-cell>
          <table:table-cell office:value-type="float" office:value="-172" table:style-name="ce105">
            <text:p>－ <text:s/>172</text:p>
          </table:table-cell>
          <table:table-cell office:value-type="float" office:value="-5.6037490670088097" table:style-name="ce107">
            <text:p>–5.60</text:p>
          </table:table-cell>
          <table:table-cell office:value-type="float" office:value="188" table:style-name="ce105">
            <text:p><text:s text:c="3"/>188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.1250280499863701" table:style-name="ce106">
            <text:p>6.13</text:p>
          </table:table-cell>
          <table:table-cell office:value-type="float" office:value="70" table:style-name="ce105">
            <text:p><text:s text:c="3"/>70</text:p>
          </table:table-cell>
          <table:table-cell office:value-type="float" office:value="68" table:style-name="ce108">
            <text:p>68</text:p>
          </table:table-cell>
          <table:table-cell office:value-type="float" office:value="2" table:style-name="ce108">
            <text:p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2</text:p>
          </table:table-cell>
          <table:table-cell office:value-type="float" office:value="2.28059555052684" table:style-name="ce110">
            <text:p>2.28</text:p>
          </table:table-cell>
          <table:table-cell office:value-type="float" office:value="1776" table:style-name="ce109">
            <text:p>1,776</text:p>
          </table:table-cell>
          <table:table-cell office:value-type="float" office:value="1340" table:style-name="ce109">
            <text:p>1,340</text:p>
          </table:table-cell>
          <table:table-cell office:value-type="float" office:value="9449" table:style-name="ce109">
            <text:p>9,449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新</text:span><text:s/><text:span text:style-name="T16">竹</text:span><text:s/><text:span text:style-name="T16">市</text:span></text:p>
          </table:table-cell>
          <table:table-cell office:value-type="float" office:value="175991" table:style-name="ce105">
            <text:p><text:s text:c="3"/>175,991</text:p>
          </table:table-cell>
          <table:table-cell office:value-type="float" office:value="452473" table:style-name="ce105">
            <text:p><text:s text:c="3"/>452,473</text:p>
          </table:table-cell>
          <table:table-cell office:value-type="float" office:value="223265" table:style-name="ce105">
            <text:p><text:s text:c="3"/>223,265</text:p>
          </table:table-cell>
          <table:table-cell office:value-type="float" office:value="229208" table:style-name="ce105">
            <text:p><text:s text:c="3"/>229,208</text:p>
          </table:table-cell>
          <table:table-cell office:value-type="float" office:value="255" table:style-name="ce105">
            <text:p><text:s text:c="3"/>255</text:p>
          </table:table-cell>
          <table:table-cell office:value-type="float" office:value="130" table:style-name="ce105">
            <text:p><text:s text:c="3"/>130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6.64132320132257" table:style-name="ce106">
            <text:p>6.64</text:p>
          </table:table-cell>
          <table:table-cell office:value-type="float" office:value="254" table:style-name="ce105">
            <text:p><text:s text:c="3"/>254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6.6152787966115003" table:style-name="ce106">
            <text:p>6.62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2.6044404711070002E-2" table:style-name="ce107">
            <text:p>0.03</text:p>
          </table:table-cell>
          <table:table-cell office:value-type="float" office:value="283" table:style-name="ce105">
            <text:p><text:s text:c="3"/>283</text:p>
          </table:table-cell>
          <table:table-cell office:value-type="float" office:value="277" table:style-name="ce105">
            <text:p><text:s text:c="3"/>27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.3705665332325001" table:style-name="ce106">
            <text:p>7.37</text:p>
          </table:table-cell>
          <table:table-cell office:value-type="float" office:value="86" table:style-name="ce105">
            <text:p><text:s text:c="3"/>86</text:p>
          </table:table-cell>
          <table:table-cell office:value-type="float" office:value="85" table:style-name="ce108">
            <text:p>85</text:p>
          </table:table-cell>
          <table:table-cell office:value-type="float" office:value="1" table:style-name="ce108">
            <text:p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1</text:p>
          </table:table-cell>
          <table:table-cell office:value-type="float" office:value="2.2398188051519301" table:style-name="ce110">
            <text:p>2.24</text:p>
          </table:table-cell>
          <table:table-cell office:value-type="float" office:value="2327" table:style-name="ce109">
            <text:p>2,327</text:p>
          </table:table-cell>
          <table:table-cell office:value-type="float" office:value="1545" table:style-name="ce109">
            <text:p>1,545</text:p>
          </table:table-cell>
          <table:table-cell office:value-type="float" office:value="4493" table:style-name="ce109">
            <text:p>4,493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嘉</text:span><text:s/><text:span text:style-name="T16">義</text:span><text:s/><text:span text:style-name="T16">市</text:span></text:p>
          </table:table-cell>
          <table:table-cell office:value-type="float" office:value="102340" table:style-name="ce105">
            <text:p><text:s text:c="3"/>102,340</text:p>
          </table:table-cell>
          <table:table-cell office:value-type="float" office:value="262924" table:style-name="ce105">
            <text:p><text:s text:c="3"/>262,924</text:p>
          </table:table-cell>
          <table:table-cell office:value-type="float" office:value="126594" table:style-name="ce105">
            <text:p><text:s text:c="3"/>126,594</text:p>
          </table:table-cell>
          <table:table-cell office:value-type="float" office:value="136330" table:style-name="ce105">
            <text:p><text:s text:c="3"/>136,330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46" table:style-name="ce105">
            <text:p><text:s text:c="3"/>46</text:p>
          </table:table-cell>
          <table:table-cell office:value-type="float" office:value="4.0768359923186397" table:style-name="ce106">
            <text:p>4.08</text:p>
          </table:table-cell>
          <table:table-cell office:value-type="float" office:value="210" table:style-name="ce105">
            <text:p><text:s text:c="3"/>210</text:p>
          </table:table-cell>
          <table:table-cell office:value-type="float" office:value="109" table:style-name="ce105">
            <text:p><text:s text:c="3"/>109</text:p>
          </table:table-cell>
          <table:table-cell office:value-type="float" office:value="101" table:style-name="ce105">
            <text:p><text:s text:c="3"/>101</text:p>
          </table:table-cell>
          <table:table-cell office:value-type="float" office:value="9.4080830591968496" table:style-name="ce106">
            <text:p>9.41</text:p>
          </table:table-cell>
          <table:table-cell office:value-type="float" office:value="-119" table:style-name="ce105">
            <text:p>－ <text:s/>119</text:p>
          </table:table-cell>
          <table:table-cell office:value-type="float" office:value="-5.3312470668782099" table:style-name="ce107">
            <text:p>–5.33</text:p>
          </table:table-cell>
          <table:table-cell office:value-type="float" office:value="134" table:style-name="ce105">
            <text:p><text:s text:c="3"/>134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.00325299967799" table:style-name="ce106">
            <text:p>6.00</text:p>
          </table:table-cell>
          <table:table-cell office:value-type="float" office:value="60" table:style-name="ce105">
            <text:p><text:s text:c="3"/>60</text:p>
          </table:table-cell>
          <table:table-cell office:value-type="float" office:value="60" table:style-name="ce108">
            <text:p>6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.6880237311991002" table:style-name="ce110">
            <text:p>2.69</text:p>
          </table:table-cell>
          <table:table-cell office:value-type="float" office:value="1158" table:style-name="ce109">
            <text:p>1,158</text:p>
          </table:table-cell>
          <table:table-cell office:value-type="float" office:value="820" table:style-name="ce109">
            <text:p>820</text:p>
          </table:table-cell>
          <table:table-cell office:value-type="float" office:value="1230" table:style-name="ce109">
            <text:p>1,230</text:p>
          </table:table-cell>
          <table:table-cell table:style-name="ce101"/>
          <table:table-cell table:number-columns-repeated="16353" table:style-name="ce102"/>
        </table:table-row>
        <table:table-row table:style-name="ro17">
          <table:table-cell office:value-type="string" table:style-name="ce95">
            <text:p><text:span text:style-name="T14">福</text:span><text:s text:c="2"/><text:span text:style-name="T14">建</text:span><text:s text:c="2"/><text:span text:style-name="T14">省</text:span></text:p>
          </table:table-cell>
          <table:table-cell office:value-type="float" office:value="46629" table:style-name="ce96">
            <text:p><text:s text:c="3"/>46,629</text:p>
          </table:table-cell>
          <table:table-cell office:value-type="float" office:value="155278" table:style-name="ce96">
            <text:p><text:s text:c="3"/>155,278</text:p>
          </table:table-cell>
          <table:table-cell office:value-type="float" office:value="78136" table:style-name="ce96">
            <text:p><text:s text:c="3"/>78,136</text:p>
          </table:table-cell>
          <table:table-cell office:value-type="float" office:value="77142" table:style-name="ce96">
            <text:p><text:s text:c="3"/>77,142</text:p>
          </table:table-cell>
          <table:table-cell office:value-type="float" office:value="75" table:style-name="ce96">
            <text:p><text:s text:c="3"/>75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5.6898486863983999" table:style-name="ce97">
            <text:p>5.69</text:p>
          </table:table-cell>
          <table:table-cell office:value-type="float" office:value="76" table:style-name="ce96">
            <text:p><text:s text:c="3"/>76</text:p>
          </table:table-cell>
          <table:table-cell office:value-type="float" office:value="41" table:style-name="ce96">
            <text:p><text:s text:c="3"/>41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5.7657133355503802" table:style-name="ce97">
            <text:p>5.77</text:p>
          </table:table-cell>
          <table:table-cell office:value-type="float" office:value="-1" table:style-name="ce96">
            <text:p>－ <text:s/>1</text:p>
          </table:table-cell>
          <table:table-cell office:value-type="float" office:value="-7.5864649151980004E-2" table:style-name="ce98">
            <text:p>–0.08</text:p>
          </table:table-cell>
          <table:table-cell office:value-type="float" office:value="57" table:style-name="ce96">
            <text:p><text:s text:c="3"/>57</text:p>
          </table:table-cell>
          <table:table-cell office:value-type="float" office:value="57" table:style-name="ce96">
            <text:p><text:s text:c="3"/>57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4.3242850016627896" table:style-name="ce97">
            <text:p>4.32</text:p>
          </table:table-cell>
          <table:table-cell office:value-type="float" office:value="22" table:style-name="ce96">
            <text:p><text:s text:c="3"/>22</text:p>
          </table:table-cell>
          <table:table-cell office:value-type="float" office:value="22" table:style-name="ce103">
            <text:p>2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.66902228134353" table:style-name="ce100">
            <text:p>1.67</text:p>
          </table:table-cell>
          <table:table-cell office:value-type="float" office:value="882" table:style-name="ce103">
            <text:p>882</text:p>
          </table:table-cell>
          <table:table-cell office:value-type="float" office:value="725" table:style-name="ce103">
            <text:p>725</text:p>
          </table:table-cell>
          <table:table-cell office:value-type="float" office:value="1540" table:style-name="ce103">
            <text:p>1,540</text:p>
          </table:table-cell>
          <table:table-cell table:style-name="ce101"/>
          <table:table-cell table:number-columns-repeated="16353" table:style-name="ce111"/>
        </table:table-row>
        <table:table-row table:style-name="ro17">
          <table:table-cell office:value-type="string" table:style-name="ce104">
            <text:p><text:span text:style-name="T16">金</text:span><text:s/><text:span text:style-name="T16">門</text:span><text:s/><text:span text:style-name="T16">縣</text:span></text:p>
          </table:table-cell>
          <table:table-cell office:value-type="float" office:value="42999" table:style-name="ce105">
            <text:p><text:s text:c="3"/>42,999</text:p>
          </table:table-cell>
          <table:table-cell office:value-type="float" office:value="141295" table:style-name="ce105">
            <text:p><text:s text:c="3"/>141,295</text:p>
          </table:table-cell>
          <table:table-cell office:value-type="float" office:value="70055" table:style-name="ce105">
            <text:p><text:s text:c="3"/>70,055</text:p>
          </table:table-cell>
          <table:table-cell office:value-type="float" office:value="71240" table:style-name="ce105">
            <text:p><text:s text:c="3"/>71,240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" table:style-name="ce105">
            <text:p><text:s text:c="3"/>39</text:p>
          </table:table-cell>
          <table:table-cell office:value-type="float" office:value="28" table:style-name="ce105">
            <text:p><text:s text:c="3"/>28</text:p>
          </table:table-cell>
          <table:table-cell office:value-type="float" office:value="5.5863509832023404" table:style-name="ce106">
            <text:p>5.59</text:p>
          </table:table-cell>
          <table:table-cell office:value-type="float" office:value="70" table:style-name="ce105">
            <text:p><text:s text:c="3"/>70</text:p>
          </table:table-cell>
          <table:table-cell office:value-type="float" office:value="38" table:style-name="ce105">
            <text:p><text:s text:c="3"/>38</text:p>
          </table:table-cell>
          <table:table-cell office:value-type="float" office:value="32" table:style-name="ce105">
            <text:p><text:s text:c="3"/>32</text:p>
          </table:table-cell>
          <table:table-cell office:value-type="float" office:value="5.8364861018531897" table:style-name="ce106">
            <text:p>5.84</text:p>
          </table:table-cell>
          <table:table-cell office:value-type="float" office:value="-3" table:style-name="ce105">
            <text:p>－ <text:s/>3</text:p>
          </table:table-cell>
          <table:table-cell office:value-type="float" office:value="-0.25013511865084997" table:style-name="ce107">
            <text:p>–0.25</text:p>
          </table:table-cell>
          <table:table-cell office:value-type="float" office:value="52" table:style-name="ce105">
            <text:p><text:s text:c="3"/>52</text:p>
          </table:table-cell>
          <table:table-cell office:value-type="float" office:value="52" table:style-name="ce105">
            <text:p><text:s text:c="3"/>52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.33567538994809" table:style-name="ce106">
            <text:p>4.34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22" table:style-name="ce108">
            <text:p>2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.8343242034395699" table:style-name="ce110">
            <text:p>1.83</text:p>
          </table:table-cell>
          <table:table-cell office:value-type="float" office:value="778" table:style-name="ce109">
            <text:p>778</text:p>
          </table:table-cell>
          <table:table-cell office:value-type="float" office:value="613" table:style-name="ce109">
            <text:p>613</text:p>
          </table:table-cell>
          <table:table-cell office:value-type="float" office:value="1236" table:style-name="ce109">
            <text:p>1,236</text:p>
          </table:table-cell>
          <table:table-cell table:style-name="ce101"/>
          <table:table-cell table:number-columns-repeated="16353" table:style-name="ce102"/>
        </table:table-row>
        <table:table-row table:style-name="ro10">
          <table:table-cell office:value-type="string" table:style-name="ce104">
            <text:p><text:span text:style-name="T16">連</text:span><text:s/><text:span text:style-name="T16">江</text:span><text:s/><text:span text:style-name="T16">縣</text:span></text:p>
          </table:table-cell>
          <table:table-cell office:value-type="float" office:value="3630" table:style-name="ce105">
            <text:p><text:s text:c="3"/>3,630</text:p>
          </table:table-cell>
          <table:table-cell office:value-type="float" office:value="13983" table:style-name="ce105">
            <text:p><text:s text:c="3"/>13,983</text:p>
          </table:table-cell>
          <table:table-cell office:value-type="float" office:value="8081" table:style-name="ce105">
            <text:p><text:s text:c="3"/>8,081</text:p>
          </table:table-cell>
          <table:table-cell office:value-type="float" office:value="5902" table:style-name="ce105">
            <text:p><text:s text:c="3"/>5,902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6.7348454445228603" table:style-name="ce106">
            <text:p>6.73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5.0511340833921503" table:style-name="ce106">
            <text:p>5.05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.68371136113072" table:style-name="ce107">
            <text:p>1.68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.20927840282679" table:style-name="ce106">
            <text:p>4.2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10">
            <text:p>—</text:p>
          </table:table-cell>
          <table:table-cell office:value-type="float" office:value="104" table:style-name="ce109">
            <text:p>104</text:p>
          </table:table-cell>
          <table:table-cell office:value-type="float" office:value="112" table:style-name="ce109">
            <text:p>112</text:p>
          </table:table-cell>
          <table:table-cell office:value-type="float" office:value="304" table:style-name="ce109">
            <text:p>304</text:p>
          </table:table-cell>
          <table:table-cell table:style-name="ce101"/>
          <table:table-cell table:number-columns-repeated="16353" table:style-name="ce102"/>
        </table:table-row>
        <table:table-row table:style-name="ro18">
          <table:table-cell table:style-name="ce112"/>
          <table:table-cell table:number-columns-repeated="5" table:style-name="ce113"/>
          <table:table-cell table:number-columns-repeated="2" table:style-name="ce114"/>
          <table:table-cell table:style-name="ce115"/>
          <table:table-cell table:style-name="ce113"/>
          <table:table-cell table:number-columns-repeated="2" table:style-name="ce114"/>
          <table:table-cell table:style-name="ce116"/>
          <table:table-cell table:style-name="ce113"/>
          <table:table-cell table:style-name="ce117"/>
          <table:table-cell table:number-columns-repeated="3" table:style-name="ce113"/>
          <table:table-cell table:number-columns-repeated="2" table:style-name="ce114"/>
          <table:table-cell table:style-name="ce115"/>
          <table:table-cell table:number-columns-repeated="3" table:style-name="ce113"/>
          <table:table-cell table:number-columns-repeated="2" table:style-name="ce114"/>
          <table:table-cell table:style-name="ce115"/>
          <table:table-cell table:number-columns-repeated="3" table:style-name="ce114"/>
          <table:table-cell table:style-name="ce101"/>
          <table:table-cell table:number-columns-repeated="16353" table:style-name="ce102"/>
        </table:table-row>
        <table:table-row table:style-name="ro19">
          <table:table-cell table:style-name="ce72"/>
          <table:table-cell office:value-type="string" table:style-name="ce118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19"/>
          <table:table-cell table:number-columns-repeated="3" table:style-name="ce72"/>
          <table:table-cell table:style-name="ce120"/>
          <table:table-cell table:style-name="ce119"/>
          <table:table-cell table:style-name="ce72"/>
          <table:table-cell table:style-name="ce73"/>
          <table:table-cell table:number-columns-repeated="13" table:style-name="ce72"/>
          <table:table-cell office:value-type="string" table:style-name="ce53">
            <text:p>內政部戶政司編製</text:p>
          </table:table-cell>
          <table:table-cell table:number-columns-repeated="16354" table:style-name="ce72"/>
        </table:table-row>
        <table:table-row table:style-name="ro20">
          <table:table-cell table:style-name="ce72"/>
          <table:table-cell office:value-type="string" table:style-name="ce118">
            <text:p><text:s text:c="14"/>2.本表相同性別2人之結婚及終止結婚資料係自108年5月24日起統計。</text:p>
          </table:table-cell>
          <table:table-cell table:number-columns-repeated="13" table:style-name="ce72"/>
          <table:table-cell table:style-name="ce73"/>
          <table:table-cell table:number-columns-repeated="11" table:style-name="ce72"/>
          <table:table-cell table:number-columns-repeated="2" table:style-name="ce121"/>
          <table:table-cell table:number-columns-repeated="16355" table:style-name="ce72"/>
        </table:table-row>
        <table:table-row table:style-name="ro20">
          <table:table-cell table:style-name="ce122"/>
          <table:table-cell table:number-columns-repeated="14" table:style-name="ce72"/>
          <table:table-cell table:style-name="ce73"/>
          <table:table-cell table:number-columns-repeated="16368" table:style-name="ce72"/>
        </table:table-row>
        <table:table-row table:number-rows-repeated="1048540" table:style-name="ro2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縣市別.$A$2:01-縣市別.$AD$35" table:base-cell-address="01-縣市別.$A$1"/>
          <table:named-expression table:name="PRINT_AREA_MI" table:expression="of:=[.#REF!]" table:base-cell-address="01-年月別.$A$1"/>
          <table:named-range table:name="Print_Titles" table:cell-range-address="01-縣市別.$A$1:01-縣市別.$A$65536" table:base-cell-address="01-縣市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年齡結構" table:style-name="ta3">
        <table:table-column table:style-name="co23" table:default-cell-style-name="ce130"/>
        <table:table-column table:style-name="co6" table:number-columns-repeated="3" table:default-cell-style-name="ce130"/>
        <table:table-column table:style-name="co24" table:default-cell-style-name="ce130"/>
        <table:table-column table:style-name="co25" table:number-columns-repeated="3" table:default-cell-style-name="ce130"/>
        <table:table-column table:style-name="co26" table:default-cell-style-name="ce130"/>
        <table:table-column table:style-name="co27" table:default-cell-style-name="ce130"/>
        <table:table-column table:style-name="co28" table:number-columns-repeated="2" table:default-cell-style-name="ce130"/>
        <table:table-column table:style-name="co26" table:default-cell-style-name="ce130"/>
        <table:table-column table:style-name="co28" table:number-columns-repeated="3" table:default-cell-style-name="ce130"/>
        <table:table-column table:style-name="co26" table:default-cell-style-name="ce130"/>
        <table:table-column table:style-name="co27" table:default-cell-style-name="ce130"/>
        <table:table-column table:style-name="co28" table:number-columns-repeated="2" table:default-cell-style-name="ce130"/>
        <table:table-column table:style-name="co26" table:default-cell-style-name="ce130"/>
        <table:table-column table:style-name="co27" table:default-cell-style-name="ce130"/>
        <table:table-column table:style-name="co28" table:number-columns-repeated="2" table:default-cell-style-name="ce130"/>
        <table:table-column table:style-name="co26" table:default-cell-style-name="ce130"/>
        <table:table-column table:style-name="co18" table:default-cell-style-name="ce130"/>
        <table:table-column table:style-name="co29" table:number-columns-repeated="121" table:default-cell-style-name="ce130"/>
        <table:table-column table:style-name="co30" table:default-cell-style-name="ce130"/>
        <table:table-column table:style-name="co31" table:number-columns-repeated="3" table:default-cell-style-name="ce130"/>
        <table:table-column table:style-name="co24" table:default-cell-style-name="ce130"/>
        <table:table-column table:style-name="co22" table:number-columns-repeated="3" table:default-cell-style-name="ce130"/>
        <table:table-column table:style-name="co26" table:default-cell-style-name="ce130"/>
        <table:table-column table:style-name="co31" table:default-cell-style-name="ce130"/>
        <table:table-column table:style-name="co22" table:number-columns-repeated="2" table:default-cell-style-name="ce130"/>
        <table:table-column table:style-name="co26" table:default-cell-style-name="ce130"/>
        <table:table-column table:style-name="co22" table:number-columns-repeated="3" table:default-cell-style-name="ce130"/>
        <table:table-column table:style-name="co26" table:default-cell-style-name="ce130"/>
        <table:table-column table:style-name="co15" table:default-cell-style-name="ce130"/>
        <table:table-column table:style-name="co22" table:number-columns-repeated="2" table:default-cell-style-name="ce130"/>
        <table:table-column table:style-name="co26" table:default-cell-style-name="ce130"/>
        <table:table-column table:style-name="co15" table:default-cell-style-name="ce130"/>
        <table:table-column table:style-name="co22" table:number-columns-repeated="2" table:default-cell-style-name="ce130"/>
        <table:table-column table:style-name="co26" table:default-cell-style-name="ce130"/>
        <table:table-column table:style-name="co18" table:default-cell-style-name="ce130"/>
        <table:table-column table:style-name="co29" table:number-columns-repeated="3" table:default-cell-style-name="ce130"/>
        <table:table-column table:style-name="co23" table:number-columns-repeated="6" table:default-cell-style-name="ce130"/>
        <table:table-column table:style-name="co29" table:number-columns-repeated="16202" table:default-cell-style-name="ce130"/>
        <table:table-row table:style-name="ro2">
          <table:table-cell office:value-type="string" table:number-columns-spanned="25" table:number-rows-spanned="1" table:style-name="ce148">
            <text:p>各 縣 市 人 口 年 齡 結 構 統 計 表</text:p>
          </table:table-cell>
          <table:covered-table-cell table:number-columns-repeated="24"/>
          <table:table-cell table:number-columns-repeated="16359" table:style-name="ce130"/>
        </table:table-row>
        <table:table-row table:style-name="ro22">
          <table:table-cell table:style-name="ce131"/>
          <table:table-cell table:number-columns-repeated="8" table:style-name="ce132"/>
          <table:table-cell table:style-name="ce130"/>
          <table:table-cell office:value-type="string" table:style-name="ce133">
            <text:p>中 華 民 國 111 年 12 月 底</text:p>
          </table:table-cell>
          <table:table-cell table:style-name="ce134"/>
          <table:table-cell table:number-columns-repeated="9" table:style-name="ce132"/>
          <table:table-cell table:number-columns-repeated="3" table:style-name="ce130"/>
          <table:table-cell office:value-type="string" table:style-name="ce135">
            <text:p>單位：人；％</text:p>
          </table:table-cell>
          <table:table-cell table:number-columns-repeated="16359" table:style-name="ce130"/>
        </table:table-row>
        <table:table-row table:style-name="ro7">
          <table:table-cell office:value-type="string" table:number-columns-spanned="1" table:number-rows-spanned="3" table:style-name="ce149">
            <text:p>區域別</text:p>
          </table:table-cell>
          <table:table-cell office:value-type="string" table:number-columns-spanned="4" table:number-rows-spanned="2" table:style-name="ce1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1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15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1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1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151">
            <text:p>20歲以上</text:p>
          </table:table-cell>
          <table:covered-table-cell table:number-columns-repeated="3"/>
          <table:table-cell table:number-columns-repeated="16359" table:style-name="ce137"/>
        </table:table-row>
        <table:table-row table:style-name="ro2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7"/>
        </table:table-row>
        <table:table-row table:style-name="ro24">
          <table:covered-table-cell/>
          <table:table-cell office:value-type="string" table:style-name="ce136">
            <text:p>計</text:p>
          </table:table-cell>
          <table:table-cell office:value-type="string" table:style-name="ce136">
            <text:p>男</text:p>
          </table:table-cell>
          <table:table-cell office:value-type="string" table:style-name="ce136">
            <text:p>女</text:p>
          </table:table-cell>
          <table:table-cell office:value-type="string" table:style-name="ce136">
            <text:p>％</text:p>
          </table:table-cell>
          <table:table-cell office:value-type="string" table:style-name="ce138">
            <text:p>計</text:p>
          </table:table-cell>
          <table:table-cell office:value-type="string" table:style-name="ce138">
            <text:p>男</text:p>
          </table:table-cell>
          <table:table-cell office:value-type="string" table:style-name="ce138">
            <text:p>女</text:p>
          </table:table-cell>
          <table:table-cell office:value-type="string" table:style-name="ce138">
            <text:p>％</text:p>
          </table:table-cell>
          <table:table-cell office:value-type="string" table:style-name="ce138">
            <text:p>計</text:p>
          </table:table-cell>
          <table:table-cell office:value-type="string" table:style-name="ce138">
            <text:p>男</text:p>
          </table:table-cell>
          <table:table-cell office:value-type="string" table:style-name="ce138">
            <text:p>女</text:p>
          </table:table-cell>
          <table:table-cell office:value-type="string" table:style-name="ce138">
            <text:p>％</text:p>
          </table:table-cell>
          <table:table-cell office:value-type="string" table:style-name="ce138">
            <text:p>計</text:p>
          </table:table-cell>
          <table:table-cell office:value-type="string" table:style-name="ce138">
            <text:p>男</text:p>
          </table:table-cell>
          <table:table-cell office:value-type="string" table:style-name="ce138">
            <text:p>女</text:p>
          </table:table-cell>
          <table:table-cell office:value-type="string" table:style-name="ce138">
            <text:p>％</text:p>
          </table:table-cell>
          <table:table-cell office:value-type="string" table:style-name="ce138">
            <text:p>計</text:p>
          </table:table-cell>
          <table:table-cell office:value-type="string" table:style-name="ce138">
            <text:p>男</text:p>
          </table:table-cell>
          <table:table-cell office:value-type="string" table:style-name="ce138">
            <text:p>女</text:p>
          </table:table-cell>
          <table:table-cell office:value-type="string" table:style-name="ce138">
            <text:p>％</text:p>
          </table:table-cell>
          <table:table-cell office:value-type="string" table:style-name="ce138">
            <text:p>計</text:p>
          </table:table-cell>
          <table:table-cell office:value-type="string" table:style-name="ce138">
            <text:p>男</text:p>
          </table:table-cell>
          <table:table-cell office:value-type="string" table:style-name="ce138">
            <text:p>女</text:p>
          </table:table-cell>
          <table:table-cell office:value-type="string" table:style-name="ce138">
            <text:p>％</text:p>
          </table:table-cell>
          <table:table-cell table:number-columns-repeated="16359" table:style-name="ce137"/>
        </table:table-row>
        <table:table-row table:style-name="ro25">
          <table:table-cell office:value-type="string" table:style-name="ce139">
            <text:p>總<text:s/><text:span text:style-name="T17">　<text:s/></text:span>計</text:p>
          </table:table-cell>
          <table:table-cell office:value-type="float" office:value="23264640" table:style-name="ce96">
            <text:p><text:s text:c="3"/>23,264,640</text:p>
          </table:table-cell>
          <table:table-cell office:value-type="float" office:value="11499136" table:style-name="ce96">
            <text:p><text:s text:c="3"/>11,499,136</text:p>
          </table:table-cell>
          <table:table-cell office:value-type="float" office:value="11765504" table:style-name="ce96">
            <text:p><text:s text:c="3"/>11,765,504</text:p>
          </table:table-cell>
          <table:table-cell office:value-type="float" office:value="100" table:style-name="ce97">
            <text:p>100.00</text:p>
          </table:table-cell>
          <table:table-cell office:value-type="float" office:value="2819169" table:style-name="ce96">
            <text:p><text:s text:c="3"/>2,819,169</text:p>
          </table:table-cell>
          <table:table-cell office:value-type="float" office:value="1462124" table:style-name="ce96">
            <text:p><text:s text:c="3"/>1,462,124</text:p>
          </table:table-cell>
          <table:table-cell office:value-type="float" office:value="1357045" table:style-name="ce96">
            <text:p><text:s text:c="3"/>1,357,045</text:p>
          </table:table-cell>
          <table:table-cell office:value-type="float" office:value="12.117827742015351" table:style-name="ce97">
            <text:p>12.12</text:p>
          </table:table-cell>
          <table:table-cell office:value-type="float" office:value="16359678" table:style-name="ce96">
            <text:p><text:s text:c="3"/>16,359,678</text:p>
          </table:table-cell>
          <table:table-cell office:value-type="float" office:value="8185283" table:style-name="ce96">
            <text:p><text:s text:c="3"/>8,185,283</text:p>
          </table:table-cell>
          <table:table-cell office:value-type="float" office:value="8174395" table:style-name="ce96">
            <text:p><text:s text:c="3"/>8,174,395</text:p>
          </table:table-cell>
          <table:table-cell office:value-type="float" office:value="70.319927581084428" table:style-name="ce97">
            <text:p>70.32</text:p>
          </table:table-cell>
          <table:table-cell office:value-type="float" office:value="4085793" table:style-name="ce96">
            <text:p><text:s text:c="3"/>4,085,793</text:p>
          </table:table-cell>
          <table:table-cell office:value-type="float" office:value="1851729" table:style-name="ce96">
            <text:p><text:s text:c="3"/>1,851,729</text:p>
          </table:table-cell>
          <table:table-cell office:value-type="float" office:value="2234064" table:style-name="ce96">
            <text:p><text:s text:c="3"/>2,234,064</text:p>
          </table:table-cell>
          <table:table-cell office:value-type="float" office:value="17.562244676900221" table:style-name="ce97">
            <text:p>17.56</text:p>
          </table:table-cell>
          <table:table-cell office:value-type="float" office:value="10037202" table:style-name="ce96">
            <text:p><text:s text:c="3"/>10,037,202</text:p>
          </table:table-cell>
          <table:table-cell office:value-type="float" office:value="5072801" table:style-name="ce96">
            <text:p><text:s text:c="3"/>5,072,801</text:p>
          </table:table-cell>
          <table:table-cell office:value-type="float" office:value="4964401" table:style-name="ce96">
            <text:p><text:s text:c="3"/>4,964,401</text:p>
          </table:table-cell>
          <table:table-cell office:value-type="float" office:value="43.143594742923163" table:style-name="ce97">
            <text:p>43.14</text:p>
          </table:table-cell>
          <table:table-cell office:value-type="float" office:value="19391070" table:style-name="ce96">
            <text:p><text:s text:c="3"/>19,391,070</text:p>
          </table:table-cell>
          <table:table-cell office:value-type="float" office:value="9485682" table:style-name="ce96">
            <text:p><text:s text:c="3"/>9,485,682</text:p>
          </table:table-cell>
          <table:table-cell office:value-type="float" office:value="9905388" table:style-name="ce96">
            <text:p><text:s text:c="3"/>9,905,388</text:p>
          </table:table-cell>
          <table:table-cell office:value-type="float" office:value="83.349968020136998" table:style-name="ce97">
            <text:p>83.35</text:p>
          </table:table-cell>
          <table:table-cell table:style-name="ce140"/>
          <table:table-cell table:number-columns-repeated="16358" table:style-name="ce137"/>
        </table:table-row>
        <table:table-row table:style-name="ro17">
          <table:table-cell office:value-type="string" table:style-name="ce141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95551" table:style-name="ce96">
            <text:p><text:s text:c="3"/>3,995,551</text:p>
          </table:table-cell>
          <table:table-cell office:value-type="float" office:value="1946890" table:style-name="ce96">
            <text:p><text:s text:c="3"/>1,946,890</text:p>
          </table:table-cell>
          <table:table-cell office:value-type="float" office:value="2048661" table:style-name="ce96">
            <text:p><text:s text:c="3"/>2,048,661</text:p>
          </table:table-cell>
          <table:table-cell office:value-type="float" office:value="100" table:style-name="ce97">
            <text:p>100.00</text:p>
          </table:table-cell>
          <table:table-cell office:value-type="float" office:value="460811" table:style-name="ce96">
            <text:p><text:s text:c="3"/>460,811</text:p>
          </table:table-cell>
          <table:table-cell office:value-type="float" office:value="238412" table:style-name="ce96">
            <text:p><text:s text:c="3"/>238,412</text:p>
          </table:table-cell>
          <table:table-cell office:value-type="float" office:value="222399" table:style-name="ce96">
            <text:p><text:s text:c="3"/>222,399</text:p>
          </table:table-cell>
          <table:table-cell office:value-type="float" office:value="11.533102693470809" table:style-name="ce97">
            <text:p>11.53</text:p>
          </table:table-cell>
          <table:table-cell office:value-type="float" office:value="2853380" table:style-name="ce96">
            <text:p><text:s text:c="3"/>2,853,380</text:p>
          </table:table-cell>
          <table:table-cell office:value-type="float" office:value="1404791" table:style-name="ce96">
            <text:p><text:s text:c="3"/>1,404,791</text:p>
          </table:table-cell>
          <table:table-cell office:value-type="float" office:value="1448589" table:style-name="ce96">
            <text:p><text:s text:c="3"/>1,448,589</text:p>
          </table:table-cell>
          <table:table-cell office:value-type="float" office:value="71.413930143802446" table:style-name="ce97">
            <text:p>71.41</text:p>
          </table:table-cell>
          <table:table-cell office:value-type="float" office:value="681360" table:style-name="ce96">
            <text:p><text:s text:c="3"/>681,360</text:p>
          </table:table-cell>
          <table:table-cell office:value-type="float" office:value="303687" table:style-name="ce96">
            <text:p><text:s text:c="3"/>303,687</text:p>
          </table:table-cell>
          <table:table-cell office:value-type="float" office:value="377673" table:style-name="ce96">
            <text:p><text:s text:c="3"/>377,673</text:p>
          </table:table-cell>
          <table:table-cell office:value-type="float" office:value="17.052967162726741" table:style-name="ce97">
            <text:p>17.05</text:p>
          </table:table-cell>
          <table:table-cell office:value-type="float" office:value="1748368" table:style-name="ce96">
            <text:p><text:s text:c="3"/>1,748,368</text:p>
          </table:table-cell>
          <table:table-cell office:value-type="float" office:value="879644" table:style-name="ce96">
            <text:p><text:s text:c="3"/>879,644</text:p>
          </table:table-cell>
          <table:table-cell office:value-type="float" office:value="868724" table:style-name="ce96">
            <text:p><text:s text:c="3"/>868,724</text:p>
          </table:table-cell>
          <table:table-cell office:value-type="float" office:value="43.757869690563332" table:style-name="ce97">
            <text:p>43.76</text:p>
          </table:table-cell>
          <table:table-cell office:value-type="float" office:value="3361303" table:style-name="ce96">
            <text:p><text:s text:c="3"/>3,361,303</text:p>
          </table:table-cell>
          <table:table-cell office:value-type="float" office:value="1617698" table:style-name="ce96">
            <text:p><text:s text:c="3"/>1,617,698</text:p>
          </table:table-cell>
          <table:table-cell office:value-type="float" office:value="1743605" table:style-name="ce96">
            <text:p><text:s text:c="3"/>1,743,605</text:p>
          </table:table-cell>
          <table:table-cell office:value-type="float" office:value="84.126144304002125" table:style-name="ce97">
            <text:p>84.13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1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80681" table:style-name="ce96">
            <text:p><text:s text:c="3"/>2,480,681</text:p>
          </table:table-cell>
          <table:table-cell office:value-type="float" office:value="1177022" table:style-name="ce96">
            <text:p><text:s text:c="3"/>1,177,022</text:p>
          </table:table-cell>
          <table:table-cell office:value-type="float" office:value="1303659" table:style-name="ce96">
            <text:p><text:s text:c="3"/>1,303,659</text:p>
          </table:table-cell>
          <table:table-cell office:value-type="float" office:value="100" table:style-name="ce97">
            <text:p>100.00</text:p>
          </table:table-cell>
          <table:table-cell office:value-type="float" office:value="312209" table:style-name="ce96">
            <text:p><text:s text:c="3"/>312,209</text:p>
          </table:table-cell>
          <table:table-cell office:value-type="float" office:value="161516" table:style-name="ce96">
            <text:p><text:s text:c="3"/>161,516</text:p>
          </table:table-cell>
          <table:table-cell office:value-type="float" office:value="150693" table:style-name="ce96">
            <text:p><text:s text:c="3"/>150,693</text:p>
          </table:table-cell>
          <table:table-cell office:value-type="float" office:value="12.58561661092256" table:style-name="ce97">
            <text:p>12.59</text:p>
          </table:table-cell>
          <table:table-cell office:value-type="float" office:value="1649878" table:style-name="ce96">
            <text:p><text:s text:c="3"/>1,649,878</text:p>
          </table:table-cell>
          <table:table-cell office:value-type="float" office:value="787083" table:style-name="ce96">
            <text:p><text:s text:c="3"/>787,083</text:p>
          </table:table-cell>
          <table:table-cell office:value-type="float" office:value="862795" table:style-name="ce96">
            <text:p><text:s text:c="3"/>862,795</text:p>
          </table:table-cell>
          <table:table-cell office:value-type="float" office:value="66.509075532081724" table:style-name="ce97">
            <text:p>66.51</text:p>
          </table:table-cell>
          <table:table-cell office:value-type="float" office:value="518594" table:style-name="ce96">
            <text:p><text:s text:c="3"/>518,594</text:p>
          </table:table-cell>
          <table:table-cell office:value-type="float" office:value="228423" table:style-name="ce96">
            <text:p><text:s text:c="3"/>228,423</text:p>
          </table:table-cell>
          <table:table-cell office:value-type="float" office:value="290171" table:style-name="ce96">
            <text:p><text:s text:c="3"/>290,171</text:p>
          </table:table-cell>
          <table:table-cell office:value-type="float" office:value="20.905307856995719" table:style-name="ce97">
            <text:p>20.91</text:p>
          </table:table-cell>
          <table:table-cell office:value-type="float" office:value="992887" table:style-name="ce96">
            <text:p><text:s text:c="3"/>992,887</text:p>
          </table:table-cell>
          <table:table-cell office:value-type="float" office:value="479217" table:style-name="ce96">
            <text:p><text:s text:c="3"/>479,217</text:p>
          </table:table-cell>
          <table:table-cell office:value-type="float" office:value="513670" table:style-name="ce96">
            <text:p><text:s text:c="3"/>513,670</text:p>
          </table:table-cell>
          <table:table-cell office:value-type="float" office:value="40.024775454804548" table:style-name="ce97">
            <text:p>40.02</text:p>
          </table:table-cell>
          <table:table-cell office:value-type="float" office:value="2068799" table:style-name="ce96">
            <text:p><text:s text:c="3"/>2,068,799</text:p>
          </table:table-cell>
          <table:table-cell office:value-type="float" office:value="963571" table:style-name="ce96">
            <text:p><text:s text:c="3"/>963,571</text:p>
          </table:table-cell>
          <table:table-cell office:value-type="float" office:value="1105228" table:style-name="ce96">
            <text:p><text:s text:c="3"/>1,105,228</text:p>
          </table:table-cell>
          <table:table-cell office:value-type="float" office:value="83.396414129829679" table:style-name="ce97">
            <text:p>83.40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1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81464" table:style-name="ce96">
            <text:p><text:s text:c="3"/>2,281,464</text:p>
          </table:table-cell>
          <table:table-cell office:value-type="float" office:value="1126870" table:style-name="ce96">
            <text:p><text:s text:c="3"/>1,126,870</text:p>
          </table:table-cell>
          <table:table-cell office:value-type="float" office:value="1154594" table:style-name="ce96">
            <text:p><text:s text:c="3"/>1,154,594</text:p>
          </table:table-cell>
          <table:table-cell office:value-type="float" office:value="100" table:style-name="ce97">
            <text:p>100.00</text:p>
          </table:table-cell>
          <table:table-cell office:value-type="float" office:value="319714" table:style-name="ce96">
            <text:p><text:s text:c="3"/>319,714</text:p>
          </table:table-cell>
          <table:table-cell office:value-type="float" office:value="165865" table:style-name="ce96">
            <text:p><text:s text:c="3"/>165,865</text:p>
          </table:table-cell>
          <table:table-cell office:value-type="float" office:value="153849" table:style-name="ce96">
            <text:p><text:s text:c="3"/>153,849</text:p>
          </table:table-cell>
          <table:table-cell office:value-type="float" office:value="14.01354568820722" table:style-name="ce97">
            <text:p>14.01</text:p>
          </table:table-cell>
          <table:table-cell office:value-type="float" office:value="1636005" table:style-name="ce96">
            <text:p><text:s text:c="3"/>1,636,005</text:p>
          </table:table-cell>
          <table:table-cell office:value-type="float" office:value="813505" table:style-name="ce96">
            <text:p><text:s text:c="3"/>813,505</text:p>
          </table:table-cell>
          <table:table-cell office:value-type="float" office:value="822500" table:style-name="ce96">
            <text:p><text:s text:c="3"/>822,500</text:p>
          </table:table-cell>
          <table:table-cell office:value-type="float" office:value="71.708560818842642" table:style-name="ce97">
            <text:p>71.71</text:p>
          </table:table-cell>
          <table:table-cell office:value-type="float" office:value="325745" table:style-name="ce96">
            <text:p><text:s text:c="3"/>325,745</text:p>
          </table:table-cell>
          <table:table-cell office:value-type="float" office:value="147500" table:style-name="ce96">
            <text:p><text:s text:c="3"/>147,500</text:p>
          </table:table-cell>
          <table:table-cell office:value-type="float" office:value="178245" table:style-name="ce96">
            <text:p><text:s text:c="3"/>178,245</text:p>
          </table:table-cell>
          <table:table-cell office:value-type="float" office:value="14.27789349295014" table:style-name="ce97">
            <text:p>14.28</text:p>
          </table:table-cell>
          <table:table-cell office:value-type="float" office:value="1039532" table:style-name="ce96">
            <text:p><text:s text:c="3"/>1,039,532</text:p>
          </table:table-cell>
          <table:table-cell office:value-type="float" office:value="521542" table:style-name="ce96">
            <text:p><text:s text:c="3"/>521,542</text:p>
          </table:table-cell>
          <table:table-cell office:value-type="float" office:value="517990" table:style-name="ce96">
            <text:p><text:s text:c="3"/>517,990</text:p>
          </table:table-cell>
          <table:table-cell office:value-type="float" office:value="45.564251726084663" table:style-name="ce97">
            <text:p>45.56</text:p>
          </table:table-cell>
          <table:table-cell office:value-type="float" office:value="1848622" table:style-name="ce96">
            <text:p><text:s text:c="3"/>1,848,622</text:p>
          </table:table-cell>
          <table:table-cell office:value-type="float" office:value="901571" table:style-name="ce96">
            <text:p><text:s text:c="3"/>901,571</text:p>
          </table:table-cell>
          <table:table-cell office:value-type="float" office:value="947051" table:style-name="ce96">
            <text:p><text:s text:c="3"/>947,051</text:p>
          </table:table-cell>
          <table:table-cell office:value-type="float" office:value="81.027883850019109" table:style-name="ce97">
            <text:p>81.03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1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4459" table:style-name="ce96">
            <text:p><text:s text:c="3"/>2,814,459</text:p>
          </table:table-cell>
          <table:table-cell office:value-type="float" office:value="1378315" table:style-name="ce96">
            <text:p><text:s text:c="3"/>1,378,315</text:p>
          </table:table-cell>
          <table:table-cell office:value-type="float" office:value="1436144" table:style-name="ce96">
            <text:p><text:s text:c="3"/>1,436,144</text:p>
          </table:table-cell>
          <table:table-cell office:value-type="float" office:value="100" table:style-name="ce97">
            <text:p>100.00</text:p>
          </table:table-cell>
          <table:table-cell office:value-type="float" office:value="379633" table:style-name="ce96">
            <text:p><text:s text:c="3"/>379,633</text:p>
          </table:table-cell>
          <table:table-cell office:value-type="float" office:value="196921" table:style-name="ce96">
            <text:p><text:s text:c="3"/>196,921</text:p>
          </table:table-cell>
          <table:table-cell office:value-type="float" office:value="182712" table:style-name="ce96">
            <text:p><text:s text:c="3"/>182,712</text:p>
          </table:table-cell>
          <table:table-cell office:value-type="float" office:value="13.48866691609293" table:style-name="ce97">
            <text:p>13.49</text:p>
          </table:table-cell>
          <table:table-cell office:value-type="float" office:value="2010536" table:style-name="ce96">
            <text:p><text:s text:c="3"/>2,010,536</text:p>
          </table:table-cell>
          <table:table-cell office:value-type="float" office:value="989354" table:style-name="ce96">
            <text:p><text:s text:c="3"/>989,354</text:p>
          </table:table-cell>
          <table:table-cell office:value-type="float" office:value="1021182" table:style-name="ce96">
            <text:p><text:s text:c="3"/>1,021,182</text:p>
          </table:table-cell>
          <table:table-cell office:value-type="float" office:value="71.435966912291136" table:style-name="ce97">
            <text:p>71.44</text:p>
          </table:table-cell>
          <table:table-cell office:value-type="float" office:value="424290" table:style-name="ce96">
            <text:p><text:s text:c="3"/>424,290</text:p>
          </table:table-cell>
          <table:table-cell office:value-type="float" office:value="192040" table:style-name="ce96">
            <text:p><text:s text:c="3"/>192,040</text:p>
          </table:table-cell>
          <table:table-cell office:value-type="float" office:value="232250" table:style-name="ce96">
            <text:p><text:s text:c="3"/>232,250</text:p>
          </table:table-cell>
          <table:table-cell office:value-type="float" office:value="15.075366171615929" table:style-name="ce97">
            <text:p>15.08</text:p>
          </table:table-cell>
          <table:table-cell office:value-type="float" office:value="1263037" table:style-name="ce96">
            <text:p><text:s text:c="3"/>1,263,037</text:p>
          </table:table-cell>
          <table:table-cell office:value-type="float" office:value="630696" table:style-name="ce96">
            <text:p><text:s text:c="3"/>630,696</text:p>
          </table:table-cell>
          <table:table-cell office:value-type="float" office:value="632341" table:style-name="ce96">
            <text:p><text:s text:c="3"/>632,341</text:p>
          </table:table-cell>
          <table:table-cell office:value-type="float" office:value="44.876724088004117" table:style-name="ce97">
            <text:p>44.88</text:p>
          </table:table-cell>
          <table:table-cell office:value-type="float" office:value="2298296" table:style-name="ce96">
            <text:p><text:s text:c="3"/>2,298,296</text:p>
          </table:table-cell>
          <table:table-cell office:value-type="float" office:value="1110603" table:style-name="ce96">
            <text:p><text:s text:c="3"/>1,110,603</text:p>
          </table:table-cell>
          <table:table-cell office:value-type="float" office:value="1187693" table:style-name="ce96">
            <text:p><text:s text:c="3"/>1,187,693</text:p>
          </table:table-cell>
          <table:table-cell office:value-type="float" office:value="81.660311981805393" table:style-name="ce97">
            <text:p>81.66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1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2997" table:style-name="ce96">
            <text:p><text:s text:c="3"/>1,852,997</text:p>
          </table:table-cell>
          <table:table-cell office:value-type="float" office:value="921168" table:style-name="ce96">
            <text:p><text:s text:c="3"/>921,168</text:p>
          </table:table-cell>
          <table:table-cell office:value-type="float" office:value="931829" table:style-name="ce96">
            <text:p><text:s text:c="3"/>931,829</text:p>
          </table:table-cell>
          <table:table-cell office:value-type="float" office:value="100" table:style-name="ce97">
            <text:p>100.00</text:p>
          </table:table-cell>
          <table:table-cell office:value-type="float" office:value="213467" table:style-name="ce96">
            <text:p><text:s text:c="3"/>213,467</text:p>
          </table:table-cell>
          <table:table-cell office:value-type="float" office:value="110672" table:style-name="ce96">
            <text:p><text:s text:c="3"/>110,672</text:p>
          </table:table-cell>
          <table:table-cell office:value-type="float" office:value="102795" table:style-name="ce96">
            <text:p><text:s text:c="3"/>102,795</text:p>
          </table:table-cell>
          <table:table-cell office:value-type="float" office:value="11.520094204146041" table:style-name="ce97">
            <text:p>11.52</text:p>
          </table:table-cell>
          <table:table-cell office:value-type="float" office:value="1305385" table:style-name="ce96">
            <text:p><text:s text:c="3"/>1,305,385</text:p>
          </table:table-cell>
          <table:table-cell office:value-type="float" office:value="657009" table:style-name="ce96">
            <text:p><text:s text:c="3"/>657,009</text:p>
          </table:table-cell>
          <table:table-cell office:value-type="float" office:value="648376" table:style-name="ce96">
            <text:p><text:s text:c="3"/>648,376</text:p>
          </table:table-cell>
          <table:table-cell office:value-type="float" office:value="70.447226843864286" table:style-name="ce97">
            <text:p>70.45</text:p>
          </table:table-cell>
          <table:table-cell office:value-type="float" office:value="334145" table:style-name="ce96">
            <text:p><text:s text:c="3"/>334,145</text:p>
          </table:table-cell>
          <table:table-cell office:value-type="float" office:value="153487" table:style-name="ce96">
            <text:p><text:s text:c="3"/>153,487</text:p>
          </table:table-cell>
          <table:table-cell office:value-type="float" office:value="180658" table:style-name="ce96">
            <text:p><text:s text:c="3"/>180,658</text:p>
          </table:table-cell>
          <table:table-cell office:value-type="float" office:value="18.03267895198967" table:style-name="ce97">
            <text:p>18.03</text:p>
          </table:table-cell>
          <table:table-cell office:value-type="float" office:value="795244" table:style-name="ce96">
            <text:p><text:s text:c="3"/>795,244</text:p>
          </table:table-cell>
          <table:table-cell office:value-type="float" office:value="404579" table:style-name="ce96">
            <text:p><text:s text:c="3"/>404,579</text:p>
          </table:table-cell>
          <table:table-cell office:value-type="float" office:value="390665" table:style-name="ce96">
            <text:p><text:s text:c="3"/>390,665</text:p>
          </table:table-cell>
          <table:table-cell office:value-type="float" office:value="42.916637209882147" table:style-name="ce97">
            <text:p>42.92</text:p>
          </table:table-cell>
          <table:table-cell office:value-type="float" office:value="1559852" table:style-name="ce96">
            <text:p><text:s text:c="3"/>1,559,852</text:p>
          </table:table-cell>
          <table:table-cell office:value-type="float" office:value="768885" table:style-name="ce96">
            <text:p><text:s text:c="3"/>768,885</text:p>
          </table:table-cell>
          <table:table-cell office:value-type="float" office:value="790967" table:style-name="ce96">
            <text:p><text:s text:c="3"/>790,967</text:p>
          </table:table-cell>
          <table:table-cell office:value-type="float" office:value="84.179952800787049" table:style-name="ce97">
            <text:p>84.18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1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8137" table:style-name="ce96">
            <text:p><text:s text:c="3"/>2,728,137</text:p>
          </table:table-cell>
          <table:table-cell office:value-type="float" office:value="1341492" table:style-name="ce96">
            <text:p><text:s text:c="3"/>1,341,492</text:p>
          </table:table-cell>
          <table:table-cell office:value-type="float" office:value="1386645" table:style-name="ce96">
            <text:p><text:s text:c="3"/>1,386,645</text:p>
          </table:table-cell>
          <table:table-cell office:value-type="float" office:value="100" table:style-name="ce97">
            <text:p>100.00</text:p>
          </table:table-cell>
          <table:table-cell office:value-type="float" office:value="309049" table:style-name="ce96">
            <text:p><text:s text:c="3"/>309,049</text:p>
          </table:table-cell>
          <table:table-cell office:value-type="float" office:value="160073" table:style-name="ce96">
            <text:p><text:s text:c="3"/>160,073</text:p>
          </table:table-cell>
          <table:table-cell office:value-type="float" office:value="148976" table:style-name="ce96">
            <text:p><text:s text:c="3"/>148,976</text:p>
          </table:table-cell>
          <table:table-cell office:value-type="float" office:value="11.32820675794507" table:style-name="ce97">
            <text:p>11.33</text:p>
          </table:table-cell>
          <table:table-cell office:value-type="float" office:value="1919113" table:style-name="ce96">
            <text:p><text:s text:c="3"/>1,919,113</text:p>
          </table:table-cell>
          <table:table-cell office:value-type="float" office:value="956934" table:style-name="ce96">
            <text:p><text:s text:c="3"/>956,934</text:p>
          </table:table-cell>
          <table:table-cell office:value-type="float" office:value="962179" table:style-name="ce96">
            <text:p><text:s text:c="3"/>962,179</text:p>
          </table:table-cell>
          <table:table-cell office:value-type="float" office:value="70.34518427776905" table:style-name="ce97">
            <text:p>70.35</text:p>
          </table:table-cell>
          <table:table-cell office:value-type="float" office:value="499975" table:style-name="ce96">
            <text:p><text:s text:c="3"/>499,975</text:p>
          </table:table-cell>
          <table:table-cell office:value-type="float" office:value="224485" table:style-name="ce96">
            <text:p><text:s text:c="3"/>224,485</text:p>
          </table:table-cell>
          <table:table-cell office:value-type="float" office:value="275490" table:style-name="ce96">
            <text:p><text:s text:c="3"/>275,490</text:p>
          </table:table-cell>
          <table:table-cell office:value-type="float" office:value="18.326608964285889" table:style-name="ce97">
            <text:p>18.33</text:p>
          </table:table-cell>
          <table:table-cell office:value-type="float" office:value="1170715" table:style-name="ce96">
            <text:p><text:s text:c="3"/>1,170,715</text:p>
          </table:table-cell>
          <table:table-cell office:value-type="float" office:value="590555" table:style-name="ce96">
            <text:p><text:s text:c="3"/>590,555</text:p>
          </table:table-cell>
          <table:table-cell office:value-type="float" office:value="580160" table:style-name="ce96">
            <text:p><text:s text:c="3"/>580,160</text:p>
          </table:table-cell>
          <table:table-cell office:value-type="float" office:value="42.912617658130813" table:style-name="ce97">
            <text:p>42.91</text:p>
          </table:table-cell>
          <table:table-cell office:value-type="float" office:value="2300547" table:style-name="ce96">
            <text:p><text:s text:c="3"/>2,300,547</text:p>
          </table:table-cell>
          <table:table-cell office:value-type="float" office:value="1119597" table:style-name="ce96">
            <text:p><text:s text:c="3"/>1,119,597</text:p>
          </table:table-cell>
          <table:table-cell office:value-type="float" office:value="1180950" table:style-name="ce96">
            <text:p><text:s text:c="3"/>1,180,950</text:p>
          </table:table-cell>
          <table:table-cell office:value-type="float" office:value="84.326666879265971" table:style-name="ce97">
            <text:p>84.33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1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6073" table:style-name="ce96">
            <text:p><text:s text:c="3"/>6,956,073</text:p>
          </table:table-cell>
          <table:table-cell office:value-type="float" office:value="3529243" table:style-name="ce96">
            <text:p><text:s text:c="3"/>3,529,243</text:p>
          </table:table-cell>
          <table:table-cell office:value-type="float" office:value="3426830" table:style-name="ce96">
            <text:p><text:s text:c="3"/>3,426,830</text:p>
          </table:table-cell>
          <table:table-cell office:value-type="float" office:value="100" table:style-name="ce97">
            <text:p>100.00</text:p>
          </table:table-cell>
          <table:table-cell office:value-type="float" office:value="811013" table:style-name="ce96">
            <text:p><text:s text:c="3"/>811,013</text:p>
          </table:table-cell>
          <table:table-cell office:value-type="float" office:value="421753" table:style-name="ce96">
            <text:p><text:s text:c="3"/>421,753</text:p>
          </table:table-cell>
          <table:table-cell office:value-type="float" office:value="389260" table:style-name="ce96">
            <text:p><text:s text:c="3"/>389,260</text:p>
          </table:table-cell>
          <table:table-cell office:value-type="float" office:value="11.659063957494411" table:style-name="ce97">
            <text:p>11.66</text:p>
          </table:table-cell>
          <table:table-cell office:value-type="float" office:value="4868550" table:style-name="ce96">
            <text:p><text:s text:c="3"/>4,868,550</text:p>
          </table:table-cell>
          <table:table-cell office:value-type="float" office:value="2517556" table:style-name="ce96">
            <text:p><text:s text:c="3"/>2,517,556</text:p>
          </table:table-cell>
          <table:table-cell office:value-type="float" office:value="2350994" table:style-name="ce96">
            <text:p><text:s text:c="3"/>2,350,994</text:p>
          </table:table-cell>
          <table:table-cell office:value-type="float" office:value="69.989921037343919" table:style-name="ce97">
            <text:p>69.99</text:p>
          </table:table-cell>
          <table:table-cell office:value-type="float" office:value="1276510" table:style-name="ce96">
            <text:p><text:s text:c="3"/>1,276,510</text:p>
          </table:table-cell>
          <table:table-cell office:value-type="float" office:value="589934" table:style-name="ce96">
            <text:p><text:s text:c="3"/>589,934</text:p>
          </table:table-cell>
          <table:table-cell office:value-type="float" office:value="686576" table:style-name="ce96">
            <text:p><text:s text:c="3"/>686,576</text:p>
          </table:table-cell>
          <table:table-cell office:value-type="float" office:value="18.351015005161681" table:style-name="ce97">
            <text:p>18.35</text:p>
          </table:table-cell>
          <table:table-cell office:value-type="float" office:value="2957606" table:style-name="ce96">
            <text:p><text:s text:c="3"/>2,957,606</text:p>
          </table:table-cell>
          <table:table-cell office:value-type="float" office:value="1531285" table:style-name="ce96">
            <text:p><text:s text:c="3"/>1,531,285</text:p>
          </table:table-cell>
          <table:table-cell office:value-type="float" office:value="1426321" table:style-name="ce96">
            <text:p><text:s text:c="3"/>1,426,321</text:p>
          </table:table-cell>
          <table:table-cell office:value-type="float" office:value="42.518328947956697" table:style-name="ce97">
            <text:p>42.52</text:p>
          </table:table-cell>
          <table:table-cell office:value-type="float" office:value="5817823" table:style-name="ce96">
            <text:p><text:s text:c="3"/>5,817,823</text:p>
          </table:table-cell>
          <table:table-cell office:value-type="float" office:value="2935766" table:style-name="ce96">
            <text:p><text:s text:c="3"/>2,935,766</text:p>
          </table:table-cell>
          <table:table-cell office:value-type="float" office:value="2882057" table:style-name="ce96">
            <text:p><text:s text:c="3"/>2,882,057</text:p>
          </table:table-cell>
          <table:table-cell office:value-type="float" office:value="83.636600708474447" table:style-name="ce97">
            <text:p>83.64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2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9062" table:style-name="ce105">
            <text:p><text:s text:c="3"/>449,062</text:p>
          </table:table-cell>
          <table:table-cell office:value-type="float" office:value="225711" table:style-name="ce105">
            <text:p><text:s text:c="3"/>225,711</text:p>
          </table:table-cell>
          <table:table-cell office:value-type="float" office:value="223351" table:style-name="ce105">
            <text:p><text:s text:c="3"/>223,351</text:p>
          </table:table-cell>
          <table:table-cell office:value-type="float" office:value="100" table:style-name="ce106">
            <text:p>100.00</text:p>
          </table:table-cell>
          <table:table-cell office:value-type="float" office:value="51141" table:style-name="ce105">
            <text:p><text:s text:c="3"/>51,141</text:p>
          </table:table-cell>
          <table:table-cell office:value-type="float" office:value="26491" table:style-name="ce105">
            <text:p><text:s text:c="3"/>26,491</text:p>
          </table:table-cell>
          <table:table-cell office:value-type="float" office:value="24650" table:style-name="ce105">
            <text:p><text:s text:c="3"/>24,650</text:p>
          </table:table-cell>
          <table:table-cell office:value-type="float" office:value="11.388405164542981" table:style-name="ce106">
            <text:p>11.39</text:p>
          </table:table-cell>
          <table:table-cell office:value-type="float" office:value="314394" table:style-name="ce105">
            <text:p><text:s text:c="3"/>314,394</text:p>
          </table:table-cell>
          <table:table-cell office:value-type="float" office:value="160646" table:style-name="ce105">
            <text:p><text:s text:c="3"/>160,646</text:p>
          </table:table-cell>
          <table:table-cell office:value-type="float" office:value="153748" table:style-name="ce105">
            <text:p><text:s text:c="3"/>153,748</text:p>
          </table:table-cell>
          <table:table-cell office:value-type="float" office:value="70.011267931822331" table:style-name="ce106">
            <text:p>70.01</text:p>
          </table:table-cell>
          <table:table-cell office:value-type="float" office:value="83527" table:style-name="ce105">
            <text:p><text:s text:c="3"/>83,527</text:p>
          </table:table-cell>
          <table:table-cell office:value-type="float" office:value="38574" table:style-name="ce105">
            <text:p><text:s text:c="3"/>38,574</text:p>
          </table:table-cell>
          <table:table-cell office:value-type="float" office:value="44953" table:style-name="ce105">
            <text:p><text:s text:c="3"/>44,953</text:p>
          </table:table-cell>
          <table:table-cell office:value-type="float" office:value="18.600326903634691" table:style-name="ce106">
            <text:p>18.60</text:p>
          </table:table-cell>
          <table:table-cell office:value-type="float" office:value="188515" table:style-name="ce105">
            <text:p><text:s text:c="3"/>188,515</text:p>
          </table:table-cell>
          <table:table-cell office:value-type="float" office:value="97058" table:style-name="ce105">
            <text:p><text:s text:c="3"/>97,058</text:p>
          </table:table-cell>
          <table:table-cell office:value-type="float" office:value="91457" table:style-name="ce105">
            <text:p><text:s text:c="3"/>91,457</text:p>
          </table:table-cell>
          <table:table-cell office:value-type="float" office:value="41.97972663017579" table:style-name="ce106">
            <text:p>41.98</text:p>
          </table:table-cell>
          <table:table-cell office:value-type="float" office:value="377599" table:style-name="ce105">
            <text:p><text:s text:c="3"/>377,599</text:p>
          </table:table-cell>
          <table:table-cell office:value-type="float" office:value="188687" table:style-name="ce105">
            <text:p><text:s text:c="3"/>188,687</text:p>
          </table:table-cell>
          <table:table-cell office:value-type="float" office:value="188912" table:style-name="ce105">
            <text:p><text:s text:c="3"/>188,912</text:p>
          </table:table-cell>
          <table:table-cell office:value-type="float" office:value="84.08616182175291" table:style-name="ce106">
            <text:p>84.09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80503" table:style-name="ce105">
            <text:p><text:s text:c="3"/>580,503</text:p>
          </table:table-cell>
          <table:table-cell office:value-type="float" office:value="295891" table:style-name="ce105">
            <text:p><text:s text:c="3"/>295,891</text:p>
          </table:table-cell>
          <table:table-cell office:value-type="float" office:value="284612" table:style-name="ce105">
            <text:p><text:s text:c="3"/>284,612</text:p>
          </table:table-cell>
          <table:table-cell office:value-type="float" office:value="100" table:style-name="ce106">
            <text:p>100.00</text:p>
          </table:table-cell>
          <table:table-cell office:value-type="float" office:value="91302" table:style-name="ce105">
            <text:p><text:s text:c="3"/>91,302</text:p>
          </table:table-cell>
          <table:table-cell office:value-type="float" office:value="47376" table:style-name="ce105">
            <text:p><text:s text:c="3"/>47,376</text:p>
          </table:table-cell>
          <table:table-cell office:value-type="float" office:value="43926" table:style-name="ce105">
            <text:p><text:s text:c="3"/>43,926</text:p>
          </table:table-cell>
          <table:table-cell office:value-type="float" office:value="15.72808409258867" table:style-name="ce106">
            <text:p>15.73</text:p>
          </table:table-cell>
          <table:table-cell office:value-type="float" office:value="410033" table:style-name="ce105">
            <text:p><text:s text:c="3"/>410,033</text:p>
          </table:table-cell>
          <table:table-cell office:value-type="float" office:value="210874" table:style-name="ce105">
            <text:p><text:s text:c="3"/>210,874</text:p>
          </table:table-cell>
          <table:table-cell office:value-type="float" office:value="199159" table:style-name="ce105">
            <text:p><text:s text:c="3"/>199,159</text:p>
          </table:table-cell>
          <table:table-cell office:value-type="float" office:value="70.63408802366223" table:style-name="ce106">
            <text:p>70.63</text:p>
          </table:table-cell>
          <table:table-cell office:value-type="float" office:value="79168" table:style-name="ce105">
            <text:p><text:s text:c="3"/>79,168</text:p>
          </table:table-cell>
          <table:table-cell office:value-type="float" office:value="37641" table:style-name="ce105">
            <text:p><text:s text:c="3"/>37,641</text:p>
          </table:table-cell>
          <table:table-cell office:value-type="float" office:value="41527" table:style-name="ce105">
            <text:p><text:s text:c="3"/>41,527</text:p>
          </table:table-cell>
          <table:table-cell office:value-type="float" office:value="13.63782788374909" table:style-name="ce106">
            <text:p>13.64</text:p>
          </table:table-cell>
          <table:table-cell office:value-type="float" office:value="261565" table:style-name="ce105">
            <text:p><text:s text:c="3"/>261,565</text:p>
          </table:table-cell>
          <table:table-cell office:value-type="float" office:value="134145" table:style-name="ce105">
            <text:p><text:s text:c="3"/>134,145</text:p>
          </table:table-cell>
          <table:table-cell office:value-type="float" office:value="127420" table:style-name="ce105">
            <text:p><text:s text:c="3"/>127,420</text:p>
          </table:table-cell>
          <table:table-cell office:value-type="float" office:value="45.058337338480591" table:style-name="ce106">
            <text:p>45.06</text:p>
          </table:table-cell>
          <table:table-cell office:value-type="float" office:value="458531" table:style-name="ce105">
            <text:p><text:s text:c="3"/>458,531</text:p>
          </table:table-cell>
          <table:table-cell office:value-type="float" office:value="232472" table:style-name="ce105">
            <text:p><text:s text:c="3"/>232,472</text:p>
          </table:table-cell>
          <table:table-cell office:value-type="float" office:value="226059" table:style-name="ce105">
            <text:p><text:s text:c="3"/>226,059</text:p>
          </table:table-cell>
          <table:table-cell office:value-type="float" office:value="78.988566811885548" table:style-name="ce106">
            <text:p>78.99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5132" table:style-name="ce105">
            <text:p><text:s text:c="3"/>535,132</text:p>
          </table:table-cell>
          <table:table-cell office:value-type="float" office:value="275550" table:style-name="ce105">
            <text:p><text:s text:c="3"/>275,550</text:p>
          </table:table-cell>
          <table:table-cell office:value-type="float" office:value="259582" table:style-name="ce105">
            <text:p><text:s text:c="3"/>259,582</text:p>
          </table:table-cell>
          <table:table-cell office:value-type="float" office:value="100" table:style-name="ce106">
            <text:p>100.00</text:p>
          </table:table-cell>
          <table:table-cell office:value-type="float" office:value="62217" table:style-name="ce105">
            <text:p><text:s text:c="3"/>62,217</text:p>
          </table:table-cell>
          <table:table-cell office:value-type="float" office:value="32166" table:style-name="ce105">
            <text:p><text:s text:c="3"/>32,166</text:p>
          </table:table-cell>
          <table:table-cell office:value-type="float" office:value="30051" table:style-name="ce105">
            <text:p><text:s text:c="3"/>30,051</text:p>
          </table:table-cell>
          <table:table-cell office:value-type="float" office:value="11.626477205624029" table:style-name="ce106">
            <text:p>11.63</text:p>
          </table:table-cell>
          <table:table-cell office:value-type="float" office:value="375010" table:style-name="ce105">
            <text:p><text:s text:c="3"/>375,010</text:p>
          </table:table-cell>
          <table:table-cell office:value-type="float" office:value="196922" table:style-name="ce105">
            <text:p><text:s text:c="3"/>196,922</text:p>
          </table:table-cell>
          <table:table-cell office:value-type="float" office:value="178088" table:style-name="ce105">
            <text:p><text:s text:c="3"/>178,088</text:p>
          </table:table-cell>
          <table:table-cell office:value-type="float" office:value="70.078036820821779" table:style-name="ce106">
            <text:p>70.08</text:p>
          </table:table-cell>
          <table:table-cell office:value-type="float" office:value="97905" table:style-name="ce105">
            <text:p><text:s text:c="3"/>97,905</text:p>
          </table:table-cell>
          <table:table-cell office:value-type="float" office:value="46462" table:style-name="ce105">
            <text:p><text:s text:c="3"/>46,462</text:p>
          </table:table-cell>
          <table:table-cell office:value-type="float" office:value="51443" table:style-name="ce105">
            <text:p><text:s text:c="3"/>51,443</text:p>
          </table:table-cell>
          <table:table-cell office:value-type="float" office:value="18.295485973554189" table:style-name="ce106">
            <text:p>18.30</text:p>
          </table:table-cell>
          <table:table-cell office:value-type="float" office:value="228801" table:style-name="ce105">
            <text:p><text:s text:c="3"/>228,801</text:p>
          </table:table-cell>
          <table:table-cell office:value-type="float" office:value="120427" table:style-name="ce105">
            <text:p><text:s text:c="3"/>120,427</text:p>
          </table:table-cell>
          <table:table-cell office:value-type="float" office:value="108374" table:style-name="ce105">
            <text:p><text:s text:c="3"/>108,374</text:p>
          </table:table-cell>
          <table:table-cell office:value-type="float" office:value="42.755992913897877" table:style-name="ce106">
            <text:p>42.76</text:p>
          </table:table-cell>
          <table:table-cell office:value-type="float" office:value="447222" table:style-name="ce105">
            <text:p><text:s text:c="3"/>447,222</text:p>
          </table:table-cell>
          <table:table-cell office:value-type="float" office:value="229697" table:style-name="ce105">
            <text:p><text:s text:c="3"/>229,697</text:p>
          </table:table-cell>
          <table:table-cell office:value-type="float" office:value="217525" table:style-name="ce105">
            <text:p><text:s text:c="3"/>217,525</text:p>
          </table:table-cell>
          <table:table-cell office:value-type="float" office:value="83.572277494150967" table:style-name="ce106">
            <text:p>83.57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45239" table:style-name="ce105">
            <text:p><text:s text:c="3"/>1,245,239</text:p>
          </table:table-cell>
          <table:table-cell office:value-type="float" office:value="631625" table:style-name="ce105">
            <text:p><text:s text:c="3"/>631,625</text:p>
          </table:table-cell>
          <table:table-cell office:value-type="float" office:value="613614" table:style-name="ce105">
            <text:p><text:s text:c="3"/>613,614</text:p>
          </table:table-cell>
          <table:table-cell office:value-type="float" office:value="100" table:style-name="ce106">
            <text:p>100.00</text:p>
          </table:table-cell>
          <table:table-cell office:value-type="float" office:value="151252" table:style-name="ce105">
            <text:p><text:s text:c="3"/>151,252</text:p>
          </table:table-cell>
          <table:table-cell office:value-type="float" office:value="78785" table:style-name="ce105">
            <text:p><text:s text:c="3"/>78,785</text:p>
          </table:table-cell>
          <table:table-cell office:value-type="float" office:value="72467" table:style-name="ce105">
            <text:p><text:s text:c="3"/>72,467</text:p>
          </table:table-cell>
          <table:table-cell office:value-type="float" office:value="12.14642329705382" table:style-name="ce106">
            <text:p>12.15</text:p>
          </table:table-cell>
          <table:table-cell office:value-type="float" office:value="870239" table:style-name="ce105">
            <text:p><text:s text:c="3"/>870,239</text:p>
          </table:table-cell>
          <table:table-cell office:value-type="float" office:value="449434" table:style-name="ce105">
            <text:p><text:s text:c="3"/>449,434</text:p>
          </table:table-cell>
          <table:table-cell office:value-type="float" office:value="420805" table:style-name="ce105">
            <text:p><text:s text:c="3"/>420,805</text:p>
          </table:table-cell>
          <table:table-cell office:value-type="float" office:value="69.885299127316131" table:style-name="ce106">
            <text:p>69.89</text:p>
          </table:table-cell>
          <table:table-cell office:value-type="float" office:value="223748" table:style-name="ce105">
            <text:p><text:s text:c="3"/>223,748</text:p>
          </table:table-cell>
          <table:table-cell office:value-type="float" office:value="103406" table:style-name="ce105">
            <text:p><text:s text:c="3"/>103,406</text:p>
          </table:table-cell>
          <table:table-cell office:value-type="float" office:value="120342" table:style-name="ce105">
            <text:p><text:s text:c="3"/>120,342</text:p>
          </table:table-cell>
          <table:table-cell office:value-type="float" office:value="17.968277575630061" table:style-name="ce106">
            <text:p>17.97</text:p>
          </table:table-cell>
          <table:table-cell office:value-type="float" office:value="541874" table:style-name="ce105">
            <text:p><text:s text:c="3"/>541,874</text:p>
          </table:table-cell>
          <table:table-cell office:value-type="float" office:value="280080" table:style-name="ce105">
            <text:p><text:s text:c="3"/>280,080</text:p>
          </table:table-cell>
          <table:table-cell office:value-type="float" office:value="261794" table:style-name="ce105">
            <text:p><text:s text:c="3"/>261,794</text:p>
          </table:table-cell>
          <table:table-cell office:value-type="float" office:value="43.515662455159209" table:style-name="ce106">
            <text:p>43.52</text:p>
          </table:table-cell>
          <table:table-cell office:value-type="float" office:value="1033570" table:style-name="ce105">
            <text:p><text:s text:c="3"/>1,033,570</text:p>
          </table:table-cell>
          <table:table-cell office:value-type="float" office:value="520931" table:style-name="ce105">
            <text:p><text:s text:c="3"/>520,931</text:p>
          </table:table-cell>
          <table:table-cell office:value-type="float" office:value="512639" table:style-name="ce105">
            <text:p><text:s text:c="3"/>512,639</text:p>
          </table:table-cell>
          <table:table-cell office:value-type="float" office:value="83.001737015946347" table:style-name="ce106">
            <text:p>83.00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2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79595" table:style-name="ce105">
            <text:p><text:s text:c="3"/>479,595</text:p>
          </table:table-cell>
          <table:table-cell office:value-type="float" office:value="244587" table:style-name="ce105">
            <text:p><text:s text:c="3"/>244,587</text:p>
          </table:table-cell>
          <table:table-cell office:value-type="float" office:value="235008" table:style-name="ce105">
            <text:p><text:s text:c="3"/>235,008</text:p>
          </table:table-cell>
          <table:table-cell office:value-type="float" office:value="100" table:style-name="ce106">
            <text:p>100.00</text:p>
          </table:table-cell>
          <table:table-cell office:value-type="float" office:value="49333" table:style-name="ce105">
            <text:p><text:s text:c="3"/>49,333</text:p>
          </table:table-cell>
          <table:table-cell office:value-type="float" office:value="25754" table:style-name="ce105">
            <text:p><text:s text:c="3"/>25,754</text:p>
          </table:table-cell>
          <table:table-cell office:value-type="float" office:value="23579" table:style-name="ce105">
            <text:p><text:s text:c="3"/>23,579</text:p>
          </table:table-cell>
          <table:table-cell office:value-type="float" office:value="10.286387472763479" table:style-name="ce106">
            <text:p>10.29</text:p>
          </table:table-cell>
          <table:table-cell office:value-type="float" office:value="333698" table:style-name="ce105">
            <text:p><text:s text:c="3"/>333,698</text:p>
          </table:table-cell>
          <table:table-cell office:value-type="float" office:value="173491" table:style-name="ce105">
            <text:p><text:s text:c="3"/>173,491</text:p>
          </table:table-cell>
          <table:table-cell office:value-type="float" office:value="160207" table:style-name="ce105">
            <text:p><text:s text:c="3"/>160,207</text:p>
          </table:table-cell>
          <table:table-cell office:value-type="float" office:value="69.579124052586039" table:style-name="ce106">
            <text:p>69.58</text:p>
          </table:table-cell>
          <table:table-cell office:value-type="float" office:value="96564" table:style-name="ce105">
            <text:p><text:s text:c="3"/>96,564</text:p>
          </table:table-cell>
          <table:table-cell office:value-type="float" office:value="45342" table:style-name="ce105">
            <text:p><text:s text:c="3"/>45,342</text:p>
          </table:table-cell>
          <table:table-cell office:value-type="float" office:value="51222" table:style-name="ce105">
            <text:p><text:s text:c="3"/>51,222</text:p>
          </table:table-cell>
          <table:table-cell office:value-type="float" office:value="20.134488474650489" table:style-name="ce106">
            <text:p>20.13</text:p>
          </table:table-cell>
          <table:table-cell office:value-type="float" office:value="196725" table:style-name="ce105">
            <text:p><text:s text:c="3"/>196,725</text:p>
          </table:table-cell>
          <table:table-cell office:value-type="float" office:value="103175" table:style-name="ce105">
            <text:p><text:s text:c="3"/>103,175</text:p>
          </table:table-cell>
          <table:table-cell office:value-type="float" office:value="93550" table:style-name="ce105">
            <text:p><text:s text:c="3"/>93,550</text:p>
          </table:table-cell>
          <table:table-cell office:value-type="float" office:value="41.01898476839834" table:style-name="ce106">
            <text:p>41.02</text:p>
          </table:table-cell>
          <table:table-cell office:value-type="float" office:value="408536" table:style-name="ce105">
            <text:p><text:s text:c="3"/>408,536</text:p>
          </table:table-cell>
          <table:table-cell office:value-type="float" office:value="207590" table:style-name="ce105">
            <text:p><text:s text:c="3"/>207,590</text:p>
          </table:table-cell>
          <table:table-cell office:value-type="float" office:value="200946" table:style-name="ce105">
            <text:p><text:s text:c="3"/>200,946</text:p>
          </table:table-cell>
          <table:table-cell office:value-type="float" office:value="85.183540278776888" table:style-name="ce106">
            <text:p>85.18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64092" table:style-name="ce105">
            <text:p><text:s text:c="3"/>664,092</text:p>
          </table:table-cell>
          <table:table-cell office:value-type="float" office:value="342812" table:style-name="ce105">
            <text:p><text:s text:c="3"/>342,812</text:p>
          </table:table-cell>
          <table:table-cell office:value-type="float" office:value="321280" table:style-name="ce105">
            <text:p><text:s text:c="3"/>321,280</text:p>
          </table:table-cell>
          <table:table-cell office:value-type="float" office:value="100" table:style-name="ce106">
            <text:p>100.00</text:p>
          </table:table-cell>
          <table:table-cell office:value-type="float" office:value="70283" table:style-name="ce105">
            <text:p><text:s text:c="3"/>70,283</text:p>
          </table:table-cell>
          <table:table-cell office:value-type="float" office:value="36429" table:style-name="ce105">
            <text:p><text:s text:c="3"/>36,429</text:p>
          </table:table-cell>
          <table:table-cell office:value-type="float" office:value="33854" table:style-name="ce105">
            <text:p><text:s text:c="3"/>33,854</text:p>
          </table:table-cell>
          <table:table-cell office:value-type="float" office:value="10.58332279262512" table:style-name="ce106">
            <text:p>10.58</text:p>
          </table:table-cell>
          <table:table-cell office:value-type="float" office:value="460188" table:style-name="ce105">
            <text:p><text:s text:c="3"/>460,188</text:p>
          </table:table-cell>
          <table:table-cell office:value-type="float" office:value="244695" table:style-name="ce105">
            <text:p><text:s text:c="3"/>244,695</text:p>
          </table:table-cell>
          <table:table-cell office:value-type="float" office:value="215493" table:style-name="ce105">
            <text:p><text:s text:c="3"/>215,493</text:p>
          </table:table-cell>
          <table:table-cell office:value-type="float" office:value="69.295820458611161" table:style-name="ce106">
            <text:p>69.30</text:p>
          </table:table-cell>
          <table:table-cell office:value-type="float" office:value="133621" table:style-name="ce105">
            <text:p><text:s text:c="3"/>133,621</text:p>
          </table:table-cell>
          <table:table-cell office:value-type="float" office:value="61688" table:style-name="ce105">
            <text:p><text:s text:c="3"/>61,688</text:p>
          </table:table-cell>
          <table:table-cell office:value-type="float" office:value="71933" table:style-name="ce105">
            <text:p><text:s text:c="3"/>71,933</text:p>
          </table:table-cell>
          <table:table-cell office:value-type="float" office:value="20.120856748763732" table:style-name="ce106">
            <text:p>20.12</text:p>
          </table:table-cell>
          <table:table-cell office:value-type="float" office:value="276897" table:style-name="ce105">
            <text:p><text:s text:c="3"/>276,897</text:p>
          </table:table-cell>
          <table:table-cell office:value-type="float" office:value="145042" table:style-name="ce105">
            <text:p><text:s text:c="3"/>145,042</text:p>
          </table:table-cell>
          <table:table-cell office:value-type="float" office:value="131855" table:style-name="ce105">
            <text:p><text:s text:c="3"/>131,855</text:p>
          </table:table-cell>
          <table:table-cell office:value-type="float" office:value="41.6955783234853" table:style-name="ce106">
            <text:p>41.70</text:p>
          </table:table-cell>
          <table:table-cell office:value-type="float" office:value="562166" table:style-name="ce105">
            <text:p><text:s text:c="3"/>562,166</text:p>
          </table:table-cell>
          <table:table-cell office:value-type="float" office:value="289654" table:style-name="ce105">
            <text:p><text:s text:c="3"/>289,654</text:p>
          </table:table-cell>
          <table:table-cell office:value-type="float" office:value="272512" table:style-name="ce105">
            <text:p><text:s text:c="3"/>272,512</text:p>
          </table:table-cell>
          <table:table-cell office:value-type="float" office:value="84.651825349499759" table:style-name="ce106">
            <text:p>84.65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88158" table:style-name="ce105">
            <text:p><text:s text:c="3"/>488,158</text:p>
          </table:table-cell>
          <table:table-cell office:value-type="float" office:value="252940" table:style-name="ce105">
            <text:p><text:s text:c="3"/>252,940</text:p>
          </table:table-cell>
          <table:table-cell office:value-type="float" office:value="235218" table:style-name="ce105">
            <text:p><text:s text:c="3"/>235,218</text:p>
          </table:table-cell>
          <table:table-cell office:value-type="float" office:value="100" table:style-name="ce106">
            <text:p>100.00</text:p>
          </table:table-cell>
          <table:table-cell office:value-type="float" office:value="41949" table:style-name="ce105">
            <text:p><text:s text:c="3"/>41,949</text:p>
          </table:table-cell>
          <table:table-cell office:value-type="float" office:value="21790" table:style-name="ce105">
            <text:p><text:s text:c="3"/>21,790</text:p>
          </table:table-cell>
          <table:table-cell office:value-type="float" office:value="20159" table:style-name="ce105">
            <text:p><text:s text:c="3"/>20,159</text:p>
          </table:table-cell>
          <table:table-cell office:value-type="float" office:value="8.5933242925446294" table:style-name="ce106">
            <text:p>8.59</text:p>
          </table:table-cell>
          <table:table-cell office:value-type="float" office:value="340307" table:style-name="ce105">
            <text:p><text:s text:c="3"/>340,307</text:p>
          </table:table-cell>
          <table:table-cell office:value-type="float" office:value="181505" table:style-name="ce105">
            <text:p><text:s text:c="3"/>181,505</text:p>
          </table:table-cell>
          <table:table-cell office:value-type="float" office:value="158802" table:style-name="ce105">
            <text:p><text:s text:c="3"/>158,802</text:p>
          </table:table-cell>
          <table:table-cell office:value-type="float" office:value="69.71247014286358" table:style-name="ce106">
            <text:p>69.71</text:p>
          </table:table-cell>
          <table:table-cell office:value-type="float" office:value="105902" table:style-name="ce105">
            <text:p><text:s text:c="3"/>105,902</text:p>
          </table:table-cell>
          <table:table-cell office:value-type="float" office:value="49645" table:style-name="ce105">
            <text:p><text:s text:c="3"/>49,645</text:p>
          </table:table-cell>
          <table:table-cell office:value-type="float" office:value="56257" table:style-name="ce105">
            <text:p><text:s text:c="3"/>56,257</text:p>
          </table:table-cell>
          <table:table-cell office:value-type="float" office:value="21.69420556459179" table:style-name="ce106">
            <text:p>21.69</text:p>
          </table:table-cell>
          <table:table-cell office:value-type="float" office:value="198490" table:style-name="ce105">
            <text:p><text:s text:c="3"/>198,490</text:p>
          </table:table-cell>
          <table:table-cell office:value-type="float" office:value="104810" table:style-name="ce105">
            <text:p><text:s text:c="3"/>104,810</text:p>
          </table:table-cell>
          <table:table-cell office:value-type="float" office:value="93680" table:style-name="ce105">
            <text:p><text:s text:c="3"/>93,680</text:p>
          </table:table-cell>
          <table:table-cell office:value-type="float" office:value="40.66101549088615" table:style-name="ce106">
            <text:p>40.66</text:p>
          </table:table-cell>
          <table:table-cell office:value-type="float" office:value="424827" table:style-name="ce105">
            <text:p><text:s text:c="3"/>424,827</text:p>
          </table:table-cell>
          <table:table-cell office:value-type="float" office:value="219917" table:style-name="ce105">
            <text:p><text:s text:c="3"/>219,917</text:p>
          </table:table-cell>
          <table:table-cell office:value-type="float" office:value="204910" table:style-name="ce105">
            <text:p><text:s text:c="3"/>204,910</text:p>
          </table:table-cell>
          <table:table-cell office:value-type="float" office:value="87.026536490234719" table:style-name="ce106">
            <text:p>87.03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98703" table:style-name="ce105">
            <text:p><text:s text:c="3"/>798,703</text:p>
          </table:table-cell>
          <table:table-cell office:value-type="float" office:value="405785" table:style-name="ce105">
            <text:p><text:s text:c="3"/>405,785</text:p>
          </table:table-cell>
          <table:table-cell office:value-type="float" office:value="392918" table:style-name="ce105">
            <text:p><text:s text:c="3"/>392,918</text:p>
          </table:table-cell>
          <table:table-cell office:value-type="float" office:value="100" table:style-name="ce106">
            <text:p>100.00</text:p>
          </table:table-cell>
          <table:table-cell office:value-type="float" office:value="80576" table:style-name="ce105">
            <text:p><text:s text:c="3"/>80,576</text:p>
          </table:table-cell>
          <table:table-cell office:value-type="float" office:value="42019" table:style-name="ce105">
            <text:p><text:s text:c="3"/>42,019</text:p>
          </table:table-cell>
          <table:table-cell office:value-type="float" office:value="38557" table:style-name="ce105">
            <text:p><text:s text:c="3"/>38,557</text:p>
          </table:table-cell>
          <table:table-cell office:value-type="float" office:value="10.088355746754431" table:style-name="ce106">
            <text:p>10.09</text:p>
          </table:table-cell>
          <table:table-cell office:value-type="float" office:value="562552" table:style-name="ce105">
            <text:p><text:s text:c="3"/>562,552</text:p>
          </table:table-cell>
          <table:table-cell office:value-type="float" office:value="291632" table:style-name="ce105">
            <text:p><text:s text:c="3"/>291,632</text:p>
          </table:table-cell>
          <table:table-cell office:value-type="float" office:value="270920" table:style-name="ce105">
            <text:p><text:s text:c="3"/>270,920</text:p>
          </table:table-cell>
          <table:table-cell office:value-type="float" office:value="70.433189808977801" table:style-name="ce106">
            <text:p>70.43</text:p>
          </table:table-cell>
          <table:table-cell office:value-type="float" office:value="155575" table:style-name="ce105">
            <text:p><text:s text:c="3"/>155,575</text:p>
          </table:table-cell>
          <table:table-cell office:value-type="float" office:value="72134" table:style-name="ce105">
            <text:p><text:s text:c="3"/>72,134</text:p>
          </table:table-cell>
          <table:table-cell office:value-type="float" office:value="83441" table:style-name="ce105">
            <text:p><text:s text:c="3"/>83,441</text:p>
          </table:table-cell>
          <table:table-cell office:value-type="float" office:value="19.478454444267769" table:style-name="ce106">
            <text:p>19.48</text:p>
          </table:table-cell>
          <table:table-cell office:value-type="float" office:value="335346" table:style-name="ce105">
            <text:p><text:s text:c="3"/>335,346</text:p>
          </table:table-cell>
          <table:table-cell office:value-type="float" office:value="175208" table:style-name="ce105">
            <text:p><text:s text:c="3"/>175,208</text:p>
          </table:table-cell>
          <table:table-cell office:value-type="float" office:value="160138" table:style-name="ce105">
            <text:p><text:s text:c="3"/>160,138</text:p>
          </table:table-cell>
          <table:table-cell office:value-type="float" office:value="41.986320321821751" table:style-name="ce106">
            <text:p>41.99</text:p>
          </table:table-cell>
          <table:table-cell office:value-type="float" office:value="683575" table:style-name="ce105">
            <text:p><text:s text:c="3"/>683,575</text:p>
          </table:table-cell>
          <table:table-cell office:value-type="float" office:value="345718" table:style-name="ce105">
            <text:p><text:s text:c="3"/>345,718</text:p>
          </table:table-cell>
          <table:table-cell office:value-type="float" office:value="337857" table:style-name="ce105">
            <text:p><text:s text:c="3"/>337,857</text:p>
          </table:table-cell>
          <table:table-cell office:value-type="float" office:value="85.585630703778506" table:style-name="ce106">
            <text:p>85.59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2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12551" table:style-name="ce105">
            <text:p><text:s text:c="3"/>212,551</text:p>
          </table:table-cell>
          <table:table-cell office:value-type="float" office:value="108716" table:style-name="ce105">
            <text:p><text:s text:c="3"/>108,716</text:p>
          </table:table-cell>
          <table:table-cell office:value-type="float" office:value="103835" table:style-name="ce105">
            <text:p><text:s text:c="3"/>103,835</text:p>
          </table:table-cell>
          <table:table-cell office:value-type="float" office:value="100" table:style-name="ce106">
            <text:p>100.00</text:p>
          </table:table-cell>
          <table:table-cell office:value-type="float" office:value="23604" table:style-name="ce105">
            <text:p><text:s text:c="3"/>23,604</text:p>
          </table:table-cell>
          <table:table-cell office:value-type="float" office:value="12342" table:style-name="ce105">
            <text:p><text:s text:c="3"/>12,342</text:p>
          </table:table-cell>
          <table:table-cell office:value-type="float" office:value="11262" table:style-name="ce105">
            <text:p><text:s text:c="3"/>11,262</text:p>
          </table:table-cell>
          <table:table-cell office:value-type="float" office:value="11.10509948200667" table:style-name="ce106">
            <text:p>11.11</text:p>
          </table:table-cell>
          <table:table-cell office:value-type="float" office:value="149108" table:style-name="ce105">
            <text:p><text:s text:c="3"/>149,108</text:p>
          </table:table-cell>
          <table:table-cell office:value-type="float" office:value="78308" table:style-name="ce105">
            <text:p><text:s text:c="3"/>78,308</text:p>
          </table:table-cell>
          <table:table-cell office:value-type="float" office:value="70800" table:style-name="ce105">
            <text:p><text:s text:c="3"/>70,800</text:p>
          </table:table-cell>
          <table:table-cell office:value-type="float" office:value="70.15163419602824" table:style-name="ce106">
            <text:p>70.15</text:p>
          </table:table-cell>
          <table:table-cell office:value-type="float" office:value="39839" table:style-name="ce105">
            <text:p><text:s text:c="3"/>39,839</text:p>
          </table:table-cell>
          <table:table-cell office:value-type="float" office:value="18066" table:style-name="ce105">
            <text:p><text:s text:c="3"/>18,066</text:p>
          </table:table-cell>
          <table:table-cell office:value-type="float" office:value="21773" table:style-name="ce105">
            <text:p><text:s text:c="3"/>21,773</text:p>
          </table:table-cell>
          <table:table-cell office:value-type="float" office:value="18.743266321965081" table:style-name="ce106">
            <text:p>18.74</text:p>
          </table:table-cell>
          <table:table-cell office:value-type="float" office:value="87597" table:style-name="ce105">
            <text:p><text:s text:c="3"/>87,597</text:p>
          </table:table-cell>
          <table:table-cell office:value-type="float" office:value="45970" table:style-name="ce105">
            <text:p><text:s text:c="3"/>45,970</text:p>
          </table:table-cell>
          <table:table-cell office:value-type="float" office:value="41627" table:style-name="ce105">
            <text:p><text:s text:c="3"/>41,627</text:p>
          </table:table-cell>
          <table:table-cell office:value-type="float" office:value="41.212226712647777" table:style-name="ce106">
            <text:p>41.21</text:p>
          </table:table-cell>
          <table:table-cell office:value-type="float" office:value="179115" table:style-name="ce105">
            <text:p><text:s text:c="3"/>179,115</text:p>
          </table:table-cell>
          <table:table-cell office:value-type="float" office:value="91188" table:style-name="ce105">
            <text:p><text:s text:c="3"/>91,188</text:p>
          </table:table-cell>
          <table:table-cell office:value-type="float" office:value="87927" table:style-name="ce105">
            <text:p><text:s text:c="3"/>87,927</text:p>
          </table:table-cell>
          <table:table-cell office:value-type="float" office:value="84.269187159787535" table:style-name="ce106">
            <text:p>84.27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8892" table:style-name="ce105">
            <text:p><text:s text:c="3"/>318,892</text:p>
          </table:table-cell>
          <table:table-cell office:value-type="float" office:value="160701" table:style-name="ce105">
            <text:p><text:s text:c="3"/>160,701</text:p>
          </table:table-cell>
          <table:table-cell office:value-type="float" office:value="158191" table:style-name="ce105">
            <text:p><text:s text:c="3"/>158,191</text:p>
          </table:table-cell>
          <table:table-cell office:value-type="float" office:value="100" table:style-name="ce106">
            <text:p>100.00</text:p>
          </table:table-cell>
          <table:table-cell office:value-type="float" office:value="36247" table:style-name="ce105">
            <text:p><text:s text:c="3"/>36,247</text:p>
          </table:table-cell>
          <table:table-cell office:value-type="float" office:value="18986" table:style-name="ce105">
            <text:p><text:s text:c="3"/>18,986</text:p>
          </table:table-cell>
          <table:table-cell office:value-type="float" office:value="17261" table:style-name="ce105">
            <text:p><text:s text:c="3"/>17,261</text:p>
          </table:table-cell>
          <table:table-cell office:value-type="float" office:value="11.36654415915106" table:style-name="ce106">
            <text:p>11.37</text:p>
          </table:table-cell>
          <table:table-cell office:value-type="float" office:value="221912" table:style-name="ce105">
            <text:p><text:s text:c="3"/>221,912</text:p>
          </table:table-cell>
          <table:table-cell office:value-type="float" office:value="113918" table:style-name="ce105">
            <text:p><text:s text:c="3"/>113,918</text:p>
          </table:table-cell>
          <table:table-cell office:value-type="float" office:value="107994" table:style-name="ce105">
            <text:p><text:s text:c="3"/>107,994</text:p>
          </table:table-cell>
          <table:table-cell office:value-type="float" office:value="69.588450008153231" table:style-name="ce106">
            <text:p>69.59</text:p>
          </table:table-cell>
          <table:table-cell office:value-type="float" office:value="60733" table:style-name="ce105">
            <text:p><text:s text:c="3"/>60,733</text:p>
          </table:table-cell>
          <table:table-cell office:value-type="float" office:value="27797" table:style-name="ce105">
            <text:p><text:s text:c="3"/>27,797</text:p>
          </table:table-cell>
          <table:table-cell office:value-type="float" office:value="32936" table:style-name="ce105">
            <text:p><text:s text:c="3"/>32,936</text:p>
          </table:table-cell>
          <table:table-cell office:value-type="float" office:value="19.045005832695711" table:style-name="ce106">
            <text:p>19.05</text:p>
          </table:table-cell>
          <table:table-cell office:value-type="float" office:value="132195" table:style-name="ce105">
            <text:p><text:s text:c="3"/>132,195</text:p>
          </table:table-cell>
          <table:table-cell office:value-type="float" office:value="68346" table:style-name="ce105">
            <text:p><text:s text:c="3"/>68,346</text:p>
          </table:table-cell>
          <table:table-cell office:value-type="float" office:value="63849" table:style-name="ce105">
            <text:p><text:s text:c="3"/>63,849</text:p>
          </table:table-cell>
          <table:table-cell office:value-type="float" office:value="41.454473614891562" table:style-name="ce106">
            <text:p>41.45</text:p>
          </table:table-cell>
          <table:table-cell office:value-type="float" office:value="268272" table:style-name="ce105">
            <text:p><text:s text:c="3"/>268,272</text:p>
          </table:table-cell>
          <table:table-cell office:value-type="float" office:value="134177" table:style-name="ce105">
            <text:p><text:s text:c="3"/>134,177</text:p>
          </table:table-cell>
          <table:table-cell office:value-type="float" office:value="134095" table:style-name="ce105">
            <text:p><text:s text:c="3"/>134,095</text:p>
          </table:table-cell>
          <table:table-cell office:value-type="float" office:value="84.126287269671238" table:style-name="ce106">
            <text:p>84.13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7223" table:style-name="ce105">
            <text:p><text:s text:c="3"/>107,223</text:p>
          </table:table-cell>
          <table:table-cell office:value-type="float" office:value="55054" table:style-name="ce105">
            <text:p><text:s text:c="3"/>55,054</text:p>
          </table:table-cell>
          <table:table-cell office:value-type="float" office:value="52169" table:style-name="ce105">
            <text:p><text:s text:c="3"/>52,169</text:p>
          </table:table-cell>
          <table:table-cell office:value-type="float" office:value="100" table:style-name="ce106">
            <text:p>100.00</text:p>
          </table:table-cell>
          <table:table-cell office:value-type="float" office:value="10634" table:style-name="ce105">
            <text:p><text:s text:c="3"/>10,634</text:p>
          </table:table-cell>
          <table:table-cell office:value-type="float" office:value="5549" table:style-name="ce105">
            <text:p><text:s text:c="3"/>5,549</text:p>
          </table:table-cell>
          <table:table-cell office:value-type="float" office:value="5085" table:style-name="ce105">
            <text:p><text:s text:c="3"/>5,085</text:p>
          </table:table-cell>
          <table:table-cell office:value-type="float" office:value="9.91764826576388" table:style-name="ce106">
            <text:p>9.92</text:p>
          </table:table-cell>
          <table:table-cell office:value-type="float" office:value="77008" table:style-name="ce105">
            <text:p><text:s text:c="3"/>77,008</text:p>
          </table:table-cell>
          <table:table-cell office:value-type="float" office:value="40319" table:style-name="ce105">
            <text:p><text:s text:c="3"/>40,319</text:p>
          </table:table-cell>
          <table:table-cell office:value-type="float" office:value="36689" table:style-name="ce105">
            <text:p><text:s text:c="3"/>36,689</text:p>
          </table:table-cell>
          <table:table-cell office:value-type="float" office:value="71.820411665407619" table:style-name="ce106">
            <text:p>71.82</text:p>
          </table:table-cell>
          <table:table-cell office:value-type="float" office:value="19581" table:style-name="ce105">
            <text:p><text:s text:c="3"/>19,581</text:p>
          </table:table-cell>
          <table:table-cell office:value-type="float" office:value="9186" table:style-name="ce105">
            <text:p><text:s text:c="3"/>9,186</text:p>
          </table:table-cell>
          <table:table-cell office:value-type="float" office:value="10395" table:style-name="ce105">
            <text:p><text:s text:c="3"/>10,395</text:p>
          </table:table-cell>
          <table:table-cell office:value-type="float" office:value="18.261940068828519" table:style-name="ce106">
            <text:p>18.26</text:p>
          </table:table-cell>
          <table:table-cell office:value-type="float" office:value="48023" table:style-name="ce105">
            <text:p><text:s text:c="3"/>48,023</text:p>
          </table:table-cell>
          <table:table-cell office:value-type="float" office:value="25094" table:style-name="ce105">
            <text:p><text:s text:c="3"/>25,094</text:p>
          </table:table-cell>
          <table:table-cell office:value-type="float" office:value="22929" table:style-name="ce105">
            <text:p><text:s text:c="3"/>22,929</text:p>
          </table:table-cell>
          <table:table-cell office:value-type="float" office:value="44.787965268645721" table:style-name="ce106">
            <text:p>44.79</text:p>
          </table:table-cell>
          <table:table-cell office:value-type="float" office:value="91733" table:style-name="ce105">
            <text:p><text:s text:c="3"/>91,733</text:p>
          </table:table-cell>
          <table:table-cell office:value-type="float" office:value="46878" table:style-name="ce105">
            <text:p><text:s text:c="3"/>46,878</text:p>
          </table:table-cell>
          <table:table-cell office:value-type="float" office:value="44855" table:style-name="ce105">
            <text:p><text:s text:c="3"/>44,855</text:p>
          </table:table-cell>
          <table:table-cell office:value-type="float" office:value="85.553472669110178" table:style-name="ce106">
            <text:p>85.55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2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1526" table:style-name="ce105">
            <text:p><text:s text:c="3"/>361,526</text:p>
          </table:table-cell>
          <table:table-cell office:value-type="float" office:value="180012" table:style-name="ce105">
            <text:p><text:s text:c="3"/>180,012</text:p>
          </table:table-cell>
          <table:table-cell office:value-type="float" office:value="181514" table:style-name="ce105">
            <text:p><text:s text:c="3"/>181,514</text:p>
          </table:table-cell>
          <table:table-cell office:value-type="float" office:value="100" table:style-name="ce106">
            <text:p>100.00</text:p>
          </table:table-cell>
          <table:table-cell office:value-type="float" office:value="35582" table:style-name="ce105">
            <text:p><text:s text:c="3"/>35,582</text:p>
          </table:table-cell>
          <table:table-cell office:value-type="float" office:value="18461" table:style-name="ce105">
            <text:p><text:s text:c="3"/>18,461</text:p>
          </table:table-cell>
          <table:table-cell office:value-type="float" office:value="17121" table:style-name="ce105">
            <text:p><text:s text:c="3"/>17,121</text:p>
          </table:table-cell>
          <table:table-cell office:value-type="float" office:value="9.8421690279537302" table:style-name="ce106">
            <text:p>9.84</text:p>
          </table:table-cell>
          <table:table-cell office:value-type="float" office:value="256162" table:style-name="ce105">
            <text:p><text:s text:c="3"/>256,162</text:p>
          </table:table-cell>
          <table:table-cell office:value-type="float" office:value="130161" table:style-name="ce105">
            <text:p><text:s text:c="3"/>130,161</text:p>
          </table:table-cell>
          <table:table-cell office:value-type="float" office:value="126001" table:style-name="ce105">
            <text:p><text:s text:c="3"/>126,001</text:p>
          </table:table-cell>
          <table:table-cell office:value-type="float" office:value="70.85576141135077" table:style-name="ce106">
            <text:p>70.86</text:p>
          </table:table-cell>
          <table:table-cell office:value-type="float" office:value="69782" table:style-name="ce105">
            <text:p><text:s text:c="3"/>69,782</text:p>
          </table:table-cell>
          <table:table-cell office:value-type="float" office:value="31390" table:style-name="ce105">
            <text:p><text:s text:c="3"/>31,390</text:p>
          </table:table-cell>
          <table:table-cell office:value-type="float" office:value="38392" table:style-name="ce105">
            <text:p><text:s text:c="3"/>38,392</text:p>
          </table:table-cell>
          <table:table-cell office:value-type="float" office:value="19.3020695606955" table:style-name="ce106">
            <text:p>19.30</text:p>
          </table:table-cell>
          <table:table-cell office:value-type="float" office:value="150407" table:style-name="ce105">
            <text:p><text:s text:c="3"/>150,407</text:p>
          </table:table-cell>
          <table:table-cell office:value-type="float" office:value="77484" table:style-name="ce105">
            <text:p><text:s text:c="3"/>77,484</text:p>
          </table:table-cell>
          <table:table-cell office:value-type="float" office:value="72923" table:style-name="ce105">
            <text:p><text:s text:c="3"/>72,923</text:p>
          </table:table-cell>
          <table:table-cell office:value-type="float" office:value="41.60337015871611" table:style-name="ce106">
            <text:p>41.60</text:p>
          </table:table-cell>
          <table:table-cell office:value-type="float" office:value="311086" table:style-name="ce105">
            <text:p><text:s text:c="3"/>311,086</text:p>
          </table:table-cell>
          <table:table-cell office:value-type="float" office:value="153757" table:style-name="ce105">
            <text:p><text:s text:c="3"/>153,757</text:p>
          </table:table-cell>
          <table:table-cell office:value-type="float" office:value="157329" table:style-name="ce105">
            <text:p><text:s text:c="3"/>157,329</text:p>
          </table:table-cell>
          <table:table-cell office:value-type="float" office:value="86.048029740599574" table:style-name="ce106">
            <text:p>86.05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2473" table:style-name="ce105">
            <text:p><text:s text:c="3"/>452,473</text:p>
          </table:table-cell>
          <table:table-cell office:value-type="float" office:value="223265" table:style-name="ce105">
            <text:p><text:s text:c="3"/>223,265</text:p>
          </table:table-cell>
          <table:table-cell office:value-type="float" office:value="229208" table:style-name="ce105">
            <text:p><text:s text:c="3"/>229,208</text:p>
          </table:table-cell>
          <table:table-cell office:value-type="float" office:value="100" table:style-name="ce106">
            <text:p>100.00</text:p>
          </table:table-cell>
          <table:table-cell office:value-type="float" office:value="73597" table:style-name="ce105">
            <text:p><text:s text:c="3"/>73,597</text:p>
          </table:table-cell>
          <table:table-cell office:value-type="float" office:value="38302" table:style-name="ce105">
            <text:p><text:s text:c="3"/>38,302</text:p>
          </table:table-cell>
          <table:table-cell office:value-type="float" office:value="35295" table:style-name="ce105">
            <text:p><text:s text:c="3"/>35,295</text:p>
          </table:table-cell>
          <table:table-cell office:value-type="float" office:value="16.26550092491707" table:style-name="ce106">
            <text:p>16.27</text:p>
          </table:table-cell>
          <table:table-cell office:value-type="float" office:value="314823" table:style-name="ce105">
            <text:p><text:s text:c="3"/>314,823</text:p>
          </table:table-cell>
          <table:table-cell office:value-type="float" office:value="156707" table:style-name="ce105">
            <text:p><text:s text:c="3"/>156,707</text:p>
          </table:table-cell>
          <table:table-cell office:value-type="float" office:value="158116" table:style-name="ce105">
            <text:p><text:s text:c="3"/>158,116</text:p>
          </table:table-cell>
          <table:table-cell office:value-type="float" office:value="69.57829527949734" table:style-name="ce106">
            <text:p>69.58</text:p>
          </table:table-cell>
          <table:table-cell office:value-type="float" office:value="64053" table:style-name="ce105">
            <text:p><text:s text:c="3"/>64,053</text:p>
          </table:table-cell>
          <table:table-cell office:value-type="float" office:value="28256" table:style-name="ce105">
            <text:p><text:s text:c="3"/>28,256</text:p>
          </table:table-cell>
          <table:table-cell office:value-type="float" office:value="35797" table:style-name="ce105">
            <text:p><text:s text:c="3"/>35,797</text:p>
          </table:table-cell>
          <table:table-cell office:value-type="float" office:value="14.15620379558559" table:style-name="ce106">
            <text:p>14.16</text:p>
          </table:table-cell>
          <table:table-cell office:value-type="float" office:value="200236" table:style-name="ce105">
            <text:p><text:s text:c="3"/>200,236</text:p>
          </table:table-cell>
          <table:table-cell office:value-type="float" office:value="100053" table:style-name="ce105">
            <text:p><text:s text:c="3"/>100,053</text:p>
          </table:table-cell>
          <table:table-cell office:value-type="float" office:value="100183" table:style-name="ce105">
            <text:p><text:s text:c="3"/>100,183</text:p>
          </table:table-cell>
          <table:table-cell office:value-type="float" office:value="44.253690275441848" table:style-name="ce106">
            <text:p>44.25</text:p>
          </table:table-cell>
          <table:table-cell office:value-type="float" office:value="355206" table:style-name="ce105">
            <text:p><text:s text:c="3"/>355,206</text:p>
          </table:table-cell>
          <table:table-cell office:value-type="float" office:value="172651" table:style-name="ce105">
            <text:p><text:s text:c="3"/>172,651</text:p>
          </table:table-cell>
          <table:table-cell office:value-type="float" office:value="182555" table:style-name="ce105">
            <text:p><text:s text:c="3"/>182,555</text:p>
          </table:table-cell>
          <table:table-cell office:value-type="float" office:value="78.503247707598021" table:style-name="ce106">
            <text:p>78.50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2924" table:style-name="ce105">
            <text:p><text:s text:c="3"/>262,924</text:p>
          </table:table-cell>
          <table:table-cell office:value-type="float" office:value="126594" table:style-name="ce105">
            <text:p><text:s text:c="3"/>126,594</text:p>
          </table:table-cell>
          <table:table-cell office:value-type="float" office:value="136330" table:style-name="ce105">
            <text:p><text:s text:c="3"/>136,330</text:p>
          </table:table-cell>
          <table:table-cell office:value-type="float" office:value="100" table:style-name="ce106">
            <text:p>100.00</text:p>
          </table:table-cell>
          <table:table-cell office:value-type="float" office:value="33296" table:style-name="ce105">
            <text:p><text:s text:c="3"/>33,296</text:p>
          </table:table-cell>
          <table:table-cell office:value-type="float" office:value="17303" table:style-name="ce105">
            <text:p><text:s text:c="3"/>17,303</text:p>
          </table:table-cell>
          <table:table-cell office:value-type="float" office:value="15993" table:style-name="ce105">
            <text:p><text:s text:c="3"/>15,993</text:p>
          </table:table-cell>
          <table:table-cell office:value-type="float" office:value="12.66373552813741" table:style-name="ce106">
            <text:p>12.66</text:p>
          </table:table-cell>
          <table:table-cell office:value-type="float" office:value="183116" table:style-name="ce105">
            <text:p><text:s text:c="3"/>183,116</text:p>
          </table:table-cell>
          <table:table-cell office:value-type="float" office:value="88944" table:style-name="ce105">
            <text:p><text:s text:c="3"/>88,944</text:p>
          </table:table-cell>
          <table:table-cell office:value-type="float" office:value="94172" table:style-name="ce105">
            <text:p><text:s text:c="3"/>94,172</text:p>
          </table:table-cell>
          <table:table-cell office:value-type="float" office:value="69.645981348222293" table:style-name="ce106">
            <text:p>69.65</text:p>
          </table:table-cell>
          <table:table-cell office:value-type="float" office:value="46512" table:style-name="ce105">
            <text:p><text:s text:c="3"/>46,512</text:p>
          </table:table-cell>
          <table:table-cell office:value-type="float" office:value="20347" table:style-name="ce105">
            <text:p><text:s text:c="3"/>20,347</text:p>
          </table:table-cell>
          <table:table-cell office:value-type="float" office:value="26165" table:style-name="ce105">
            <text:p><text:s text:c="3"/>26,165</text:p>
          </table:table-cell>
          <table:table-cell office:value-type="float" office:value="17.690283123640292" table:style-name="ce106">
            <text:p>17.69</text:p>
          </table:table-cell>
          <table:table-cell office:value-type="float" office:value="110935" table:style-name="ce105">
            <text:p><text:s text:c="3"/>110,935</text:p>
          </table:table-cell>
          <table:table-cell office:value-type="float" office:value="54393" table:style-name="ce105">
            <text:p><text:s text:c="3"/>54,393</text:p>
          </table:table-cell>
          <table:table-cell office:value-type="float" office:value="56542" table:style-name="ce105">
            <text:p><text:s text:c="3"/>56,542</text:p>
          </table:table-cell>
          <table:table-cell office:value-type="float" office:value="42.192800961494576" table:style-name="ce106">
            <text:p>42.19</text:p>
          </table:table-cell>
          <table:table-cell office:value-type="float" office:value="216385" table:style-name="ce105">
            <text:p><text:s text:c="3"/>216,385</text:p>
          </table:table-cell>
          <table:table-cell office:value-type="float" office:value="102449" table:style-name="ce105">
            <text:p><text:s text:c="3"/>102,449</text:p>
          </table:table-cell>
          <table:table-cell office:value-type="float" office:value="113936" table:style-name="ce105">
            <text:p><text:s text:c="3"/>113,936</text:p>
          </table:table-cell>
          <table:table-cell office:value-type="float" office:value="82.299447749159455" table:style-name="ce106">
            <text:p>82.30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1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5278" table:style-name="ce96">
            <text:p><text:s text:c="3"/>155,278</text:p>
          </table:table-cell>
          <table:table-cell office:value-type="float" office:value="78136" table:style-name="ce96">
            <text:p><text:s text:c="3"/>78,136</text:p>
          </table:table-cell>
          <table:table-cell office:value-type="float" office:value="77142" table:style-name="ce96">
            <text:p><text:s text:c="3"/>77,142</text:p>
          </table:table-cell>
          <table:table-cell office:value-type="float" office:value="100" table:style-name="ce97">
            <text:p>100.00</text:p>
          </table:table-cell>
          <table:table-cell office:value-type="float" office:value="13273" table:style-name="ce96">
            <text:p><text:s text:c="3"/>13,273</text:p>
          </table:table-cell>
          <table:table-cell office:value-type="float" office:value="6912" table:style-name="ce96">
            <text:p><text:s text:c="3"/>6,912</text:p>
          </table:table-cell>
          <table:table-cell office:value-type="float" office:value="6361" table:style-name="ce96">
            <text:p><text:s text:c="3"/>6,361</text:p>
          </table:table-cell>
          <table:table-cell office:value-type="float" office:value="8.5478947436211197" table:style-name="ce97">
            <text:p>8.55</text:p>
          </table:table-cell>
          <table:table-cell office:value-type="float" office:value="116831" table:style-name="ce96">
            <text:p><text:s text:c="3"/>116,831</text:p>
          </table:table-cell>
          <table:table-cell office:value-type="float" office:value="59051" table:style-name="ce96">
            <text:p><text:s text:c="3"/>59,051</text:p>
          </table:table-cell>
          <table:table-cell office:value-type="float" office:value="57780" table:style-name="ce96">
            <text:p><text:s text:c="3"/>57,780</text:p>
          </table:table-cell>
          <table:table-cell office:value-type="float" office:value="75.239892322157672" table:style-name="ce97">
            <text:p>75.24</text:p>
          </table:table-cell>
          <table:table-cell office:value-type="float" office:value="25174" table:style-name="ce96">
            <text:p><text:s text:c="3"/>25,174</text:p>
          </table:table-cell>
          <table:table-cell office:value-type="float" office:value="12173" table:style-name="ce96">
            <text:p><text:s text:c="3"/>12,173</text:p>
          </table:table-cell>
          <table:table-cell office:value-type="float" office:value="13001" table:style-name="ce96">
            <text:p><text:s text:c="3"/>13,001</text:p>
          </table:table-cell>
          <table:table-cell office:value-type="float" office:value="16.212212934221199" table:style-name="ce97">
            <text:p>16.21</text:p>
          </table:table-cell>
          <table:table-cell office:value-type="float" office:value="69813" table:style-name="ce96">
            <text:p><text:s text:c="3"/>69,813</text:p>
          </table:table-cell>
          <table:table-cell office:value-type="float" office:value="35283" table:style-name="ce96">
            <text:p><text:s text:c="3"/>35,283</text:p>
          </table:table-cell>
          <table:table-cell office:value-type="float" office:value="34530" table:style-name="ce96">
            <text:p><text:s text:c="3"/>34,530</text:p>
          </table:table-cell>
          <table:table-cell office:value-type="float" office:value="44.960007212869819" table:style-name="ce97">
            <text:p>44.96</text:p>
          </table:table-cell>
          <table:table-cell office:value-type="float" office:value="135828" table:style-name="ce96">
            <text:p><text:s text:c="3"/>135,828</text:p>
          </table:table-cell>
          <table:table-cell office:value-type="float" office:value="67991" table:style-name="ce96">
            <text:p><text:s text:c="3"/>67,991</text:p>
          </table:table-cell>
          <table:table-cell office:value-type="float" office:value="67837" table:style-name="ce96">
            <text:p><text:s text:c="3"/>67,837</text:p>
          </table:table-cell>
          <table:table-cell office:value-type="float" office:value="87.474078749082295" table:style-name="ce97">
            <text:p>87.47</text:p>
          </table:table-cell>
          <table:table-cell table:number-columns-repeated="16359" table:style-name="ce137"/>
        </table:table-row>
        <table:table-row table:style-name="ro17">
          <table:table-cell office:value-type="string" table:style-name="ce142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1295" table:style-name="ce105">
            <text:p><text:s text:c="3"/>141,295</text:p>
          </table:table-cell>
          <table:table-cell office:value-type="float" office:value="70055" table:style-name="ce105">
            <text:p><text:s text:c="3"/>70,055</text:p>
          </table:table-cell>
          <table:table-cell office:value-type="float" office:value="71240" table:style-name="ce105">
            <text:p><text:s text:c="3"/>71,240</text:p>
          </table:table-cell>
          <table:table-cell office:value-type="float" office:value="100" table:style-name="ce106">
            <text:p>100.00</text:p>
          </table:table-cell>
          <table:table-cell office:value-type="float" office:value="11845" table:style-name="ce105">
            <text:p><text:s text:c="3"/>11,845</text:p>
          </table:table-cell>
          <table:table-cell office:value-type="float" office:value="6153" table:style-name="ce105">
            <text:p><text:s text:c="3"/>6,153</text:p>
          </table:table-cell>
          <table:table-cell office:value-type="float" office:value="5692" table:style-name="ce105">
            <text:p><text:s text:c="3"/>5,692</text:p>
          </table:table-cell>
          <table:table-cell office:value-type="float" office:value="8.3831699635514294" table:style-name="ce106">
            <text:p>8.38</text:p>
          </table:table-cell>
          <table:table-cell office:value-type="float" office:value="106233" table:style-name="ce105">
            <text:p><text:s text:c="3"/>106,233</text:p>
          </table:table-cell>
          <table:table-cell office:value-type="float" office:value="52804" table:style-name="ce105">
            <text:p><text:s text:c="3"/>52,804</text:p>
          </table:table-cell>
          <table:table-cell office:value-type="float" office:value="53429" table:style-name="ce105">
            <text:p><text:s text:c="3"/>53,429</text:p>
          </table:table-cell>
          <table:table-cell office:value-type="float" office:value="75.18525071658587" table:style-name="ce106">
            <text:p>75.19</text:p>
          </table:table-cell>
          <table:table-cell office:value-type="float" office:value="23217" table:style-name="ce105">
            <text:p><text:s text:c="3"/>23,217</text:p>
          </table:table-cell>
          <table:table-cell office:value-type="float" office:value="11098" table:style-name="ce105">
            <text:p><text:s text:c="3"/>11,098</text:p>
          </table:table-cell>
          <table:table-cell office:value-type="float" office:value="12119" table:style-name="ce105">
            <text:p><text:s text:c="3"/>12,119</text:p>
          </table:table-cell>
          <table:table-cell office:value-type="float" office:value="16.431579319862699" table:style-name="ce106">
            <text:p>16.43</text:p>
          </table:table-cell>
          <table:table-cell office:value-type="float" office:value="63129" table:style-name="ce105">
            <text:p><text:s text:c="3"/>63,129</text:p>
          </table:table-cell>
          <table:table-cell office:value-type="float" office:value="31381" table:style-name="ce105">
            <text:p><text:s text:c="3"/>31,381</text:p>
          </table:table-cell>
          <table:table-cell office:value-type="float" office:value="31748" table:style-name="ce105">
            <text:p><text:s text:c="3"/>31,748</text:p>
          </table:table-cell>
          <table:table-cell office:value-type="float" office:value="44.678863370961473" table:style-name="ce106">
            <text:p>44.68</text:p>
          </table:table-cell>
          <table:table-cell office:value-type="float" office:value="123801" table:style-name="ce105">
            <text:p><text:s text:c="3"/>123,801</text:p>
          </table:table-cell>
          <table:table-cell office:value-type="float" office:value="60958" table:style-name="ce105">
            <text:p><text:s text:c="3"/>60,958</text:p>
          </table:table-cell>
          <table:table-cell office:value-type="float" office:value="62843" table:style-name="ce105">
            <text:p><text:s text:c="3"/>62,843</text:p>
          </table:table-cell>
          <table:table-cell office:value-type="float" office:value="87.618811706005161" table:style-name="ce106">
            <text:p>87.62</text:p>
          </table:table-cell>
          <table:table-cell table:number-columns-repeated="16359" table:style-name="ce137"/>
        </table:table-row>
        <table:table-row table:style-name="ro10">
          <table:table-cell office:value-type="string" table:style-name="ce142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983" table:style-name="ce105">
            <text:p><text:s text:c="3"/>13,983</text:p>
          </table:table-cell>
          <table:table-cell office:value-type="float" office:value="8081" table:style-name="ce105">
            <text:p><text:s text:c="3"/>8,081</text:p>
          </table:table-cell>
          <table:table-cell office:value-type="float" office:value="5902" table:style-name="ce105">
            <text:p><text:s text:c="3"/>5,902</text:p>
          </table:table-cell>
          <table:table-cell office:value-type="float" office:value="100" table:style-name="ce106">
            <text:p>100.00</text:p>
          </table:table-cell>
          <table:table-cell office:value-type="float" office:value="1428" table:style-name="ce105">
            <text:p><text:s text:c="3"/>1,428</text:p>
          </table:table-cell>
          <table:table-cell office:value-type="float" office:value="759" table:style-name="ce105">
            <text:p><text:s text:c="3"/>759</text:p>
          </table:table-cell>
          <table:table-cell office:value-type="float" office:value="669" table:style-name="ce105">
            <text:p><text:s text:c="3"/>669</text:p>
          </table:table-cell>
          <table:table-cell office:value-type="float" office:value="10.21240077236645" table:style-name="ce106">
            <text:p>10.21</text:p>
          </table:table-cell>
          <table:table-cell office:value-type="float" office:value="10598" table:style-name="ce105">
            <text:p><text:s text:c="3"/>10,598</text:p>
          </table:table-cell>
          <table:table-cell office:value-type="float" office:value="6247" table:style-name="ce105">
            <text:p><text:s text:c="3"/>6,247</text:p>
          </table:table-cell>
          <table:table-cell office:value-type="float" office:value="4351" table:style-name="ce105">
            <text:p><text:s text:c="3"/>4,351</text:p>
          </table:table-cell>
          <table:table-cell office:value-type="float" office:value="75.792033183150963" table:style-name="ce106">
            <text:p>75.79</text:p>
          </table:table-cell>
          <table:table-cell office:value-type="float" office:value="1957" table:style-name="ce105">
            <text:p><text:s text:c="3"/>1,957</text:p>
          </table:table-cell>
          <table:table-cell office:value-type="float" office:value="1075" table:style-name="ce105">
            <text:p><text:s text:c="3"/>1,075</text:p>
          </table:table-cell>
          <table:table-cell office:value-type="float" office:value="882" table:style-name="ce105">
            <text:p><text:s text:c="3"/>882</text:p>
          </table:table-cell>
          <table:table-cell office:value-type="float" office:value="13.99556604448258" table:style-name="ce106">
            <text:p>14.00</text:p>
          </table:table-cell>
          <table:table-cell office:value-type="float" office:value="6684" table:style-name="ce105">
            <text:p><text:s text:c="3"/>6,684</text:p>
          </table:table-cell>
          <table:table-cell office:value-type="float" office:value="3902" table:style-name="ce105">
            <text:p><text:s text:c="3"/>3,902</text:p>
          </table:table-cell>
          <table:table-cell office:value-type="float" office:value="2782" table:style-name="ce105">
            <text:p><text:s text:c="3"/>2,782</text:p>
          </table:table-cell>
          <table:table-cell office:value-type="float" office:value="47.800901094185797" table:style-name="ce106">
            <text:p>47.80</text:p>
          </table:table-cell>
          <table:table-cell office:value-type="float" office:value="12027" table:style-name="ce105">
            <text:p><text:s text:c="3"/>12,027</text:p>
          </table:table-cell>
          <table:table-cell office:value-type="float" office:value="7033" table:style-name="ce105">
            <text:p><text:s text:c="3"/>7,033</text:p>
          </table:table-cell>
          <table:table-cell office:value-type="float" office:value="4994" table:style-name="ce105">
            <text:p><text:s text:c="3"/>4,994</text:p>
          </table:table-cell>
          <table:table-cell office:value-type="float" office:value="86.011585496674542" table:style-name="ce106">
            <text:p>86.01</text:p>
          </table:table-cell>
          <table:table-cell table:number-columns-repeated="16359" table:style-name="ce137"/>
        </table:table-row>
        <table:table-row table:style-name="ro26">
          <table:table-cell table:style-name="ce143"/>
          <table:table-cell table:number-columns-repeated="3" table:style-name="ce144"/>
          <table:table-cell table:style-name="ce145"/>
          <table:table-cell table:number-columns-repeated="3" table:style-name="ce144"/>
          <table:table-cell table:style-name="ce145"/>
          <table:table-cell table:number-columns-repeated="3" table:style-name="ce144"/>
          <table:table-cell table:style-name="ce145"/>
          <table:table-cell table:number-columns-repeated="3" table:style-name="ce144"/>
          <table:table-cell table:style-name="ce145"/>
          <table:table-cell table:number-columns-repeated="3" table:style-name="ce144"/>
          <table:table-cell table:style-name="ce145"/>
          <table:table-cell table:number-columns-repeated="3" table:style-name="ce144"/>
          <table:table-cell table:style-name="ce145"/>
          <table:table-cell table:number-columns-repeated="16359" table:style-name="ce137"/>
        </table:table-row>
        <table:table-row table:style-name="ro19">
          <table:table-cell table:style-name="ce146"/>
          <table:table-cell table:number-columns-repeated="23" table:style-name="ce130"/>
          <table:table-cell office:value-type="string" table:style-name="ce147">
            <text:p>內政部戶政司編製</text:p>
          </table:table-cell>
          <table:table-cell table:number-columns-repeated="16359" table:style-name="ce137"/>
        </table:table-row>
        <table:table-row table:number-rows-repeated="1048544" table:style-name="ro27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齡結構.$A$1:01-年齡結構.$Y$32" table:base-cell-address="01-年齡結構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56"/>
        <table:table-row table:style-name="ro21">
          <table:table-cell table:number-columns-repeated="16384"/>
        </table:table-row>
        <table:table-row table:style-name="ro21">
          <table:table-cell table:style-name="ce56">
            <draw:frame draw:z-index="1" draw:id="id0" draw:style-name="a0" draw:name="Object 1" svg:x="0.20833in" svg:y="0.09375in" svg:width="6.78125in" svg:height="10.0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1">
          <table:table-cell table:number-columns-repeated="16384"/>
        </table:table-row>
        <table:table-row table:style-name="ro21">
          <table:table-cell table:style-name="ce56">
            <draw:frame draw:z-index="2" draw:id="id1" draw:style-name="a1" draw:name="Object 3" svg:x="0.15625in" svg:y="0.11458in" svg:width="6.69792in" svg:height="9.3854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6" table:style-name="ro21">
          <table:table-cell table:number-columns-repeated="16384"/>
        </table:table-row>
        <table:table-row table:number-rows-repeated="5" table:style-name="ro21">
          <table:table-cell table:number-columns-repeated="11"/>
          <table:table-cell table:style-name="ce152"/>
          <table:table-cell table:number-columns-repeated="16372"/>
        </table:table-row>
        <table:table-row table:style-name="ro21">
          <table:table-cell table:number-columns-repeated="11"/>
          <table:table-cell table:style-name="ce153"/>
          <table:table-cell table:number-columns-repeated="16372"/>
        </table:table-row>
        <table:table-row table:number-rows-repeated="1048503" table:style-name="ro21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range table:name="OLE_LINK10" table:cell-range-address="01資料分析.$C$61" table:base-cell-address="01資料分析.$A$1"/>
          <table:named-range table:name="OLE_LINK18" table:cell-range-address="01資料分析.$C$57" table:base-cell-address="01資料分析.$A$1"/>
          <table:named-range table:name="OLE_LINK9" table:cell-range-address="01資料分析.$C$60" table:base-cell-address="01資料分析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Segoe UI Symbol" svg:font-family="&quot;Segoe UI Symbol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/>
    </number:number-style>
    <number:number-style style:name="N51P1">
      <number:text>–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 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－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2" number:min-integer-digits="1" number:grouping="true"/>
      <number:text> </number:text>
    </number:number-style>
    <number:number-style style:name="N57P1">
      <number:text> (</number:text>
      <number:number number:decimal-places="2" number:min-integer-digits="1" number:grouping="true"/>
      <number:text>)</number:text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48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meta:initial-creator>陳桂瑋</meta:initial-creator>
    <dc:creator>陳桂瑋</dc:creator>
    <meta:creation-date>2023-01-07T01:15:15Z</meta:creation-date>
    <dc:date>2023-01-09T23:45:25Z</dc:date>
  </office:meta>
</office:document-meta>
</file>